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0.774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0.6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00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ext-properties fo:color="#00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6e6e6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 style:data-style-name="N108">
      <style:table-cell-properties fo:background-color="#e6e6e6"/>
    </style:style>
    <style:style style:name="ce17" style:family="table-cell" style:parent-style-name="Default" style:data-style-name="N11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osta_nochehough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Default"/>
        <table:table-column table:style-name="co5" table:default-cell-style-name="ce8"/>
        <table:table-column table:style-name="co7" table:default-cell-style-name="ce8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prueba1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style-name="Default"/>
          <table:table-cell office:value-type="string">
            <text:p>Delta=20</text:p>
          </table:table-cell>
          <table:table-cell table:style-name="Default" table:number-columns-repeated="2"/>
          <table:table-cell office:value-type="string">
            <text:p>resumen</text:p>
          </table:table-cell>
          <table:table-cell table:style-name="ce3" office:value-type="string">
            <text:p>prom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style-name="Default"/>
          <table:table-cell table:number-columns-repeated="4"/>
          <table:table-cell table:style-name="ce3"/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6667">
            <text:p>0,466667</text:p>
          </table:table-cell>
          <table:table-cell table:number-columns-repeated="4" office:value-type="float" office:value="0.333333">
            <text:p>0,333333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3"/>
          <table:table-cell table:style-name="ce3" table:formula="of:=AVERAGE([.M3:.Q3])" office:value-type="float" office:value="0.4266666">
            <text:p>0,4266666</text:p>
          </table:table-cell>
          <table:table-cell table:formula="of:=AVERAGE([.B3];[.B12];[.B21])" office:value-type="float" office:value="0.422222333333333">
            <text:p>0,422222333333333</text:p>
          </table:table-cell>
          <table:table-cell table:formula="of:=AVERAGE([.C3];[.C12];[.C21])" office:value-type="float" office:value="0.422222">
            <text:p>0,422222</text:p>
          </table:table-cell>
          <table:table-cell table:formula="of:=AVERAGE([.D3];[.D12];[.D21])" office:value-type="float" office:value="0.4">
            <text:p>0,4</text:p>
          </table:table-cell>
          <table:table-cell table:formula="of:=AVERAGE([.E3];[.E12];[.E21])" office:value-type="float" office:value="0.422222">
            <text:p>0,422222</text:p>
          </table:table-cell>
          <table:table-cell table:formula="of:=AVERAGE([.F3];[.F12];[.F21])" office:value-type="float" office:value="0.466666666666667">
            <text:p>0,466666666666667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</table:table-row>
        <table:table-row table:style-name="ro1">
          <table:table-cell/>
          <table:table-cell table:number-columns-repeated="2" office:value-type="float" office:value="0.133333">
            <text:p>0,133333</text:p>
          </table:table-cell>
          <table:table-cell table:number-columns-repeated="3" office:value-type="float" office:value="0.266667">
            <text:p>0,266667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3"/>
          <table:table-cell table:style-name="ce3" table:formula="of:=AVERAGE([.M4:.Q4])" office:value-type="float" office:value="0.3955556">
            <text:p>0,3955556</text:p>
          </table:table-cell>
          <table:table-cell table:formula="of:=AVERAGE([.B4];[.B13];[.B22])" office:value-type="float" office:value="0.377777666666667">
            <text:p>0,377777666666667</text:p>
          </table:table-cell>
          <table:table-cell table:formula="of:=AVERAGE([.C4];[.C13];[.C22])" office:value-type="float" office:value="0.4">
            <text:p>0,4</text:p>
          </table:table-cell>
          <table:table-cell table:formula="of:=AVERAGE([.D4];[.D13];[.D22])" office:value-type="float" office:value="0.422222333333333">
            <text:p>0,422222333333333</text:p>
          </table:table-cell>
          <table:table-cell table:formula="of:=AVERAGE([.E4];[.E13];[.E22])" office:value-type="float" office:value="0.422222333333333">
            <text:p>0,422222333333333</text:p>
          </table:table-cell>
          <table:table-cell table:formula="of:=AVERAGE([.F4];[.F13];[.F22])" office:value-type="float" office:value="0.355555666666667">
            <text:p>0,355555666666667</text:p>
          </table:table-cell>
          <table:table-cell table:style-name="ce11" office:value-type="float" office:value="80">
            <text:p>80</text:p>
          </table:table-cell>
          <table:covered-table-cell table:style-name="ce11"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333">
            <text:p>0,133333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3"/>
          <table:table-cell table:style-name="ce3" table:formula="of:=AVERAGE([.M5:.Q5])" office:value-type="float" office:value="0.293333266666667">
            <text:p>0,293333266666667</text:p>
          </table:table-cell>
          <table:table-cell table:formula="of:=AVERAGE([.B5];[.B14];[.B23])" office:value-type="float" office:value="0.333333">
            <text:p>0,333333</text:p>
          </table:table-cell>
          <table:table-cell table:formula="of:=AVERAGE([.C5];[.C14];[.C23])" office:value-type="float" office:value="0.288889">
            <text:p>0,288889</text:p>
          </table:table-cell>
          <table:table-cell table:style-name="ce10" table:formula="of:=AVERAGE([.D5];[.D14];[.D23])" office:value-type="float" office:value="0.288889">
            <text:p>0,288889</text:p>
          </table:table-cell>
          <table:table-cell table:style-name="ce7" table:formula="of:=AVERAGE([.E5];[.E14];[.E23])" office:value-type="float" office:value="0.244444333333333">
            <text:p>0,244444333333333</text:p>
          </table:table-cell>
          <table:table-cell table:formula="of:=AVERAGE([.F5];[.F14];[.F23])" office:value-type="float" office:value="0.311111">
            <text:p>0,311111</text:p>
          </table:table-cell>
          <table:table-cell table:style-name="ce11" office:value-type="float" office:value="100">
            <text:p>100</text:p>
          </table:table-cell>
          <table:covered-table-cell table:style-name="ce11"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2" office:value-type="float" office:value="0.066667">
            <text:p>0,066667</text:p>
          </table:table-cell>
          <table:table-cell office:value-type="float" office:value="0.133333">
            <text:p>0,133333</text:p>
          </table:table-cell>
          <table:table-cell office:value-type="float" office:value="0.266667">
            <text:p>0,266667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3"/>
          <table:table-cell table:style-name="ce3" table:formula="of:=AVERAGE([.M6:.Q6])" office:value-type="float" office:value="0.439999933333333">
            <text:p>0,439999933333333</text:p>
          </table:table-cell>
          <table:table-cell table:formula="of:=AVERAGE([.B6];[.B15];[.B24])" office:value-type="float" office:value="0.444444333333333">
            <text:p>0,444444333333333</text:p>
          </table:table-cell>
          <table:table-cell table:formula="of:=AVERAGE([.C6];[.C15];[.C24])" office:value-type="float" office:value="0.333333333333333">
            <text:p>0,333333333333333</text:p>
          </table:table-cell>
          <table:table-cell table:formula="of:=AVERAGE([.D6];[.D15];[.D24])" office:value-type="float" office:value="0.4">
            <text:p>0,4</text:p>
          </table:table-cell>
          <table:table-cell table:formula="of:=AVERAGE([.E6];[.E15];[.E24])" office:value-type="float" office:value="0.488888666666667">
            <text:p>0,488888666666667</text:p>
          </table:table-cell>
          <table:table-cell table:formula="of:=AVERAGE([.F6];[.F15];[.F24])" office:value-type="float" office:value="0.533333333333333">
            <text:p>0,533333333333333</text:p>
          </table:table-cell>
          <table:table-cell table:style-name="ce11" office:value-type="float" office:value="120">
            <text:p>120</text:p>
          </table:table-cell>
          <table:covered-table-cell table:style-name="ce11"/>
        </table:table-row>
        <table:table-row table:style-name="ro2">
          <table:table-cell table:number-columns-repeated="5"/>
          <table:table-cell table:style-name="ce8" table:number-columns-repeated="3"/>
          <table:table-cell table:number-columns-repeated="2"/>
          <table:table-cell table:style-name="ce8"/>
          <table:table-cell table:style-name="ce3" office:value-type="string">
            <text:p>prom</text:p>
          </table:table-cell>
          <table:table-cell table:style-name="ce3" table:formula="of:=AVERAGE([.M3:.M6])" office:value-type="float" office:value="0.394444333333333">
            <text:p>0,394444333333333</text:p>
          </table:table-cell>
          <table:table-cell table:style-name="ce3" table:formula="of:=AVERAGE([.N3:.N6])" office:value-type="float" office:value="0.361111083333333">
            <text:p>0,361111083333333</text:p>
          </table:table-cell>
          <table:table-cell table:style-name="ce3" table:formula="of:=AVERAGE([.O3:.O6])" office:value-type="float" office:value="0.377777833333333">
            <text:p>0,377777833333333</text:p>
          </table:table-cell>
          <table:table-cell table:style-name="ce3" table:formula="of:=AVERAGE([.P3:.P6])" office:value-type="float" office:value="0.394444333333333">
            <text:p>0,394444333333333</text:p>
          </table:table-cell>
          <table:table-cell table:style-name="ce3" table:formula="of:=AVERAGE([.Q3:.Q6])" office:value-type="float" office:value="0.416666666666667">
            <text:p>0,416666666666667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2"/>
          <table:table-cell table:style-name="ce8"/>
          <table:table-cell table:number-columns-repeated="3"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prueba2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style-name="Default"/>
          <table:table-cell table:number-columns-repeated="7"/>
          <table:table-cell office:value-type="string">
            <text:p>20 maximos con umbral de 100-12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0.666667">
            <text:p>0,666667</text:p>
          </table:table-cell>
          <table:table-cell office:value-type="float" office:value="0.733333">
            <text:p>0,733333</text:p>
          </table:table-cell>
          <table:table-cell office:value-type="float" office:value="0.6">
            <text:p>0,6</text:p>
          </table:table-cell>
          <table:table-cell office:value-type="float" office:value="0.733333">
            <text:p>0,733333</text:p>
          </table:table-cell>
          <table:table-cell office:value-type="float" office:value="0.8">
            <text:p>0,8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.6">
            <text:p>0,6</text:p>
          </table:table-cell>
          <table:table-cell table:number-columns-repeated="2" office:value-type="float" office:value="0.533333">
            <text:p>0,533333</text:p>
          </table:table-cell>
          <table:table-cell office:value-type="float" office:value="0.333333">
            <text:p>0,333333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table:number-columns-repeated="3" office:value-type="float" office:value="0.4">
            <text:p>0,4</text:p>
          </table:table-cell>
          <table:table-cell office:value-type="float" office:value="0.333333">
            <text:p>0,333333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533333">
            <text:p>0,533333</text:p>
          </table:table-cell>
          <table:table-cell table:number-columns-repeated="2" office:value-type="float" office:value="0.6">
            <text:p>0,6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11"/>
        </table:table-row>
        <table:table-row table:style-name="ro2">
          <table:table-cell/>
          <table:table-cell table:style-name="ce1" table:number-columns-repeated="4"/>
          <table:table-cell table:style-name="ce9"/>
          <table:table-cell table:style-name="ce8" table:number-columns-repeated="2"/>
          <table:table-cell table:number-columns-repeated="3"/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style-name="ce9"/>
          <table:table-cell table:style-name="ce8" table:number-columns-repeated="2"/>
          <table:table-cell table:number-columns-repeated="3"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ce8" table:number-columns-repeated="3"/>
          <table:table-cell/>
          <table:table-cell table:style-name="ce12" office:value-type="string" table:number-columns-spanned="1" table:number-rows-spanned="4">
            <text:p>umbral</text:p>
          </table:table-cell>
          <table:table-cell table:style-name="ce11" office:value-type="float" office:value="60">
            <text:p>60</text:p>
          </table:table-cell>
          <table:table-cell office:value-type="float" office:value="0.422222333333333">
            <text:p>0,422222333333333</text:p>
          </table:table-cell>
          <table:table-cell office:value-type="float" office:value="0.422222">
            <text:p>0,422222</text:p>
          </table:table-cell>
          <table:table-cell office:value-type="float" office:value="0.4">
            <text:p>0,4</text:p>
          </table:table-cell>
          <table:table-cell office:value-type="float" office:value="0.422222">
            <text:p>0,422222</text:p>
          </table:table-cell>
          <table:table-cell office:value-type="float" office:value="0.466666666666667">
            <text:p>0,466666666666667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prueba3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style-name="Default"/>
          <table:table-cell/>
          <table:table-cell table:style-name="Default"/>
          <table:covered-table-cell table:style-name="Default"/>
          <table:table-cell table:style-name="ce11" office:value-type="float" office:value="80">
            <text:p>80</text:p>
          </table:table-cell>
          <table:table-cell office:value-type="float" office:value="0.377777666666667">
            <text:p>0,377777666666667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422222333333333">
            <text:p>0,422222333333333</text:p>
          </table:table-cell>
          <table:table-cell office:value-type="float" office:value="0.355555666666667">
            <text:p>0,35555566666666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style-name="Default"/>
          <table:table-cell/>
          <table:table-cell table:style-name="Default"/>
          <table:covered-table-cell table:style-name="Default"/>
          <table:table-cell table:style-name="ce11" office:value-type="float" office:value="100">
            <text:p>100</text:p>
          </table:table-cell>
          <table:table-cell office:value-type="float" office:value="0.333333">
            <text:p>0,333333</text:p>
          </table:table-cell>
          <table:table-cell office:value-type="float" office:value="0.288889">
            <text:p>0,288889</text:p>
          </table:table-cell>
          <table:table-cell table:style-name="ce10" office:value-type="float" office:value="0.288889">
            <text:p>0,288889</text:p>
          </table:table-cell>
          <table:table-cell table:style-name="ce7" office:value-type="float" office:value="0.244444333333333">
            <text:p>0,244444333333333</text:p>
          </table:table-cell>
          <table:table-cell office:value-type="float" office:value="0.311111">
            <text:p>0,3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office:value-type="float" office:value="0.2">
            <text:p>0,2</text:p>
          </table:table-cell>
          <table:table-cell office:value-type="float" office:value="0.266667">
            <text:p>0,266667</text:p>
          </table:table-cell>
          <table:table-cell office:value-type="float" office:value="0.2">
            <text:p>0,2</text:p>
          </table:table-cell>
          <table:table-cell office:value-type="float" office:value="0.266667">
            <text:p>0,266667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/>
          <table:covered-table-cell/>
          <table:table-cell table:style-name="ce11" office:value-type="float" office:value="120">
            <text:p>120</text:p>
          </table:table-cell>
          <table:table-cell office:value-type="float" office:value="0.444444333333333">
            <text:p>0,444444333333333</text:p>
          </table:table-cell>
          <table:table-cell office:value-type="float" office:value="0.333333333333333">
            <text:p>0,333333333333333</text:p>
          </table:table-cell>
          <table:table-cell office:value-type="float" office:value="0.4">
            <text:p>0,4</text:p>
          </table:table-cell>
          <table:table-cell office:value-type="float" office:value="0.488888666666667">
            <text:p>0,488888666666667</text:p>
          </table:table-cell>
          <table:table-cell office:value-type="float" office:value="0.533333333333333">
            <text:p>0,53333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number-columns-repeated="4" office:value-type="float" office:value="0.466667">
            <text:p>0,466667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0.333333">
            <text:p>0,333333</text:p>
          </table:table-cell>
          <table:table-cell office:value-type="float" office:value="0.466667">
            <text:p>0,466667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3"/>
          <table:table-cell>
            <draw:frame table:end-cell-address="posta_nochehough.T46" table:end-x="1.401cm" table:end-y="0.137cm" draw:z-index="0" draw:style-name="gr1" svg:width="18.332cm" svg:height="10.539cm" svg:x="0.127cm" svg:y="0.005cm">
              <draw:object draw:notify-on-update-of-ranges="posta_nochehough.K18:posta_nochehough.K21 posta_nochehough.L17:posta_nochehough.L17 posta_nochehough.L18:posta_nochehough.L21 posta_nochehough.K18:posta_nochehough.K21 posta_nochehough.M17:posta_nochehough.M17 posta_nochehough.M18:posta_nochehough.M21 posta_nochehough.K18:posta_nochehough.K21 posta_nochehough.N17:posta_nochehough.N17 posta_nochehough.N18:posta_nochehough.N21 posta_nochehough.K18:posta_nochehough.K21 posta_nochehough.O17:posta_nochehough.O17 posta_nochehough.O18:posta_nochehough.O21 posta_nochehough.K18:posta_nochehough.K21 posta_nochehough.P17:posta_nochehough.P17 posta_nochehough.P18:posta_nochehough.P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733333">
            <text:p>0,733333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1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8" table:number-columns-repeated="2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prueba diabolica</text:p>
          </table:table-cell>
          <table:table-cell table:style-name="ce6" office:value-type="string">
            <text:p>cant maximos</text:p>
          </table:table-cell>
          <table:table-cell table:style-name="ce6" table:number-columns-repeated="4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" table:formula="of:=AVERAGE([.B30:.F30])" office:value-type="float" office:value="0.7041668">
            <text:p>0,7041668</text:p>
          </table:table-cell>
          <table:table-cell office:value-type="float" office:value="0.625">
            <text:p>0,625</text:p>
          </table:table-cell>
          <table:table-cell table:number-columns-repeated="2" office:value-type="float" office:value="0.729167">
            <text:p>0,729167</text:p>
          </table:table-cell>
          <table:table-cell office:value-type="float" office:value="0.708333">
            <text:p>0,708333</text:p>
          </table:table-cell>
          <table:table-cell office:value-type="float" office:value="0.729167">
            <text:p>0,729167</text:p>
          </table:table-cell>
          <table:table-cell office:value-type="float" office:value="60">
            <text:p>60</text:p>
          </table:table-cell>
          <table:table-cell table:style-name="ce11" office:value-type="string">
            <text:p>umbral</text:p>
          </table:table-cell>
          <table:table-cell table:number-columns-repeated="11"/>
        </table:table-row>
        <table:table-row table:style-name="ro1">
          <table:table-cell table:style-name="ce2" table:formula="of:=AVERAGE([.B31:.F31])" office:value-type="float" office:value="0.675">
            <text:p>0,675</text:p>
          </table:table-cell>
          <table:table-cell table:style-name="ce7" office:value-type="float" office:value="0.583333">
            <text:p>0,583333</text:p>
          </table:table-cell>
          <table:table-cell office:value-type="float" office:value="0.645833">
            <text:p>0,645833</text:p>
          </table:table-cell>
          <table:table-cell table:number-columns-repeated="2" office:value-type="float" office:value="0.729167">
            <text:p>0,729167</text:p>
          </table:table-cell>
          <table:table-cell office:value-type="float" office:value="0.6875">
            <text:p>0,6875</text:p>
          </table:table-cell>
          <table:table-cell office:value-type="float" office:value="80">
            <text:p>80</text:p>
          </table:table-cell>
          <table:table-cell table:style-name="ce11"/>
          <table:table-cell table:number-columns-repeated="11"/>
        </table:table-row>
        <table:table-row table:style-name="ro1">
          <table:table-cell table:style-name="ce2" table:formula="of:=AVERAGE([.B32:.F32])" office:value-type="float" office:value="0.6541668">
            <text:p>0,6541668</text:p>
          </table:table-cell>
          <table:table-cell office:value-type="float" office:value="0.708333">
            <text:p>0,708333</text:p>
          </table:table-cell>
          <table:table-cell table:number-columns-repeated="2" office:value-type="float" office:value="0.666667">
            <text:p>0,666667</text:p>
          </table:table-cell>
          <table:table-cell office:value-type="float" office:value="0.625">
            <text:p>0,625</text:p>
          </table:table-cell>
          <table:table-cell table:style-name="ce10" office:value-type="float" office:value="0.604167">
            <text:p>0,604167</text:p>
          </table:table-cell>
          <table:table-cell office:value-type="float" office:value="100">
            <text:p>100</text:p>
          </table:table-cell>
          <table:table-cell table:style-name="ce11"/>
          <table:table-cell table:number-columns-repeated="11"/>
        </table:table-row>
        <table:table-row table:style-name="ro1">
          <table:table-cell table:style-name="ce2" table:formula="of:=AVERAGE([.B33:.F33])" office:value-type="float" office:value="0.6958332">
            <text:p>0,6958332</text:p>
          </table:table-cell>
          <table:table-cell office:value-type="float" office:value="0.625">
            <text:p>0,625</text:p>
          </table:table-cell>
          <table:table-cell office:value-type="float" office:value="0.708333">
            <text:p>0,708333</text:p>
          </table:table-cell>
          <table:table-cell table:number-columns-repeated="2" office:value-type="float" office:value="0.6875">
            <text:p>0,6875</text:p>
          </table:table-cell>
          <table:table-cell office:value-type="float" office:value="0.770833">
            <text:p>0,770833</text:p>
          </table:table-cell>
          <table:table-cell office:value-type="float" office:value="120">
            <text:p>120</text:p>
          </table:table-cell>
          <table:table-cell table:style-name="ce11"/>
          <table:table-cell table:number-columns-repeated="11"/>
        </table:table-row>
        <table:table-row table:style-name="ro1">
          <table:table-cell table:style-name="ce3" table:number-columns-repeated="8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esta planilla coincidera que museo = museonoche como correcta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2"/>
        </table:table-row>
      </table:table>
      <table:table table:name="Hoja1" table:style-name="ta1" table:print="false">
        <table:table-column table:style-name="co4" table:default-cell-style-name="Default"/>
        <table:table-column table:style-name="co10" table:default-cell-style-name="Default"/>
        <table:table-column table:style-name="co4" table:number-columns-repeated="7" table:default-cell-style-name="Default"/>
        <table:table-row table:style-name="ro1">
          <table:table-cell table:style-name="ce13" office:value-type="string" table:number-columns-spanned="9" table:number-rows-spanned="1">
            <text:p>prueba2: terminal 1: ./test_hough_variacion_maximos -delta 1 -min 0 -max 200 -umbral 30</text:p>
          </table:table-cell>
          <table:covered-table-cell table:number-columns-repeated="8"/>
        </table:table-row>
        <table:table-row table:style-name="ro1">
          <table:table-cell/>
          <table:table-cell table:style-name="ce11" office:value-type="string">
            <text:p>datos brutos</text:p>
          </table:table-cell>
          <table:table-cell table:style-name="ce11"/>
          <table:table-cell/>
          <table:table-cell table:style-name="ce15"/>
          <table:table-cell table:style-name="ce15" office:value-type="string">
            <text:p>formateo para plotear aca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14" office:value-type="string">
            <text:p>cant_maximos</text:p>
          </table:table-cell>
          <table:table-cell table:style-name="ce14" office:value-type="string">
            <text:p>error</text:p>
          </table:table-cell>
          <table:table-cell/>
          <table:table-cell table:style-name="ce14" office:value-type="string">
            <text:p>cant_maximos</text:p>
          </table:table-cell>
          <table:table-cell office:value-type="string">
            <text:p>error</text:p>
          </table:table-cell>
          <table:table-cell office:value-type="string">
            <text:p>p/plot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.000000</text:p>
          </table:table-cell>
          <table:table-cell office:value-type="string">
            <text:p>0.800000</text:p>
          </table:table-cell>
          <table:table-cell/>
          <table:table-cell table:formula="of:=LEFT([.B4:.B13];1)" office:value-type="string" office:string-value="0">
            <text:p>0</text:p>
          </table:table-cell>
          <table:table-cell table:formula="of:=REPLACE([.C4];2;1;&quot;,&quot;)" office:value-type="string" office:string-value="0,800000">
            <text:p>0,800000</text:p>
          </table:table-cell>
          <table:table-cell table:formula="of:=[.F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00000</text:p>
          </table:table-cell>
          <table:table-cell office:value-type="string">
            <text:p>0.533333</text:p>
          </table:table-cell>
          <table:table-cell/>
          <table:table-cell table:formula="of:=LEFT([.B5:.B14];1)" office:value-type="string" office:string-value="1">
            <text:p>1</text:p>
          </table:table-cell>
          <table:table-cell table:formula="of:=REPLACE([.C5];2;1;&quot;,&quot;)" office:value-type="string" office:string-value="0,533333">
            <text:p>0,533333</text:p>
          </table:table-cell>
          <table:table-cell table:formula="of:=[.F5]*10" office:value-type="float" office:value="5.33333">
            <text:p>5,33333</text:p>
          </table:table-cell>
          <table:table-cell>
            <draw:frame table:end-cell-address="Hoja1.Q26" table:end-x="1.141cm" table:end-y="0.423cm" draw:z-index="0" draw:style-name="gr1" svg:width="20.381cm" svg:height="9.811cm" svg:x="1.083cm" svg:y="0.059cm">
              <draw:object draw:notify-on-update-of-ranges="Hoja1.G4:Hoja1.G20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2.000000</text:p>
          </table:table-cell>
          <table:table-cell office:value-type="string">
            <text:p>0.600000</text:p>
          </table:table-cell>
          <table:table-cell/>
          <table:table-cell table:formula="of:=LEFT([.B6:.B15];1)" office:value-type="string" office:string-value="2">
            <text:p>2</text:p>
          </table:table-cell>
          <table:table-cell table:formula="of:=REPLACE([.C6];2;1;&quot;,&quot;)" office:value-type="string" office:string-value="0,600000">
            <text:p>0,600000</text:p>
          </table:table-cell>
          <table:table-cell table:formula="of:=[.F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000000</text:p>
          </table:table-cell>
          <table:table-cell office:value-type="string">
            <text:p>0.600000</text:p>
          </table:table-cell>
          <table:table-cell/>
          <table:table-cell table:formula="of:=LEFT([.B7:.B16];1)" office:value-type="string" office:string-value="3">
            <text:p>3</text:p>
          </table:table-cell>
          <table:table-cell table:formula="of:=REPLACE([.C7];2;1;&quot;,&quot;)" office:value-type="string" office:string-value="0,600000">
            <text:p>0,600000</text:p>
          </table:table-cell>
          <table:table-cell table:formula="of:=[.F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000000</text:p>
          </table:table-cell>
          <table:table-cell office:value-type="string">
            <text:p>0.600000</text:p>
          </table:table-cell>
          <table:table-cell/>
          <table:table-cell table:formula="of:=LEFT([.B8:.B17];1)" office:value-type="string" office:string-value="4">
            <text:p>4</text:p>
          </table:table-cell>
          <table:table-cell table:formula="of:=REPLACE([.C8];2;1;&quot;,&quot;)" office:value-type="string" office:string-value="0,600000">
            <text:p>0,600000</text:p>
          </table:table-cell>
          <table:table-cell table:formula="of:=[.F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000000</text:p>
          </table:table-cell>
          <table:table-cell office:value-type="string">
            <text:p>0.533333</text:p>
          </table:table-cell>
          <table:table-cell/>
          <table:table-cell table:formula="of:=LEFT([.B9:.B18];1)" office:value-type="string" office:string-value="5">
            <text:p>5</text:p>
          </table:table-cell>
          <table:table-cell table:formula="of:=REPLACE([.C9];2;1;&quot;,&quot;)" office:value-type="string" office:string-value="0,533333">
            <text:p>0,533333</text:p>
          </table:table-cell>
          <table:table-cell table:formula="of:=[.F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.000000</text:p>
          </table:table-cell>
          <table:table-cell office:value-type="string">
            <text:p>0.733333</text:p>
          </table:table-cell>
          <table:table-cell/>
          <table:table-cell table:formula="of:=LEFT([.B10:.B19];1)" office:value-type="string" office:string-value="6">
            <text:p>6</text:p>
          </table:table-cell>
          <table:table-cell table:formula="of:=REPLACE([.C10];2;1;&quot;,&quot;)" office:value-type="string" office:string-value="0,733333">
            <text:p>0,733333</text:p>
          </table:table-cell>
          <table:table-cell table:formula="of:=[.F1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00000</text:p>
          </table:table-cell>
          <table:table-cell office:value-type="string">
            <text:p>0.800000</text:p>
          </table:table-cell>
          <table:table-cell/>
          <table:table-cell table:formula="of:=LEFT([.B11:.B20];1)" office:value-type="string" office:string-value="7">
            <text:p>7</text:p>
          </table:table-cell>
          <table:table-cell table:formula="of:=REPLACE([.C11];2;1;&quot;,&quot;)" office:value-type="string" office:string-value="0,800000">
            <text:p>0,800000</text:p>
          </table:table-cell>
          <table:table-cell table:formula="of:=[.F1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000000</text:p>
          </table:table-cell>
          <table:table-cell office:value-type="string">
            <text:p>0.733333</text:p>
          </table:table-cell>
          <table:table-cell/>
          <table:table-cell table:formula="of:=LEFT([.B12:.B21];1)" office:value-type="string" office:string-value="8">
            <text:p>8</text:p>
          </table:table-cell>
          <table:table-cell table:formula="of:=REPLACE([.C12];2;1;&quot;,&quot;)" office:value-type="string" office:string-value="0,733333">
            <text:p>0,733333</text:p>
          </table:table-cell>
          <table:table-cell table:formula="of:=[.F1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000000</text:p>
          </table:table-cell>
          <table:table-cell office:value-type="string">
            <text:p>0.733333</text:p>
          </table:table-cell>
          <table:table-cell/>
          <table:table-cell table:formula="of:=LEFT([.B13:.B22];1)" office:value-type="string" office:string-value="9">
            <text:p>9</text:p>
          </table:table-cell>
          <table:table-cell table:formula="of:=REPLACE([.C13];2;1;&quot;,&quot;)" office:value-type="string" office:string-value="0,733333">
            <text:p>0,733333</text:p>
          </table:table-cell>
          <table:table-cell table:formula="of:=[.F1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.000000</text:p>
          </table:table-cell>
          <table:table-cell office:value-type="string">
            <text:p>0.733333</text:p>
          </table:table-cell>
          <table:table-cell/>
          <table:table-cell table:formula="of:=LEFT([.B14:.B23];2)" office:value-type="string" office:string-value="10">
            <text:p>10</text:p>
          </table:table-cell>
          <table:table-cell table:formula="of:=REPLACE([.C14];2;1;&quot;,&quot;)" office:value-type="string" office:string-value="0,733333">
            <text:p>0,733333</text:p>
          </table:table-cell>
          <table:table-cell table:formula="of:=[.F1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000000</text:p>
          </table:table-cell>
          <table:table-cell office:value-type="string">
            <text:p>0.733333</text:p>
          </table:table-cell>
          <table:table-cell/>
          <table:table-cell table:formula="of:=LEFT([.B15:.B24];2)" office:value-type="string" office:string-value="11">
            <text:p>11</text:p>
          </table:table-cell>
          <table:table-cell table:formula="of:=REPLACE([.C15];2;1;&quot;,&quot;)" office:value-type="string" office:string-value="0,733333">
            <text:p>0,733333</text:p>
          </table:table-cell>
          <table:table-cell table:formula="of:=[.F1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.000000</text:p>
          </table:table-cell>
          <table:table-cell office:value-type="string">
            <text:p>0.866667</text:p>
          </table:table-cell>
          <table:table-cell/>
          <table:table-cell table:formula="of:=LEFT([.B16:.B25];2)" office:value-type="string" office:string-value="12">
            <text:p>12</text:p>
          </table:table-cell>
          <table:table-cell table:formula="of:=REPLACE([.C16];2;1;&quot;,&quot;)" office:value-type="string" office:string-value="0,866667">
            <text:p>0,866667</text:p>
          </table:table-cell>
          <table:table-cell table:formula="of:=[.F16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00000</text:p>
          </table:table-cell>
          <table:table-cell office:value-type="string">
            <text:p>0.866667</text:p>
          </table:table-cell>
          <table:table-cell/>
          <table:table-cell table:formula="of:=LEFT([.B17:.B26];2)" office:value-type="string" office:string-value="13">
            <text:p>13</text:p>
          </table:table-cell>
          <table:table-cell table:formula="of:=REPLACE([.C17];2;1;&quot;,&quot;)" office:value-type="string" office:string-value="0,866667">
            <text:p>0,866667</text:p>
          </table:table-cell>
          <table:table-cell table:formula="of:=[.F17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.000000</text:p>
          </table:table-cell>
          <table:table-cell office:value-type="string">
            <text:p>0.733333</text:p>
          </table:table-cell>
          <table:table-cell/>
          <table:table-cell table:formula="of:=LEFT([.B18:.B27];2)" office:value-type="string" office:string-value="14">
            <text:p>14</text:p>
          </table:table-cell>
          <table:table-cell table:formula="of:=REPLACE([.C18];2;1;&quot;,&quot;)" office:value-type="string" office:string-value="0,733333">
            <text:p>0,733333</text:p>
          </table:table-cell>
          <table:table-cell table:formula="of:=[.F1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00000</text:p>
          </table:table-cell>
          <table:table-cell office:value-type="string">
            <text:p>0.733333</text:p>
          </table:table-cell>
          <table:table-cell/>
          <table:table-cell table:formula="of:=LEFT([.B19:.B28];2)" office:value-type="string" office:string-value="15">
            <text:p>15</text:p>
          </table:table-cell>
          <table:table-cell table:formula="of:=REPLACE([.C19];2;1;&quot;,&quot;)" office:value-type="string" office:string-value="0,733333">
            <text:p>0,733333</text:p>
          </table:table-cell>
          <table:table-cell table:formula="of:=[.F1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.000000</text:p>
          </table:table-cell>
          <table:table-cell office:value-type="string">
            <text:p>0.600000</text:p>
          </table:table-cell>
          <table:table-cell/>
          <table:table-cell table:formula="of:=LEFT([.B20:.B29];2)" office:value-type="string" office:string-value="16">
            <text:p>16</text:p>
          </table:table-cell>
          <table:table-cell table:formula="of:=REPLACE([.C20];2;1;&quot;,&quot;)" office:value-type="string" office:string-value="0,600000">
            <text:p>0,600000</text:p>
          </table:table-cell>
          <table:table-cell table:formula="of:=[.F2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000000</text:p>
          </table:table-cell>
          <table:table-cell office:value-type="string">
            <text:p>0.533333</text:p>
          </table:table-cell>
          <table:table-cell/>
          <table:table-cell table:formula="of:=LEFT([.B21:.B30];2)" office:value-type="string" office:string-value="17">
            <text:p>17</text:p>
          </table:table-cell>
          <table:table-cell table:formula="of:=REPLACE([.C21];2;1;&quot;,&quot;)" office:value-type="string" office:string-value="0,533333">
            <text:p>0,533333</text:p>
          </table:table-cell>
          <table:table-cell table:formula="of:=[.F2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000000</text:p>
          </table:table-cell>
          <table:table-cell office:value-type="string">
            <text:p>0.600000</text:p>
          </table:table-cell>
          <table:table-cell/>
          <table:table-cell table:formula="of:=LEFT([.B22:.B31];2)" office:value-type="string" office:string-value="18">
            <text:p>18</text:p>
          </table:table-cell>
          <table:table-cell table:formula="of:=REPLACE([.C22];2;1;&quot;,&quot;)" office:value-type="string" office:string-value="0,600000">
            <text:p>0,600000</text:p>
          </table:table-cell>
          <table:table-cell table:formula="of:=[.F2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00000</text:p>
          </table:table-cell>
          <table:table-cell office:value-type="string">
            <text:p>0.666667</text:p>
          </table:table-cell>
          <table:table-cell/>
          <table:table-cell table:formula="of:=LEFT([.B23:.B32];2)" office:value-type="string" office:string-value="19">
            <text:p>19</text:p>
          </table:table-cell>
          <table:table-cell table:formula="of:=REPLACE([.C23];2;1;&quot;,&quot;)" office:value-type="string" office:string-value="0,666667">
            <text:p>0,666667</text:p>
          </table:table-cell>
          <table:table-cell table:formula="of:=[.F2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000000</text:p>
          </table:table-cell>
          <table:table-cell office:value-type="string">
            <text:p>0.666667</text:p>
          </table:table-cell>
          <table:table-cell/>
          <table:table-cell table:formula="of:=LEFT([.B24:.B33];2)" office:value-type="string" office:string-value="20">
            <text:p>20</text:p>
          </table:table-cell>
          <table:table-cell table:formula="of:=REPLACE([.C24];2;1;&quot;,&quot;)" office:value-type="string" office:string-value="0,666667">
            <text:p>0,666667</text:p>
          </table:table-cell>
          <table:table-cell table:formula="of:=[.F2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000000</text:p>
          </table:table-cell>
          <table:table-cell office:value-type="string">
            <text:p>0.666667</text:p>
          </table:table-cell>
          <table:table-cell/>
          <table:table-cell table:formula="of:=LEFT([.B25:.B34];2)" office:value-type="string" office:string-value="21">
            <text:p>21</text:p>
          </table:table-cell>
          <table:table-cell table:formula="of:=REPLACE([.C25];2;1;&quot;,&quot;)" office:value-type="string" office:string-value="0,666667">
            <text:p>0,666667</text:p>
          </table:table-cell>
          <table:table-cell table:formula="of:=[.F2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000000</text:p>
          </table:table-cell>
          <table:table-cell office:value-type="string">
            <text:p>0.666667</text:p>
          </table:table-cell>
          <table:table-cell/>
          <table:table-cell table:formula="of:=LEFT([.B26:.B35];2)" office:value-type="string" office:string-value="22">
            <text:p>22</text:p>
          </table:table-cell>
          <table:table-cell table:formula="of:=REPLACE([.C26];2;1;&quot;,&quot;)" office:value-type="string" office:string-value="0,666667">
            <text:p>0,666667</text:p>
          </table:table-cell>
          <table:table-cell table:formula="of:=[.F2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.000000</text:p>
          </table:table-cell>
          <table:table-cell office:value-type="string">
            <text:p>0.600000</text:p>
          </table:table-cell>
          <table:table-cell/>
          <table:table-cell table:formula="of:=LEFT([.B27:.B36];2)" office:value-type="string" office:string-value="23">
            <text:p>23</text:p>
          </table:table-cell>
          <table:table-cell table:formula="of:=REPLACE([.C27];2;1;&quot;,&quot;)" office:value-type="string" office:string-value="0,600000">
            <text:p>0,600000</text:p>
          </table:table-cell>
          <table:table-cell table:formula="of:=[.F2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.000000</text:p>
          </table:table-cell>
          <table:table-cell office:value-type="string">
            <text:p>0.600000</text:p>
          </table:table-cell>
          <table:table-cell/>
          <table:table-cell table:formula="of:=LEFT([.B28:.B37];2)" office:value-type="string" office:string-value="24">
            <text:p>24</text:p>
          </table:table-cell>
          <table:table-cell table:formula="of:=REPLACE([.C28];2;1;&quot;,&quot;)" office:value-type="string" office:string-value="0,600000">
            <text:p>0,600000</text:p>
          </table:table-cell>
          <table:table-cell table:formula="of:=[.F2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.000000</text:p>
          </table:table-cell>
          <table:table-cell office:value-type="string">
            <text:p>0.600000</text:p>
          </table:table-cell>
          <table:table-cell/>
          <table:table-cell table:formula="of:=LEFT([.B29:.B38];2)" office:value-type="string" office:string-value="25">
            <text:p>25</text:p>
          </table:table-cell>
          <table:table-cell table:formula="of:=REPLACE([.C29];2;1;&quot;,&quot;)" office:value-type="string" office:string-value="0,600000">
            <text:p>0,600000</text:p>
          </table:table-cell>
          <table:table-cell table:formula="of:=[.F2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000000</text:p>
          </table:table-cell>
          <table:table-cell office:value-type="string">
            <text:p>0.533333</text:p>
          </table:table-cell>
          <table:table-cell/>
          <table:table-cell table:formula="of:=LEFT([.B30:.B39];2)" office:value-type="string" office:string-value="26">
            <text:p>26</text:p>
          </table:table-cell>
          <table:table-cell table:formula="of:=REPLACE([.C30];2;1;&quot;,&quot;)" office:value-type="string" office:string-value="0,533333">
            <text:p>0,533333</text:p>
          </table:table-cell>
          <table:table-cell table:formula="of:=[.F3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7.000000</text:p>
          </table:table-cell>
          <table:table-cell office:value-type="string">
            <text:p>0.533333</text:p>
          </table:table-cell>
          <table:table-cell/>
          <table:table-cell table:formula="of:=LEFT([.B31:.B40];2)" office:value-type="string" office:string-value="27">
            <text:p>27</text:p>
          </table:table-cell>
          <table:table-cell table:formula="of:=REPLACE([.C31];2;1;&quot;,&quot;)" office:value-type="string" office:string-value="0,533333">
            <text:p>0,533333</text:p>
          </table:table-cell>
          <table:table-cell table:formula="of:=[.F3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8.000000</text:p>
          </table:table-cell>
          <table:table-cell office:value-type="string">
            <text:p>0.533333</text:p>
          </table:table-cell>
          <table:table-cell/>
          <table:table-cell table:formula="of:=LEFT([.B32:.B41];2)" office:value-type="string" office:string-value="28">
            <text:p>28</text:p>
          </table:table-cell>
          <table:table-cell table:formula="of:=REPLACE([.C32];2;1;&quot;,&quot;)" office:value-type="string" office:string-value="0,533333">
            <text:p>0,533333</text:p>
          </table:table-cell>
          <table:table-cell table:formula="of:=[.F3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.000000</text:p>
          </table:table-cell>
          <table:table-cell office:value-type="string">
            <text:p>0.533333</text:p>
          </table:table-cell>
          <table:table-cell/>
          <table:table-cell table:formula="of:=LEFT([.B33:.B42];2)" office:value-type="string" office:string-value="29">
            <text:p>29</text:p>
          </table:table-cell>
          <table:table-cell table:formula="of:=REPLACE([.C33];2;1;&quot;,&quot;)" office:value-type="string" office:string-value="0,533333">
            <text:p>0,533333</text:p>
          </table:table-cell>
          <table:table-cell table:formula="of:=[.F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0.000000</text:p>
          </table:table-cell>
          <table:table-cell office:value-type="string">
            <text:p>0.466667</text:p>
          </table:table-cell>
          <table:table-cell/>
          <table:table-cell table:formula="of:=LEFT([.B34:.B43];2)" office:value-type="string" office:string-value="30">
            <text:p>30</text:p>
          </table:table-cell>
          <table:table-cell table:formula="of:=REPLACE([.C34];2;1;&quot;,&quot;)" office:value-type="string" office:string-value="0,466667">
            <text:p>0,466667</text:p>
          </table:table-cell>
          <table:table-cell table:formula="of:=[.F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000000</text:p>
          </table:table-cell>
          <table:table-cell office:value-type="string">
            <text:p>0.466667</text:p>
          </table:table-cell>
          <table:table-cell/>
          <table:table-cell table:formula="of:=LEFT([.B35:.B44];2)" office:value-type="string" office:string-value="31">
            <text:p>31</text:p>
          </table:table-cell>
          <table:table-cell table:formula="of:=REPLACE([.C35];2;1;&quot;,&quot;)" office:value-type="string" office:string-value="0,466667">
            <text:p>0,466667</text:p>
          </table:table-cell>
          <table:table-cell table:formula="of:=[.F3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000000</text:p>
          </table:table-cell>
          <table:table-cell office:value-type="string">
            <text:p>0.466667</text:p>
          </table:table-cell>
          <table:table-cell/>
          <table:table-cell table:formula="of:=LEFT([.B36:.B45];2)" office:value-type="string" office:string-value="32">
            <text:p>32</text:p>
          </table:table-cell>
          <table:table-cell table:formula="of:=REPLACE([.C36];2;1;&quot;,&quot;)" office:value-type="string" office:string-value="0,466667">
            <text:p>0,466667</text:p>
          </table:table-cell>
          <table:table-cell table:formula="of:=[.F3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3.000000</text:p>
          </table:table-cell>
          <table:table-cell office:value-type="string">
            <text:p>0.466667</text:p>
          </table:table-cell>
          <table:table-cell/>
          <table:table-cell table:formula="of:=LEFT([.B37:.B46];2)" office:value-type="string" office:string-value="33">
            <text:p>33</text:p>
          </table:table-cell>
          <table:table-cell table:formula="of:=REPLACE([.C37];2;1;&quot;,&quot;)" office:value-type="string" office:string-value="0,466667">
            <text:p>0,466667</text:p>
          </table:table-cell>
          <table:table-cell table:formula="of:=[.F3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4.000000</text:p>
          </table:table-cell>
          <table:table-cell office:value-type="string">
            <text:p>0.466667</text:p>
          </table:table-cell>
          <table:table-cell/>
          <table:table-cell table:formula="of:=LEFT([.B38:.B47];2)" office:value-type="string" office:string-value="34">
            <text:p>34</text:p>
          </table:table-cell>
          <table:table-cell table:formula="of:=REPLACE([.C38];2;1;&quot;,&quot;)" office:value-type="string" office:string-value="0,466667">
            <text:p>0,466667</text:p>
          </table:table-cell>
          <table:table-cell table:formula="of:=[.F3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.000000</text:p>
          </table:table-cell>
          <table:table-cell office:value-type="string">
            <text:p>0.466667</text:p>
          </table:table-cell>
          <table:table-cell/>
          <table:table-cell table:formula="of:=LEFT([.B39:.B48];2)" office:value-type="string" office:string-value="35">
            <text:p>35</text:p>
          </table:table-cell>
          <table:table-cell table:formula="of:=REPLACE([.C39];2;1;&quot;,&quot;)" office:value-type="string" office:string-value="0,466667">
            <text:p>0,466667</text:p>
          </table:table-cell>
          <table:table-cell table:formula="of:=[.F3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000000</text:p>
          </table:table-cell>
          <table:table-cell office:value-type="string">
            <text:p>0.466667</text:p>
          </table:table-cell>
          <table:table-cell/>
          <table:table-cell table:formula="of:=LEFT([.B40:.B49];2)" office:value-type="string" office:string-value="36">
            <text:p>36</text:p>
          </table:table-cell>
          <table:table-cell table:formula="of:=REPLACE([.C40];2;1;&quot;,&quot;)" office:value-type="string" office:string-value="0,466667">
            <text:p>0,466667</text:p>
          </table:table-cell>
          <table:table-cell table:formula="of:=[.F4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7.000000</text:p>
          </table:table-cell>
          <table:table-cell office:value-type="string">
            <text:p>0.466667</text:p>
          </table:table-cell>
          <table:table-cell/>
          <table:table-cell table:formula="of:=LEFT([.B41:.B50];2)" office:value-type="string" office:string-value="37">
            <text:p>37</text:p>
          </table:table-cell>
          <table:table-cell table:formula="of:=REPLACE([.C41];2;1;&quot;,&quot;)" office:value-type="string" office:string-value="0,466667">
            <text:p>0,466667</text:p>
          </table:table-cell>
          <table:table-cell table:formula="of:=[.F4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8.000000</text:p>
          </table:table-cell>
          <table:table-cell office:value-type="string">
            <text:p>0.466667</text:p>
          </table:table-cell>
          <table:table-cell/>
          <table:table-cell table:formula="of:=LEFT([.B42:.B51];2)" office:value-type="string" office:string-value="38">
            <text:p>38</text:p>
          </table:table-cell>
          <table:table-cell table:formula="of:=REPLACE([.C42];2;1;&quot;,&quot;)" office:value-type="string" office:string-value="0,466667">
            <text:p>0,466667</text:p>
          </table:table-cell>
          <table:table-cell table:formula="of:=[.F4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9.000000</text:p>
          </table:table-cell>
          <table:table-cell office:value-type="string">
            <text:p>0.533333</text:p>
          </table:table-cell>
          <table:table-cell/>
          <table:table-cell table:formula="of:=LEFT([.B43:.B52];2)" office:value-type="string" office:string-value="39">
            <text:p>39</text:p>
          </table:table-cell>
          <table:table-cell table:formula="of:=REPLACE([.C43];2;1;&quot;,&quot;)" office:value-type="string" office:string-value="0,533333">
            <text:p>0,533333</text:p>
          </table:table-cell>
          <table:table-cell table:formula="of:=[.F4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.000000</text:p>
          </table:table-cell>
          <table:table-cell office:value-type="string">
            <text:p>0.533333</text:p>
          </table:table-cell>
          <table:table-cell/>
          <table:table-cell table:formula="of:=LEFT([.B44:.B53];2)" office:value-type="string" office:string-value="40">
            <text:p>40</text:p>
          </table:table-cell>
          <table:table-cell table:formula="of:=REPLACE([.C44];2;1;&quot;,&quot;)" office:value-type="string" office:string-value="0,533333">
            <text:p>0,533333</text:p>
          </table:table-cell>
          <table:table-cell table:formula="of:=[.F4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000000</text:p>
          </table:table-cell>
          <table:table-cell office:value-type="string">
            <text:p>0.533333</text:p>
          </table:table-cell>
          <table:table-cell/>
          <table:table-cell table:formula="of:=LEFT([.B45:.B54];2)" office:value-type="string" office:string-value="41">
            <text:p>41</text:p>
          </table:table-cell>
          <table:table-cell table:formula="of:=REPLACE([.C45];2;1;&quot;,&quot;)" office:value-type="string" office:string-value="0,533333">
            <text:p>0,533333</text:p>
          </table:table-cell>
          <table:table-cell table:formula="of:=[.F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2.000000</text:p>
          </table:table-cell>
          <table:table-cell office:value-type="string">
            <text:p>0.533333</text:p>
          </table:table-cell>
          <table:table-cell/>
          <table:table-cell table:formula="of:=LEFT([.B46:.B55];2)" office:value-type="string" office:string-value="42">
            <text:p>42</text:p>
          </table:table-cell>
          <table:table-cell table:formula="of:=REPLACE([.C46];2;1;&quot;,&quot;)" office:value-type="string" office:string-value="0,533333">
            <text:p>0,533333</text:p>
          </table:table-cell>
          <table:table-cell table:formula="of:=[.F4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000000</text:p>
          </table:table-cell>
          <table:table-cell office:value-type="string">
            <text:p>0.533333</text:p>
          </table:table-cell>
          <table:table-cell/>
          <table:table-cell table:formula="of:=LEFT([.B47:.B56];2)" office:value-type="string" office:string-value="43">
            <text:p>43</text:p>
          </table:table-cell>
          <table:table-cell table:formula="of:=REPLACE([.C47];2;1;&quot;,&quot;)" office:value-type="string" office:string-value="0,533333">
            <text:p>0,533333</text:p>
          </table:table-cell>
          <table:table-cell table:formula="of:=[.F4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4.000000</text:p>
          </table:table-cell>
          <table:table-cell office:value-type="string">
            <text:p>0.600000</text:p>
          </table:table-cell>
          <table:table-cell/>
          <table:table-cell table:formula="of:=LEFT([.B48:.B57];2)" office:value-type="string" office:string-value="44">
            <text:p>44</text:p>
          </table:table-cell>
          <table:table-cell table:formula="of:=REPLACE([.C48];2;1;&quot;,&quot;)" office:value-type="string" office:string-value="0,600000">
            <text:p>0,600000</text:p>
          </table:table-cell>
          <table:table-cell table:formula="of:=[.F4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5.000000</text:p>
          </table:table-cell>
          <table:table-cell office:value-type="string">
            <text:p>0.666667</text:p>
          </table:table-cell>
          <table:table-cell/>
          <table:table-cell table:formula="of:=LEFT([.B49:.B58];2)" office:value-type="string" office:string-value="45">
            <text:p>45</text:p>
          </table:table-cell>
          <table:table-cell table:formula="of:=REPLACE([.C49];2;1;&quot;,&quot;)" office:value-type="string" office:string-value="0,666667">
            <text:p>0,666667</text:p>
          </table:table-cell>
          <table:table-cell table:formula="of:=[.F4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6.000000</text:p>
          </table:table-cell>
          <table:table-cell office:value-type="string">
            <text:p>0.600000</text:p>
          </table:table-cell>
          <table:table-cell/>
          <table:table-cell table:formula="of:=LEFT([.B50:.B59];2)" office:value-type="string" office:string-value="46">
            <text:p>46</text:p>
          </table:table-cell>
          <table:table-cell table:formula="of:=REPLACE([.C50];2;1;&quot;,&quot;)" office:value-type="string" office:string-value="0,600000">
            <text:p>0,600000</text:p>
          </table:table-cell>
          <table:table-cell table:formula="of:=[.F5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000000</text:p>
          </table:table-cell>
          <table:table-cell office:value-type="string">
            <text:p>0.533333</text:p>
          </table:table-cell>
          <table:table-cell/>
          <table:table-cell table:formula="of:=LEFT([.B51:.B60];2)" office:value-type="string" office:string-value="47">
            <text:p>47</text:p>
          </table:table-cell>
          <table:table-cell table:formula="of:=REPLACE([.C51];2;1;&quot;,&quot;)" office:value-type="string" office:string-value="0,533333">
            <text:p>0,533333</text:p>
          </table:table-cell>
          <table:table-cell table:formula="of:=[.F5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8.000000</text:p>
          </table:table-cell>
          <table:table-cell office:value-type="string">
            <text:p>0.533333</text:p>
          </table:table-cell>
          <table:table-cell/>
          <table:table-cell table:formula="of:=LEFT([.B52:.B61];2)" office:value-type="string" office:string-value="48">
            <text:p>48</text:p>
          </table:table-cell>
          <table:table-cell table:formula="of:=REPLACE([.C52];2;1;&quot;,&quot;)" office:value-type="string" office:string-value="0,533333">
            <text:p>0,533333</text:p>
          </table:table-cell>
          <table:table-cell table:formula="of:=[.F5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9.000000</text:p>
          </table:table-cell>
          <table:table-cell office:value-type="string">
            <text:p>0.533333</text:p>
          </table:table-cell>
          <table:table-cell/>
          <table:table-cell table:formula="of:=LEFT([.B53:.B62];2)" office:value-type="string" office:string-value="49">
            <text:p>49</text:p>
          </table:table-cell>
          <table:table-cell table:formula="of:=REPLACE([.C53];2;1;&quot;,&quot;)" office:value-type="string" office:string-value="0,533333">
            <text:p>0,533333</text:p>
          </table:table-cell>
          <table:table-cell table:formula="of:=[.F5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.000000</text:p>
          </table:table-cell>
          <table:table-cell office:value-type="string">
            <text:p>0.533333</text:p>
          </table:table-cell>
          <table:table-cell/>
          <table:table-cell table:formula="of:=LEFT([.B54:.B63];2)" office:value-type="string" office:string-value="50">
            <text:p>50</text:p>
          </table:table-cell>
          <table:table-cell table:formula="of:=REPLACE([.C54];2;1;&quot;,&quot;)" office:value-type="string" office:string-value="0,533333">
            <text:p>0,533333</text:p>
          </table:table-cell>
          <table:table-cell table:formula="of:=[.F5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1.000000</text:p>
          </table:table-cell>
          <table:table-cell office:value-type="string">
            <text:p>0.533333</text:p>
          </table:table-cell>
          <table:table-cell/>
          <table:table-cell table:formula="of:=LEFT([.B55:.B64];2)" office:value-type="string" office:string-value="51">
            <text:p>51</text:p>
          </table:table-cell>
          <table:table-cell table:formula="of:=REPLACE([.C55];2;1;&quot;,&quot;)" office:value-type="string" office:string-value="0,533333">
            <text:p>0,533333</text:p>
          </table:table-cell>
          <table:table-cell table:formula="of:=[.F5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2.000000</text:p>
          </table:table-cell>
          <table:table-cell office:value-type="string">
            <text:p>0.600000</text:p>
          </table:table-cell>
          <table:table-cell/>
          <table:table-cell table:formula="of:=LEFT([.B56:.B65];2)" office:value-type="string" office:string-value="52">
            <text:p>52</text:p>
          </table:table-cell>
          <table:table-cell table:formula="of:=REPLACE([.C56];2;1;&quot;,&quot;)" office:value-type="string" office:string-value="0,600000">
            <text:p>0,600000</text:p>
          </table:table-cell>
          <table:table-cell table:formula="of:=[.F5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3.000000</text:p>
          </table:table-cell>
          <table:table-cell office:value-type="string">
            <text:p>0.600000</text:p>
          </table:table-cell>
          <table:table-cell/>
          <table:table-cell table:formula="of:=LEFT([.B57:.B66];2)" office:value-type="string" office:string-value="53">
            <text:p>53</text:p>
          </table:table-cell>
          <table:table-cell table:formula="of:=REPLACE([.C57];2;1;&quot;,&quot;)" office:value-type="string" office:string-value="0,600000">
            <text:p>0,600000</text:p>
          </table:table-cell>
          <table:table-cell table:formula="of:=[.F5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4.000000</text:p>
          </table:table-cell>
          <table:table-cell office:value-type="string">
            <text:p>0.600000</text:p>
          </table:table-cell>
          <table:table-cell/>
          <table:table-cell table:formula="of:=LEFT([.B58:.B67];2)" office:value-type="string" office:string-value="54">
            <text:p>54</text:p>
          </table:table-cell>
          <table:table-cell table:formula="of:=REPLACE([.C58];2;1;&quot;,&quot;)" office:value-type="string" office:string-value="0,600000">
            <text:p>0,600000</text:p>
          </table:table-cell>
          <table:table-cell table:formula="of:=[.F5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000000</text:p>
          </table:table-cell>
          <table:table-cell office:value-type="string">
            <text:p>0.533333</text:p>
          </table:table-cell>
          <table:table-cell/>
          <table:table-cell table:formula="of:=LEFT([.B59:.B68];2)" office:value-type="string" office:string-value="55">
            <text:p>55</text:p>
          </table:table-cell>
          <table:table-cell table:formula="of:=REPLACE([.C59];2;1;&quot;,&quot;)" office:value-type="string" office:string-value="0,533333">
            <text:p>0,533333</text:p>
          </table:table-cell>
          <table:table-cell table:formula="of:=[.F5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000000</text:p>
          </table:table-cell>
          <table:table-cell office:value-type="string">
            <text:p>0.666667</text:p>
          </table:table-cell>
          <table:table-cell/>
          <table:table-cell table:formula="of:=LEFT([.B60:.B69];2)" office:value-type="string" office:string-value="56">
            <text:p>56</text:p>
          </table:table-cell>
          <table:table-cell table:formula="of:=REPLACE([.C60];2;1;&quot;,&quot;)" office:value-type="string" office:string-value="0,666667">
            <text:p>0,666667</text:p>
          </table:table-cell>
          <table:table-cell table:formula="of:=[.F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.000000</text:p>
          </table:table-cell>
          <table:table-cell office:value-type="string">
            <text:p>0.666667</text:p>
          </table:table-cell>
          <table:table-cell/>
          <table:table-cell table:formula="of:=LEFT([.B61:.B70];2)" office:value-type="string" office:string-value="57">
            <text:p>57</text:p>
          </table:table-cell>
          <table:table-cell table:formula="of:=REPLACE([.C61];2;1;&quot;,&quot;)" office:value-type="string" office:string-value="0,666667">
            <text:p>0,666667</text:p>
          </table:table-cell>
          <table:table-cell table:formula="of:=[.F6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000000</text:p>
          </table:table-cell>
          <table:table-cell office:value-type="string">
            <text:p>0.666667</text:p>
          </table:table-cell>
          <table:table-cell/>
          <table:table-cell table:formula="of:=LEFT([.B62:.B71];2)" office:value-type="string" office:string-value="58">
            <text:p>58</text:p>
          </table:table-cell>
          <table:table-cell table:formula="of:=REPLACE([.C62];2;1;&quot;,&quot;)" office:value-type="string" office:string-value="0,666667">
            <text:p>0,666667</text:p>
          </table:table-cell>
          <table:table-cell table:formula="of:=[.F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9.000000</text:p>
          </table:table-cell>
          <table:table-cell office:value-type="string">
            <text:p>0.666667</text:p>
          </table:table-cell>
          <table:table-cell/>
          <table:table-cell table:formula="of:=LEFT([.B63:.B72];2)" office:value-type="string" office:string-value="59">
            <text:p>59</text:p>
          </table:table-cell>
          <table:table-cell table:formula="of:=REPLACE([.C63];2;1;&quot;,&quot;)" office:value-type="string" office:string-value="0,666667">
            <text:p>0,666667</text:p>
          </table:table-cell>
          <table:table-cell table:formula="of:=[.F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.000000</text:p>
          </table:table-cell>
          <table:table-cell office:value-type="string">
            <text:p>0.666667</text:p>
          </table:table-cell>
          <table:table-cell/>
          <table:table-cell table:formula="of:=LEFT([.B64:.B73];2)" office:value-type="string" office:string-value="60">
            <text:p>60</text:p>
          </table:table-cell>
          <table:table-cell table:formula="of:=REPLACE([.C64];2;1;&quot;,&quot;)" office:value-type="string" office:string-value="0,666667">
            <text:p>0,666667</text:p>
          </table:table-cell>
          <table:table-cell table:formula="of:=[.F6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1.000000</text:p>
          </table:table-cell>
          <table:table-cell office:value-type="string">
            <text:p>0.666667</text:p>
          </table:table-cell>
          <table:table-cell/>
          <table:table-cell table:formula="of:=LEFT([.B65:.B74];2)" office:value-type="string" office:string-value="61">
            <text:p>61</text:p>
          </table:table-cell>
          <table:table-cell table:formula="of:=REPLACE([.C65];2;1;&quot;,&quot;)" office:value-type="string" office:string-value="0,666667">
            <text:p>0,666667</text:p>
          </table:table-cell>
          <table:table-cell table:formula="of:=[.F6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2.000000</text:p>
          </table:table-cell>
          <table:table-cell office:value-type="string">
            <text:p>0.600000</text:p>
          </table:table-cell>
          <table:table-cell/>
          <table:table-cell table:formula="of:=LEFT([.B66:.B75];2)" office:value-type="string" office:string-value="62">
            <text:p>62</text:p>
          </table:table-cell>
          <table:table-cell table:formula="of:=REPLACE([.C66];2;1;&quot;,&quot;)" office:value-type="string" office:string-value="0,600000">
            <text:p>0,600000</text:p>
          </table:table-cell>
          <table:table-cell table:formula="of:=[.F6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3.000000</text:p>
          </table:table-cell>
          <table:table-cell office:value-type="string">
            <text:p>0.600000</text:p>
          </table:table-cell>
          <table:table-cell/>
          <table:table-cell table:formula="of:=LEFT([.B67:.B76];2)" office:value-type="string" office:string-value="63">
            <text:p>63</text:p>
          </table:table-cell>
          <table:table-cell table:formula="of:=REPLACE([.C67];2;1;&quot;,&quot;)" office:value-type="string" office:string-value="0,600000">
            <text:p>0,600000</text:p>
          </table:table-cell>
          <table:table-cell table:formula="of:=[.F6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.000000</text:p>
          </table:table-cell>
          <table:table-cell office:value-type="string">
            <text:p>0.600000</text:p>
          </table:table-cell>
          <table:table-cell/>
          <table:table-cell table:formula="of:=LEFT([.B68:.B77];2)" office:value-type="string" office:string-value="64">
            <text:p>64</text:p>
          </table:table-cell>
          <table:table-cell table:formula="of:=REPLACE([.C68];2;1;&quot;,&quot;)" office:value-type="string" office:string-value="0,600000">
            <text:p>0,600000</text:p>
          </table:table-cell>
          <table:table-cell table:formula="of:=[.F6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.000000</text:p>
          </table:table-cell>
          <table:table-cell office:value-type="string">
            <text:p>0.600000</text:p>
          </table:table-cell>
          <table:table-cell/>
          <table:table-cell table:formula="of:=LEFT([.B69:.B78];2)" office:value-type="string" office:string-value="65">
            <text:p>65</text:p>
          </table:table-cell>
          <table:table-cell table:formula="of:=REPLACE([.C69];2;1;&quot;,&quot;)" office:value-type="string" office:string-value="0,600000">
            <text:p>0,600000</text:p>
          </table:table-cell>
          <table:table-cell table:formula="of:=[.F6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6.000000</text:p>
          </table:table-cell>
          <table:table-cell office:value-type="string">
            <text:p>0.600000</text:p>
          </table:table-cell>
          <table:table-cell/>
          <table:table-cell table:formula="of:=LEFT([.B70:.B79];2)" office:value-type="string" office:string-value="66">
            <text:p>66</text:p>
          </table:table-cell>
          <table:table-cell table:formula="of:=REPLACE([.C70];2;1;&quot;,&quot;)" office:value-type="string" office:string-value="0,600000">
            <text:p>0,600000</text:p>
          </table:table-cell>
          <table:table-cell table:formula="of:=[.F7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.000000</text:p>
          </table:table-cell>
          <table:table-cell office:value-type="string">
            <text:p>0.600000</text:p>
          </table:table-cell>
          <table:table-cell/>
          <table:table-cell table:formula="of:=LEFT([.B71:.B80];2)" office:value-type="string" office:string-value="67">
            <text:p>67</text:p>
          </table:table-cell>
          <table:table-cell table:formula="of:=REPLACE([.C71];2;1;&quot;,&quot;)" office:value-type="string" office:string-value="0,600000">
            <text:p>0,600000</text:p>
          </table:table-cell>
          <table:table-cell table:formula="of:=[.F7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8.000000</text:p>
          </table:table-cell>
          <table:table-cell office:value-type="string">
            <text:p>0.600000</text:p>
          </table:table-cell>
          <table:table-cell/>
          <table:table-cell table:formula="of:=LEFT([.B72:.B81];2)" office:value-type="string" office:string-value="68">
            <text:p>68</text:p>
          </table:table-cell>
          <table:table-cell table:formula="of:=REPLACE([.C72];2;1;&quot;,&quot;)" office:value-type="string" office:string-value="0,600000">
            <text:p>0,600000</text:p>
          </table:table-cell>
          <table:table-cell table:formula="of:=[.F7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9.000000</text:p>
          </table:table-cell>
          <table:table-cell office:value-type="string">
            <text:p>0.600000</text:p>
          </table:table-cell>
          <table:table-cell/>
          <table:table-cell table:formula="of:=LEFT([.B73:.B82];2)" office:value-type="string" office:string-value="69">
            <text:p>69</text:p>
          </table:table-cell>
          <table:table-cell table:formula="of:=REPLACE([.C73];2;1;&quot;,&quot;)" office:value-type="string" office:string-value="0,600000">
            <text:p>0,600000</text:p>
          </table:table-cell>
          <table:table-cell table:formula="of:=[.F7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.000000</text:p>
          </table:table-cell>
          <table:table-cell office:value-type="string">
            <text:p>0.600000</text:p>
          </table:table-cell>
          <table:table-cell/>
          <table:table-cell table:formula="of:=LEFT([.B74:.B83];2)" office:value-type="string" office:string-value="70">
            <text:p>70</text:p>
          </table:table-cell>
          <table:table-cell table:formula="of:=REPLACE([.C74];2;1;&quot;,&quot;)" office:value-type="string" office:string-value="0,600000">
            <text:p>0,600000</text:p>
          </table:table-cell>
          <table:table-cell table:formula="of:=[.F7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1.000000</text:p>
          </table:table-cell>
          <table:table-cell office:value-type="string">
            <text:p>0.600000</text:p>
          </table:table-cell>
          <table:table-cell/>
          <table:table-cell table:formula="of:=LEFT([.B75:.B84];2)" office:value-type="string" office:string-value="71">
            <text:p>71</text:p>
          </table:table-cell>
          <table:table-cell table:formula="of:=REPLACE([.C75];2;1;&quot;,&quot;)" office:value-type="string" office:string-value="0,600000">
            <text:p>0,600000</text:p>
          </table:table-cell>
          <table:table-cell table:formula="of:=[.F7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000000</text:p>
          </table:table-cell>
          <table:table-cell office:value-type="string">
            <text:p>0.600000</text:p>
          </table:table-cell>
          <table:table-cell/>
          <table:table-cell table:formula="of:=LEFT([.B76:.B85];2)" office:value-type="string" office:string-value="72">
            <text:p>72</text:p>
          </table:table-cell>
          <table:table-cell table:formula="of:=REPLACE([.C76];2;1;&quot;,&quot;)" office:value-type="string" office:string-value="0,600000">
            <text:p>0,600000</text:p>
          </table:table-cell>
          <table:table-cell table:formula="of:=[.F7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3.000000</text:p>
          </table:table-cell>
          <table:table-cell office:value-type="string">
            <text:p>0.533333</text:p>
          </table:table-cell>
          <table:table-cell/>
          <table:table-cell table:formula="of:=LEFT([.B77:.B86];2)" office:value-type="string" office:string-value="73">
            <text:p>73</text:p>
          </table:table-cell>
          <table:table-cell table:formula="of:=REPLACE([.C77];2;1;&quot;,&quot;)" office:value-type="string" office:string-value="0,533333">
            <text:p>0,533333</text:p>
          </table:table-cell>
          <table:table-cell table:formula="of:=[.F7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000000</text:p>
          </table:table-cell>
          <table:table-cell office:value-type="string">
            <text:p>0.533333</text:p>
          </table:table-cell>
          <table:table-cell/>
          <table:table-cell table:formula="of:=LEFT([.B78:.B87];2)" office:value-type="string" office:string-value="74">
            <text:p>74</text:p>
          </table:table-cell>
          <table:table-cell table:formula="of:=REPLACE([.C78];2;1;&quot;,&quot;)" office:value-type="string" office:string-value="0,533333">
            <text:p>0,533333</text:p>
          </table:table-cell>
          <table:table-cell table:formula="of:=[.F7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5.000000</text:p>
          </table:table-cell>
          <table:table-cell office:value-type="string">
            <text:p>0.533333</text:p>
          </table:table-cell>
          <table:table-cell/>
          <table:table-cell table:formula="of:=LEFT([.B79:.B88];2)" office:value-type="string" office:string-value="75">
            <text:p>75</text:p>
          </table:table-cell>
          <table:table-cell table:formula="of:=REPLACE([.C79];2;1;&quot;,&quot;)" office:value-type="string" office:string-value="0,533333">
            <text:p>0,533333</text:p>
          </table:table-cell>
          <table:table-cell table:formula="of:=[.F7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6.000000</text:p>
          </table:table-cell>
          <table:table-cell office:value-type="string">
            <text:p>0.466667</text:p>
          </table:table-cell>
          <table:table-cell/>
          <table:table-cell table:formula="of:=LEFT([.B80:.B89];2)" office:value-type="string" office:string-value="76">
            <text:p>76</text:p>
          </table:table-cell>
          <table:table-cell table:formula="of:=REPLACE([.C80];2;1;&quot;,&quot;)" office:value-type="string" office:string-value="0,466667">
            <text:p>0,466667</text:p>
          </table:table-cell>
          <table:table-cell table:formula="of:=[.F8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7.000000</text:p>
          </table:table-cell>
          <table:table-cell office:value-type="string">
            <text:p>0.466667</text:p>
          </table:table-cell>
          <table:table-cell/>
          <table:table-cell table:formula="of:=LEFT([.B81:.B90];2)" office:value-type="string" office:string-value="77">
            <text:p>77</text:p>
          </table:table-cell>
          <table:table-cell table:formula="of:=REPLACE([.C81];2;1;&quot;,&quot;)" office:value-type="string" office:string-value="0,466667">
            <text:p>0,466667</text:p>
          </table:table-cell>
          <table:table-cell table:formula="of:=[.F8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8.000000</text:p>
          </table:table-cell>
          <table:table-cell office:value-type="string">
            <text:p>0.533333</text:p>
          </table:table-cell>
          <table:table-cell/>
          <table:table-cell table:formula="of:=LEFT([.B82:.B91];2)" office:value-type="string" office:string-value="78">
            <text:p>78</text:p>
          </table:table-cell>
          <table:table-cell table:formula="of:=REPLACE([.C82];2;1;&quot;,&quot;)" office:value-type="string" office:string-value="0,533333">
            <text:p>0,533333</text:p>
          </table:table-cell>
          <table:table-cell table:formula="of:=[.F8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9.000000</text:p>
          </table:table-cell>
          <table:table-cell office:value-type="string">
            <text:p>0.533333</text:p>
          </table:table-cell>
          <table:table-cell/>
          <table:table-cell table:formula="of:=LEFT([.B83:.B92];2)" office:value-type="string" office:string-value="79">
            <text:p>79</text:p>
          </table:table-cell>
          <table:table-cell table:formula="of:=REPLACE([.C83];2;1;&quot;,&quot;)" office:value-type="string" office:string-value="0,533333">
            <text:p>0,533333</text:p>
          </table:table-cell>
          <table:table-cell table:formula="of:=[.F8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0.000000</text:p>
          </table:table-cell>
          <table:table-cell office:value-type="string">
            <text:p>0.533333</text:p>
          </table:table-cell>
          <table:table-cell/>
          <table:table-cell table:formula="of:=LEFT([.B84:.B93];2)" office:value-type="string" office:string-value="80">
            <text:p>80</text:p>
          </table:table-cell>
          <table:table-cell table:formula="of:=REPLACE([.C84];2;1;&quot;,&quot;)" office:value-type="string" office:string-value="0,533333">
            <text:p>0,533333</text:p>
          </table:table-cell>
          <table:table-cell table:formula="of:=[.F8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.000000</text:p>
          </table:table-cell>
          <table:table-cell office:value-type="string">
            <text:p>0.600000</text:p>
          </table:table-cell>
          <table:table-cell/>
          <table:table-cell table:formula="of:=LEFT([.B85:.B94];2)" office:value-type="string" office:string-value="81">
            <text:p>81</text:p>
          </table:table-cell>
          <table:table-cell table:formula="of:=REPLACE([.C85];2;1;&quot;,&quot;)" office:value-type="string" office:string-value="0,600000">
            <text:p>0,600000</text:p>
          </table:table-cell>
          <table:table-cell table:formula="of:=[.F8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00000</text:p>
          </table:table-cell>
          <table:table-cell office:value-type="string">
            <text:p>0.600000</text:p>
          </table:table-cell>
          <table:table-cell/>
          <table:table-cell table:formula="of:=LEFT([.B86:.B95];2)" office:value-type="string" office:string-value="82">
            <text:p>82</text:p>
          </table:table-cell>
          <table:table-cell table:formula="of:=REPLACE([.C86];2;1;&quot;,&quot;)" office:value-type="string" office:string-value="0,600000">
            <text:p>0,600000</text:p>
          </table:table-cell>
          <table:table-cell table:formula="of:=[.F8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3.000000</text:p>
          </table:table-cell>
          <table:table-cell office:value-type="string">
            <text:p>0.533333</text:p>
          </table:table-cell>
          <table:table-cell/>
          <table:table-cell table:formula="of:=LEFT([.B87:.B96];2)" office:value-type="string" office:string-value="83">
            <text:p>83</text:p>
          </table:table-cell>
          <table:table-cell table:formula="of:=REPLACE([.C87];2;1;&quot;,&quot;)" office:value-type="string" office:string-value="0,533333">
            <text:p>0,533333</text:p>
          </table:table-cell>
          <table:table-cell table:formula="of:=[.F8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4.000000</text:p>
          </table:table-cell>
          <table:table-cell office:value-type="string">
            <text:p>0.600000</text:p>
          </table:table-cell>
          <table:table-cell/>
          <table:table-cell table:formula="of:=LEFT([.B88:.B97];2)" office:value-type="string" office:string-value="84">
            <text:p>84</text:p>
          </table:table-cell>
          <table:table-cell table:formula="of:=REPLACE([.C88];2;1;&quot;,&quot;)" office:value-type="string" office:string-value="0,600000">
            <text:p>0,600000</text:p>
          </table:table-cell>
          <table:table-cell table:formula="of:=[.F8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000000</text:p>
          </table:table-cell>
          <table:table-cell office:value-type="string">
            <text:p>0.600000</text:p>
          </table:table-cell>
          <table:table-cell/>
          <table:table-cell table:formula="of:=LEFT([.B89:.B98];2)" office:value-type="string" office:string-value="85">
            <text:p>85</text:p>
          </table:table-cell>
          <table:table-cell table:formula="of:=REPLACE([.C89];2;1;&quot;,&quot;)" office:value-type="string" office:string-value="0,600000">
            <text:p>0,600000</text:p>
          </table:table-cell>
          <table:table-cell table:formula="of:=[.F8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6.000000</text:p>
          </table:table-cell>
          <table:table-cell office:value-type="string">
            <text:p>0.600000</text:p>
          </table:table-cell>
          <table:table-cell/>
          <table:table-cell table:formula="of:=LEFT([.B90:.B99];2)" office:value-type="string" office:string-value="86">
            <text:p>86</text:p>
          </table:table-cell>
          <table:table-cell table:formula="of:=REPLACE([.C90];2;1;&quot;,&quot;)" office:value-type="string" office:string-value="0,600000">
            <text:p>0,600000</text:p>
          </table:table-cell>
          <table:table-cell table:formula="of:=[.F9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7.000000</text:p>
          </table:table-cell>
          <table:table-cell office:value-type="string">
            <text:p>0.466667</text:p>
          </table:table-cell>
          <table:table-cell/>
          <table:table-cell table:formula="of:=LEFT([.B91:.B100];2)" office:value-type="string" office:string-value="87">
            <text:p>87</text:p>
          </table:table-cell>
          <table:table-cell table:formula="of:=REPLACE([.C91];2;1;&quot;,&quot;)" office:value-type="string" office:string-value="0,466667">
            <text:p>0,466667</text:p>
          </table:table-cell>
          <table:table-cell table:formula="of:=[.F9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00000</text:p>
          </table:table-cell>
          <table:table-cell office:value-type="string">
            <text:p>0.533333</text:p>
          </table:table-cell>
          <table:table-cell/>
          <table:table-cell table:formula="of:=LEFT([.B92:.B101];2)" office:value-type="string" office:string-value="88">
            <text:p>88</text:p>
          </table:table-cell>
          <table:table-cell table:formula="of:=REPLACE([.C92];2;1;&quot;,&quot;)" office:value-type="string" office:string-value="0,533333">
            <text:p>0,533333</text:p>
          </table:table-cell>
          <table:table-cell table:formula="of:=[.F9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9.000000</text:p>
          </table:table-cell>
          <table:table-cell office:value-type="string">
            <text:p>0.533333</text:p>
          </table:table-cell>
          <table:table-cell/>
          <table:table-cell table:formula="of:=LEFT([.B93:.B102];2)" office:value-type="string" office:string-value="89">
            <text:p>89</text:p>
          </table:table-cell>
          <table:table-cell table:formula="of:=REPLACE([.C93];2;1;&quot;,&quot;)" office:value-type="string" office:string-value="0,533333">
            <text:p>0,533333</text:p>
          </table:table-cell>
          <table:table-cell table:formula="of:=[.F9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.000000</text:p>
          </table:table-cell>
          <table:table-cell office:value-type="string">
            <text:p>0.533333</text:p>
          </table:table-cell>
          <table:table-cell/>
          <table:table-cell table:formula="of:=LEFT([.B94:.B103];2)" office:value-type="string" office:string-value="90">
            <text:p>90</text:p>
          </table:table-cell>
          <table:table-cell table:formula="of:=REPLACE([.C94];2;1;&quot;,&quot;)" office:value-type="string" office:string-value="0,533333">
            <text:p>0,533333</text:p>
          </table:table-cell>
          <table:table-cell table:formula="of:=[.F9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1.000000</text:p>
          </table:table-cell>
          <table:table-cell office:value-type="string">
            <text:p>0.533333</text:p>
          </table:table-cell>
          <table:table-cell/>
          <table:table-cell table:formula="of:=LEFT([.B95:.B104];2)" office:value-type="string" office:string-value="91">
            <text:p>91</text:p>
          </table:table-cell>
          <table:table-cell table:formula="of:=REPLACE([.C95];2;1;&quot;,&quot;)" office:value-type="string" office:string-value="0,533333">
            <text:p>0,533333</text:p>
          </table:table-cell>
          <table:table-cell table:formula="of:=[.F9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2.000000</text:p>
          </table:table-cell>
          <table:table-cell office:value-type="string">
            <text:p>0.533333</text:p>
          </table:table-cell>
          <table:table-cell/>
          <table:table-cell table:formula="of:=LEFT([.B96:.B105];2)" office:value-type="string" office:string-value="92">
            <text:p>92</text:p>
          </table:table-cell>
          <table:table-cell table:formula="of:=REPLACE([.C96];2;1;&quot;,&quot;)" office:value-type="string" office:string-value="0,533333">
            <text:p>0,533333</text:p>
          </table:table-cell>
          <table:table-cell table:formula="of:=[.F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3.000000</text:p>
          </table:table-cell>
          <table:table-cell office:value-type="string">
            <text:p>0.533333</text:p>
          </table:table-cell>
          <table:table-cell/>
          <table:table-cell table:formula="of:=LEFT([.B97:.B106];2)" office:value-type="string" office:string-value="93">
            <text:p>93</text:p>
          </table:table-cell>
          <table:table-cell table:formula="of:=REPLACE([.C97];2;1;&quot;,&quot;)" office:value-type="string" office:string-value="0,533333">
            <text:p>0,533333</text:p>
          </table:table-cell>
          <table:table-cell table:formula="of:=[.F9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4.000000</text:p>
          </table:table-cell>
          <table:table-cell office:value-type="string">
            <text:p>0.533333</text:p>
          </table:table-cell>
          <table:table-cell/>
          <table:table-cell table:formula="of:=LEFT([.B98:.B107];2)" office:value-type="string" office:string-value="94">
            <text:p>94</text:p>
          </table:table-cell>
          <table:table-cell table:formula="of:=REPLACE([.C98];2;1;&quot;,&quot;)" office:value-type="string" office:string-value="0,533333">
            <text:p>0,533333</text:p>
          </table:table-cell>
          <table:table-cell table:formula="of:=[.F9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5.000000</text:p>
          </table:table-cell>
          <table:table-cell office:value-type="string">
            <text:p>0.533333</text:p>
          </table:table-cell>
          <table:table-cell/>
          <table:table-cell table:formula="of:=LEFT([.B99:.B108];2)" office:value-type="string" office:string-value="95">
            <text:p>95</text:p>
          </table:table-cell>
          <table:table-cell table:formula="of:=REPLACE([.C99];2;1;&quot;,&quot;)" office:value-type="string" office:string-value="0,533333">
            <text:p>0,533333</text:p>
          </table:table-cell>
          <table:table-cell table:formula="of:=[.F9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6.000000</text:p>
          </table:table-cell>
          <table:table-cell office:value-type="string">
            <text:p>0.600000</text:p>
          </table:table-cell>
          <table:table-cell/>
          <table:table-cell table:formula="of:=LEFT([.B100:.B109];2)" office:value-type="string" office:string-value="96">
            <text:p>96</text:p>
          </table:table-cell>
          <table:table-cell table:formula="of:=REPLACE([.C100];2;1;&quot;,&quot;)" office:value-type="string" office:string-value="0,600000">
            <text:p>0,600000</text:p>
          </table:table-cell>
          <table:table-cell table:formula="of:=[.F1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7.000000</text:p>
          </table:table-cell>
          <table:table-cell office:value-type="string">
            <text:p>0.533333</text:p>
          </table:table-cell>
          <table:table-cell/>
          <table:table-cell table:formula="of:=LEFT([.B101:.B110];2)" office:value-type="string" office:string-value="97">
            <text:p>97</text:p>
          </table:table-cell>
          <table:table-cell table:formula="of:=REPLACE([.C101];2;1;&quot;,&quot;)" office:value-type="string" office:string-value="0,533333">
            <text:p>0,533333</text:p>
          </table:table-cell>
          <table:table-cell table:formula="of:=[.F10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8.000000</text:p>
          </table:table-cell>
          <table:table-cell office:value-type="string">
            <text:p>0.533333</text:p>
          </table:table-cell>
          <table:table-cell/>
          <table:table-cell table:formula="of:=LEFT([.B102:.B111];2)" office:value-type="string" office:string-value="98">
            <text:p>98</text:p>
          </table:table-cell>
          <table:table-cell table:formula="of:=REPLACE([.C102];2;1;&quot;,&quot;)" office:value-type="string" office:string-value="0,533333">
            <text:p>0,533333</text:p>
          </table:table-cell>
          <table:table-cell table:formula="of:=[.F10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9.000000</text:p>
          </table:table-cell>
          <table:table-cell office:value-type="string">
            <text:p>0.533333</text:p>
          </table:table-cell>
          <table:table-cell/>
          <table:table-cell table:formula="of:=LEFT([.B103:.B112];2)" office:value-type="string" office:string-value="99">
            <text:p>99</text:p>
          </table:table-cell>
          <table:table-cell table:formula="of:=REPLACE([.C103];2;1;&quot;,&quot;)" office:value-type="string" office:string-value="0,533333">
            <text:p>0,533333</text:p>
          </table:table-cell>
          <table:table-cell table:formula="of:=[.F10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.000000</text:p>
          </table:table-cell>
          <table:table-cell office:value-type="string">
            <text:p>0.466667</text:p>
          </table:table-cell>
          <table:table-cell/>
          <table:table-cell table:formula="of:=LEFT([.B104:.B113];3)" office:value-type="string" office:string-value="100">
            <text:p>100</text:p>
          </table:table-cell>
          <table:table-cell table:formula="of:=REPLACE([.C104];2;1;&quot;,&quot;)" office:value-type="string" office:string-value="0,466667">
            <text:p>0,466667</text:p>
          </table:table-cell>
          <table:table-cell table:formula="of:=[.F10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000000</text:p>
          </table:table-cell>
          <table:table-cell office:value-type="string">
            <text:p>0.466667</text:p>
          </table:table-cell>
          <table:table-cell/>
          <table:table-cell table:formula="of:=LEFT([.B105:.B114];3)" office:value-type="string" office:string-value="101">
            <text:p>101</text:p>
          </table:table-cell>
          <table:table-cell table:formula="of:=REPLACE([.C105];2;1;&quot;,&quot;)" office:value-type="string" office:string-value="0,466667">
            <text:p>0,466667</text:p>
          </table:table-cell>
          <table:table-cell table:formula="of:=[.F10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2.000000</text:p>
          </table:table-cell>
          <table:table-cell office:value-type="string">
            <text:p>0.466667</text:p>
          </table:table-cell>
          <table:table-cell/>
          <table:table-cell table:formula="of:=LEFT([.B106:.B115];3)" office:value-type="string" office:string-value="102">
            <text:p>102</text:p>
          </table:table-cell>
          <table:table-cell table:formula="of:=REPLACE([.C106];2;1;&quot;,&quot;)" office:value-type="string" office:string-value="0,466667">
            <text:p>0,466667</text:p>
          </table:table-cell>
          <table:table-cell table:formula="of:=[.F10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3.000000</text:p>
          </table:table-cell>
          <table:table-cell office:value-type="string">
            <text:p>0.466667</text:p>
          </table:table-cell>
          <table:table-cell/>
          <table:table-cell table:formula="of:=LEFT([.B107:.B116];3)" office:value-type="string" office:string-value="103">
            <text:p>103</text:p>
          </table:table-cell>
          <table:table-cell table:formula="of:=REPLACE([.C107];2;1;&quot;,&quot;)" office:value-type="string" office:string-value="0,466667">
            <text:p>0,466667</text:p>
          </table:table-cell>
          <table:table-cell table:formula="of:=[.F10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4.000000</text:p>
          </table:table-cell>
          <table:table-cell office:value-type="string">
            <text:p>0.533333</text:p>
          </table:table-cell>
          <table:table-cell/>
          <table:table-cell table:formula="of:=LEFT([.B108:.B117];3)" office:value-type="string" office:string-value="104">
            <text:p>104</text:p>
          </table:table-cell>
          <table:table-cell table:formula="of:=REPLACE([.C108];2;1;&quot;,&quot;)" office:value-type="string" office:string-value="0,533333">
            <text:p>0,533333</text:p>
          </table:table-cell>
          <table:table-cell table:formula="of:=[.F10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5.000000</text:p>
          </table:table-cell>
          <table:table-cell office:value-type="string">
            <text:p>0.466667</text:p>
          </table:table-cell>
          <table:table-cell/>
          <table:table-cell table:formula="of:=LEFT([.B109:.B118];3)" office:value-type="string" office:string-value="105">
            <text:p>105</text:p>
          </table:table-cell>
          <table:table-cell table:formula="of:=REPLACE([.C109];2;1;&quot;,&quot;)" office:value-type="string" office:string-value="0,466667">
            <text:p>0,466667</text:p>
          </table:table-cell>
          <table:table-cell table:formula="of:=[.F10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6.000000</text:p>
          </table:table-cell>
          <table:table-cell office:value-type="string">
            <text:p>0.533333</text:p>
          </table:table-cell>
          <table:table-cell/>
          <table:table-cell table:formula="of:=LEFT([.B110:.B119];3)" office:value-type="string" office:string-value="106">
            <text:p>106</text:p>
          </table:table-cell>
          <table:table-cell table:formula="of:=REPLACE([.C110];2;1;&quot;,&quot;)" office:value-type="string" office:string-value="0,533333">
            <text:p>0,533333</text:p>
          </table:table-cell>
          <table:table-cell table:formula="of:=[.F11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7.000000</text:p>
          </table:table-cell>
          <table:table-cell office:value-type="string">
            <text:p>0.533333</text:p>
          </table:table-cell>
          <table:table-cell/>
          <table:table-cell table:formula="of:=LEFT([.B111:.B120];3)" office:value-type="string" office:string-value="107">
            <text:p>107</text:p>
          </table:table-cell>
          <table:table-cell table:formula="of:=REPLACE([.C111];2;1;&quot;,&quot;)" office:value-type="string" office:string-value="0,533333">
            <text:p>0,533333</text:p>
          </table:table-cell>
          <table:table-cell table:formula="of:=[.F11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.000000</text:p>
          </table:table-cell>
          <table:table-cell office:value-type="string">
            <text:p>0.466667</text:p>
          </table:table-cell>
          <table:table-cell/>
          <table:table-cell table:formula="of:=LEFT([.B112:.B121];3)" office:value-type="string" office:string-value="108">
            <text:p>108</text:p>
          </table:table-cell>
          <table:table-cell table:formula="of:=REPLACE([.C112];2;1;&quot;,&quot;)" office:value-type="string" office:string-value="0,466667">
            <text:p>0,466667</text:p>
          </table:table-cell>
          <table:table-cell table:formula="of:=[.F11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9.000000</text:p>
          </table:table-cell>
          <table:table-cell office:value-type="string">
            <text:p>0.533333</text:p>
          </table:table-cell>
          <table:table-cell/>
          <table:table-cell table:formula="of:=LEFT([.B113:.B122];3)" office:value-type="string" office:string-value="109">
            <text:p>109</text:p>
          </table:table-cell>
          <table:table-cell table:formula="of:=REPLACE([.C113];2;1;&quot;,&quot;)" office:value-type="string" office:string-value="0,533333">
            <text:p>0,533333</text:p>
          </table:table-cell>
          <table:table-cell table:formula="of:=[.F11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0.000000</text:p>
          </table:table-cell>
          <table:table-cell office:value-type="string">
            <text:p>0.533333</text:p>
          </table:table-cell>
          <table:table-cell/>
          <table:table-cell table:formula="of:=LEFT([.B114:.B123];3)" office:value-type="string" office:string-value="110">
            <text:p>110</text:p>
          </table:table-cell>
          <table:table-cell table:formula="of:=REPLACE([.C114];2;1;&quot;,&quot;)" office:value-type="string" office:string-value="0,533333">
            <text:p>0,533333</text:p>
          </table:table-cell>
          <table:table-cell table:formula="of:=[.F11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1.000000</text:p>
          </table:table-cell>
          <table:table-cell office:value-type="string">
            <text:p>0.533333</text:p>
          </table:table-cell>
          <table:table-cell/>
          <table:table-cell table:formula="of:=LEFT([.B115:.B124];3)" office:value-type="string" office:string-value="111">
            <text:p>111</text:p>
          </table:table-cell>
          <table:table-cell table:formula="of:=REPLACE([.C115];2;1;&quot;,&quot;)" office:value-type="string" office:string-value="0,533333">
            <text:p>0,533333</text:p>
          </table:table-cell>
          <table:table-cell table:formula="of:=[.F11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2.000000</text:p>
          </table:table-cell>
          <table:table-cell office:value-type="string">
            <text:p>0.533333</text:p>
          </table:table-cell>
          <table:table-cell/>
          <table:table-cell table:formula="of:=LEFT([.B116:.B125];3)" office:value-type="string" office:string-value="112">
            <text:p>112</text:p>
          </table:table-cell>
          <table:table-cell table:formula="of:=REPLACE([.C116];2;1;&quot;,&quot;)" office:value-type="string" office:string-value="0,533333">
            <text:p>0,533333</text:p>
          </table:table-cell>
          <table:table-cell table:formula="of:=[.F11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3.000000</text:p>
          </table:table-cell>
          <table:table-cell office:value-type="string">
            <text:p>0.400000</text:p>
          </table:table-cell>
          <table:table-cell/>
          <table:table-cell table:formula="of:=LEFT([.B117:.B126];3)" office:value-type="string" office:string-value="113">
            <text:p>113</text:p>
          </table:table-cell>
          <table:table-cell table:style-name="ce7" table:formula="of:=REPLACE([.C117];2;1;&quot;,&quot;)" office:value-type="string" office:string-value="0,400000">
            <text:p>0,400000</text:p>
          </table:table-cell>
          <table:table-cell table:formula="of:=[.F117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4.000000</text:p>
          </table:table-cell>
          <table:table-cell office:value-type="string">
            <text:p>0.466667</text:p>
          </table:table-cell>
          <table:table-cell/>
          <table:table-cell table:formula="of:=LEFT([.B118:.B127];3)" office:value-type="string" office:string-value="114">
            <text:p>114</text:p>
          </table:table-cell>
          <table:table-cell table:formula="of:=REPLACE([.C118];2;1;&quot;,&quot;)" office:value-type="string" office:string-value="0,466667">
            <text:p>0,466667</text:p>
          </table:table-cell>
          <table:table-cell table:formula="of:=[.F11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5.000000</text:p>
          </table:table-cell>
          <table:table-cell office:value-type="string">
            <text:p>0.466667</text:p>
          </table:table-cell>
          <table:table-cell/>
          <table:table-cell table:formula="of:=LEFT([.B119:.B128];3)" office:value-type="string" office:string-value="115">
            <text:p>115</text:p>
          </table:table-cell>
          <table:table-cell table:formula="of:=REPLACE([.C119];2;1;&quot;,&quot;)" office:value-type="string" office:string-value="0,466667">
            <text:p>0,466667</text:p>
          </table:table-cell>
          <table:table-cell table:formula="of:=[.F11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6.000000</text:p>
          </table:table-cell>
          <table:table-cell office:value-type="string">
            <text:p>0.466667</text:p>
          </table:table-cell>
          <table:table-cell/>
          <table:table-cell table:formula="of:=LEFT([.B120:.B129];3)" office:value-type="string" office:string-value="116">
            <text:p>116</text:p>
          </table:table-cell>
          <table:table-cell table:formula="of:=REPLACE([.C120];2;1;&quot;,&quot;)" office:value-type="string" office:string-value="0,466667">
            <text:p>0,466667</text:p>
          </table:table-cell>
          <table:table-cell table:formula="of:=[.F12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7.000000</text:p>
          </table:table-cell>
          <table:table-cell office:value-type="string">
            <text:p>0.600000</text:p>
          </table:table-cell>
          <table:table-cell/>
          <table:table-cell table:formula="of:=LEFT([.B121:.B130];3)" office:value-type="string" office:string-value="117">
            <text:p>117</text:p>
          </table:table-cell>
          <table:table-cell table:formula="of:=REPLACE([.C121];2;1;&quot;,&quot;)" office:value-type="string" office:string-value="0,600000">
            <text:p>0,600000</text:p>
          </table:table-cell>
          <table:table-cell table:formula="of:=[.F12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8.000000</text:p>
          </table:table-cell>
          <table:table-cell office:value-type="string">
            <text:p>0.533333</text:p>
          </table:table-cell>
          <table:table-cell/>
          <table:table-cell table:formula="of:=LEFT([.B122:.B131];3)" office:value-type="string" office:string-value="118">
            <text:p>118</text:p>
          </table:table-cell>
          <table:table-cell table:formula="of:=REPLACE([.C122];2;1;&quot;,&quot;)" office:value-type="string" office:string-value="0,533333">
            <text:p>0,533333</text:p>
          </table:table-cell>
          <table:table-cell table:formula="of:=[.F12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9.000000</text:p>
          </table:table-cell>
          <table:table-cell office:value-type="string">
            <text:p>0.533333</text:p>
          </table:table-cell>
          <table:table-cell/>
          <table:table-cell table:formula="of:=LEFT([.B123:.B132];3)" office:value-type="string" office:string-value="119">
            <text:p>119</text:p>
          </table:table-cell>
          <table:table-cell table:formula="of:=REPLACE([.C123];2;1;&quot;,&quot;)" office:value-type="string" office:string-value="0,533333">
            <text:p>0,533333</text:p>
          </table:table-cell>
          <table:table-cell table:formula="of:=[.F12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0.000000</text:p>
          </table:table-cell>
          <table:table-cell office:value-type="string">
            <text:p>0.533333</text:p>
          </table:table-cell>
          <table:table-cell/>
          <table:table-cell table:formula="of:=LEFT([.B124:.B133];3)" office:value-type="string" office:string-value="120">
            <text:p>120</text:p>
          </table:table-cell>
          <table:table-cell table:formula="of:=REPLACE([.C124];2;1;&quot;,&quot;)" office:value-type="string" office:string-value="0,533333">
            <text:p>0,533333</text:p>
          </table:table-cell>
          <table:table-cell table:formula="of:=[.F12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1.000000</text:p>
          </table:table-cell>
          <table:table-cell office:value-type="string">
            <text:p>0.533333</text:p>
          </table:table-cell>
          <table:table-cell/>
          <table:table-cell table:formula="of:=LEFT([.B125:.B134];3)" office:value-type="string" office:string-value="121">
            <text:p>121</text:p>
          </table:table-cell>
          <table:table-cell table:formula="of:=REPLACE([.C125];2;1;&quot;,&quot;)" office:value-type="string" office:string-value="0,533333">
            <text:p>0,533333</text:p>
          </table:table-cell>
          <table:table-cell table:formula="of:=[.F12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000000</text:p>
          </table:table-cell>
          <table:table-cell office:value-type="string">
            <text:p>0.533333</text:p>
          </table:table-cell>
          <table:table-cell/>
          <table:table-cell table:formula="of:=LEFT([.B126:.B135];3)" office:value-type="string" office:string-value="122">
            <text:p>122</text:p>
          </table:table-cell>
          <table:table-cell table:formula="of:=REPLACE([.C126];2;1;&quot;,&quot;)" office:value-type="string" office:string-value="0,533333">
            <text:p>0,533333</text:p>
          </table:table-cell>
          <table:table-cell table:formula="of:=[.F12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3.000000</text:p>
          </table:table-cell>
          <table:table-cell office:value-type="string">
            <text:p>0.533333</text:p>
          </table:table-cell>
          <table:table-cell/>
          <table:table-cell table:formula="of:=LEFT([.B127:.B136];3)" office:value-type="string" office:string-value="123">
            <text:p>123</text:p>
          </table:table-cell>
          <table:table-cell table:formula="of:=REPLACE([.C127];2;1;&quot;,&quot;)" office:value-type="string" office:string-value="0,533333">
            <text:p>0,533333</text:p>
          </table:table-cell>
          <table:table-cell table:formula="of:=[.F12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4.000000</text:p>
          </table:table-cell>
          <table:table-cell office:value-type="string">
            <text:p>0.466667</text:p>
          </table:table-cell>
          <table:table-cell/>
          <table:table-cell table:formula="of:=LEFT([.B128:.B137];3)" office:value-type="string" office:string-value="124">
            <text:p>124</text:p>
          </table:table-cell>
          <table:table-cell table:formula="of:=REPLACE([.C128];2;1;&quot;,&quot;)" office:value-type="string" office:string-value="0,466667">
            <text:p>0,466667</text:p>
          </table:table-cell>
          <table:table-cell table:formula="of:=[.F12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5.000000</text:p>
          </table:table-cell>
          <table:table-cell office:value-type="string">
            <text:p>0.533333</text:p>
          </table:table-cell>
          <table:table-cell/>
          <table:table-cell table:formula="of:=LEFT([.B129:.B138];3)" office:value-type="string" office:string-value="125">
            <text:p>125</text:p>
          </table:table-cell>
          <table:table-cell table:formula="of:=REPLACE([.C129];2;1;&quot;,&quot;)" office:value-type="string" office:string-value="0,533333">
            <text:p>0,533333</text:p>
          </table:table-cell>
          <table:table-cell table:formula="of:=[.F12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6.000000</text:p>
          </table:table-cell>
          <table:table-cell office:value-type="string">
            <text:p>0.466667</text:p>
          </table:table-cell>
          <table:table-cell/>
          <table:table-cell table:formula="of:=LEFT([.B130:.B139];3)" office:value-type="string" office:string-value="126">
            <text:p>126</text:p>
          </table:table-cell>
          <table:table-cell table:formula="of:=REPLACE([.C130];2;1;&quot;,&quot;)" office:value-type="string" office:string-value="0,466667">
            <text:p>0,466667</text:p>
          </table:table-cell>
          <table:table-cell table:formula="of:=[.F13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7.000000</text:p>
          </table:table-cell>
          <table:table-cell office:value-type="string">
            <text:p>0.466667</text:p>
          </table:table-cell>
          <table:table-cell/>
          <table:table-cell table:formula="of:=LEFT([.B131:.B140];3)" office:value-type="string" office:string-value="127">
            <text:p>127</text:p>
          </table:table-cell>
          <table:table-cell table:formula="of:=REPLACE([.C131];2;1;&quot;,&quot;)" office:value-type="string" office:string-value="0,466667">
            <text:p>0,466667</text:p>
          </table:table-cell>
          <table:table-cell table:formula="of:=[.F13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00000</text:p>
          </table:table-cell>
          <table:table-cell office:value-type="string">
            <text:p>0.466667</text:p>
          </table:table-cell>
          <table:table-cell/>
          <table:table-cell table:formula="of:=LEFT([.B132:.B141];3)" office:value-type="string" office:string-value="128">
            <text:p>128</text:p>
          </table:table-cell>
          <table:table-cell table:formula="of:=REPLACE([.C132];2;1;&quot;,&quot;)" office:value-type="string" office:string-value="0,466667">
            <text:p>0,466667</text:p>
          </table:table-cell>
          <table:table-cell table:formula="of:=[.F13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9.000000</text:p>
          </table:table-cell>
          <table:table-cell office:value-type="string">
            <text:p>0.533333</text:p>
          </table:table-cell>
          <table:table-cell/>
          <table:table-cell table:formula="of:=LEFT([.B133:.B142];3)" office:value-type="string" office:string-value="129">
            <text:p>129</text:p>
          </table:table-cell>
          <table:table-cell table:formula="of:=REPLACE([.C133];2;1;&quot;,&quot;)" office:value-type="string" office:string-value="0,533333">
            <text:p>0,533333</text:p>
          </table:table-cell>
          <table:table-cell table:formula="of:=[.F1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0.000000</text:p>
          </table:table-cell>
          <table:table-cell office:value-type="string">
            <text:p>0.466667</text:p>
          </table:table-cell>
          <table:table-cell/>
          <table:table-cell table:formula="of:=LEFT([.B134:.B143];3)" office:value-type="string" office:string-value="130">
            <text:p>130</text:p>
          </table:table-cell>
          <table:table-cell table:formula="of:=REPLACE([.C134];2;1;&quot;,&quot;)" office:value-type="string" office:string-value="0,466667">
            <text:p>0,466667</text:p>
          </table:table-cell>
          <table:table-cell table:formula="of:=[.F1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000000</text:p>
          </table:table-cell>
          <table:table-cell office:value-type="string">
            <text:p>0.466667</text:p>
          </table:table-cell>
          <table:table-cell/>
          <table:table-cell table:formula="of:=LEFT([.B135:.B144];3)" office:value-type="string" office:string-value="131">
            <text:p>131</text:p>
          </table:table-cell>
          <table:table-cell table:formula="of:=REPLACE([.C135];2;1;&quot;,&quot;)" office:value-type="string" office:string-value="0,466667">
            <text:p>0,466667</text:p>
          </table:table-cell>
          <table:table-cell table:formula="of:=[.F13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2.000000</text:p>
          </table:table-cell>
          <table:table-cell office:value-type="string">
            <text:p>0.466667</text:p>
          </table:table-cell>
          <table:table-cell/>
          <table:table-cell table:formula="of:=LEFT([.B136:.B145];3)" office:value-type="string" office:string-value="132">
            <text:p>132</text:p>
          </table:table-cell>
          <table:table-cell table:formula="of:=REPLACE([.C136];2;1;&quot;,&quot;)" office:value-type="string" office:string-value="0,466667">
            <text:p>0,466667</text:p>
          </table:table-cell>
          <table:table-cell table:formula="of:=[.F13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3.000000</text:p>
          </table:table-cell>
          <table:table-cell office:value-type="string">
            <text:p>0.466667</text:p>
          </table:table-cell>
          <table:table-cell/>
          <table:table-cell table:formula="of:=LEFT([.B137:.B146];3)" office:value-type="string" office:string-value="133">
            <text:p>133</text:p>
          </table:table-cell>
          <table:table-cell table:formula="of:=REPLACE([.C137];2;1;&quot;,&quot;)" office:value-type="string" office:string-value="0,466667">
            <text:p>0,466667</text:p>
          </table:table-cell>
          <table:table-cell table:formula="of:=[.F13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4.000000</text:p>
          </table:table-cell>
          <table:table-cell office:value-type="string">
            <text:p>0.466667</text:p>
          </table:table-cell>
          <table:table-cell/>
          <table:table-cell table:formula="of:=LEFT([.B138:.B147];3)" office:value-type="string" office:string-value="134">
            <text:p>134</text:p>
          </table:table-cell>
          <table:table-cell table:formula="of:=REPLACE([.C138];2;1;&quot;,&quot;)" office:value-type="string" office:string-value="0,466667">
            <text:p>0,466667</text:p>
          </table:table-cell>
          <table:table-cell table:formula="of:=[.F13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5.000000</text:p>
          </table:table-cell>
          <table:table-cell office:value-type="string">
            <text:p>0.466667</text:p>
          </table:table-cell>
          <table:table-cell/>
          <table:table-cell table:formula="of:=LEFT([.B139:.B148];3)" office:value-type="string" office:string-value="135">
            <text:p>135</text:p>
          </table:table-cell>
          <table:table-cell table:formula="of:=REPLACE([.C139];2;1;&quot;,&quot;)" office:value-type="string" office:string-value="0,466667">
            <text:p>0,466667</text:p>
          </table:table-cell>
          <table:table-cell table:formula="of:=[.F13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6.000000</text:p>
          </table:table-cell>
          <table:table-cell office:value-type="string">
            <text:p>0.466667</text:p>
          </table:table-cell>
          <table:table-cell/>
          <table:table-cell table:formula="of:=LEFT([.B140:.B149];3)" office:value-type="string" office:string-value="136">
            <text:p>136</text:p>
          </table:table-cell>
          <table:table-cell table:formula="of:=REPLACE([.C140];2;1;&quot;,&quot;)" office:value-type="string" office:string-value="0,466667">
            <text:p>0,466667</text:p>
          </table:table-cell>
          <table:table-cell table:formula="of:=[.F14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7.000000</text:p>
          </table:table-cell>
          <table:table-cell office:value-type="string">
            <text:p>0.466667</text:p>
          </table:table-cell>
          <table:table-cell/>
          <table:table-cell table:formula="of:=LEFT([.B141:.B150];3)" office:value-type="string" office:string-value="137">
            <text:p>137</text:p>
          </table:table-cell>
          <table:table-cell table:formula="of:=REPLACE([.C141];2;1;&quot;,&quot;)" office:value-type="string" office:string-value="0,466667">
            <text:p>0,466667</text:p>
          </table:table-cell>
          <table:table-cell table:formula="of:=[.F14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8.000000</text:p>
          </table:table-cell>
          <table:table-cell office:value-type="string">
            <text:p>0.466667</text:p>
          </table:table-cell>
          <table:table-cell/>
          <table:table-cell table:formula="of:=LEFT([.B142:.B151];3)" office:value-type="string" office:string-value="138">
            <text:p>138</text:p>
          </table:table-cell>
          <table:table-cell table:formula="of:=REPLACE([.C142];2;1;&quot;,&quot;)" office:value-type="string" office:string-value="0,466667">
            <text:p>0,466667</text:p>
          </table:table-cell>
          <table:table-cell table:formula="of:=[.F14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9.000000</text:p>
          </table:table-cell>
          <table:table-cell office:value-type="string">
            <text:p>0.466667</text:p>
          </table:table-cell>
          <table:table-cell/>
          <table:table-cell table:formula="of:=LEFT([.B143:.B152];3)" office:value-type="string" office:string-value="139">
            <text:p>139</text:p>
          </table:table-cell>
          <table:table-cell table:formula="of:=REPLACE([.C143];2;1;&quot;,&quot;)" office:value-type="string" office:string-value="0,466667">
            <text:p>0,466667</text:p>
          </table:table-cell>
          <table:table-cell table:formula="of:=[.F14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0.000000</text:p>
          </table:table-cell>
          <table:table-cell office:value-type="string">
            <text:p>0.466667</text:p>
          </table:table-cell>
          <table:table-cell/>
          <table:table-cell table:formula="of:=LEFT([.B144:.B153];3)" office:value-type="string" office:string-value="140">
            <text:p>140</text:p>
          </table:table-cell>
          <table:table-cell table:formula="of:=REPLACE([.C144];2;1;&quot;,&quot;)" office:value-type="string" office:string-value="0,466667">
            <text:p>0,466667</text:p>
          </table:table-cell>
          <table:table-cell table:formula="of:=[.F14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1.000000</text:p>
          </table:table-cell>
          <table:table-cell office:value-type="string">
            <text:p>0.533333</text:p>
          </table:table-cell>
          <table:table-cell/>
          <table:table-cell table:formula="of:=LEFT([.B145:.B154];3)" office:value-type="string" office:string-value="141">
            <text:p>141</text:p>
          </table:table-cell>
          <table:table-cell table:formula="of:=REPLACE([.C145];2;1;&quot;,&quot;)" office:value-type="string" office:string-value="0,533333">
            <text:p>0,533333</text:p>
          </table:table-cell>
          <table:table-cell table:formula="of:=[.F1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2.000000</text:p>
          </table:table-cell>
          <table:table-cell office:value-type="string">
            <text:p>0.533333</text:p>
          </table:table-cell>
          <table:table-cell/>
          <table:table-cell table:formula="of:=LEFT([.B146:.B155];3)" office:value-type="string" office:string-value="142">
            <text:p>142</text:p>
          </table:table-cell>
          <table:table-cell table:formula="of:=REPLACE([.C146];2;1;&quot;,&quot;)" office:value-type="string" office:string-value="0,533333">
            <text:p>0,533333</text:p>
          </table:table-cell>
          <table:table-cell table:formula="of:=[.F14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3.000000</text:p>
          </table:table-cell>
          <table:table-cell office:value-type="string">
            <text:p>0.533333</text:p>
          </table:table-cell>
          <table:table-cell/>
          <table:table-cell table:formula="of:=LEFT([.B147:.B156];3)" office:value-type="string" office:string-value="143">
            <text:p>143</text:p>
          </table:table-cell>
          <table:table-cell table:formula="of:=REPLACE([.C147];2;1;&quot;,&quot;)" office:value-type="string" office:string-value="0,533333">
            <text:p>0,533333</text:p>
          </table:table-cell>
          <table:table-cell table:formula="of:=[.F14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4.000000</text:p>
          </table:table-cell>
          <table:table-cell office:value-type="string">
            <text:p>0.600000</text:p>
          </table:table-cell>
          <table:table-cell/>
          <table:table-cell table:formula="of:=LEFT([.B148:.B157];3)" office:value-type="string" office:string-value="144">
            <text:p>144</text:p>
          </table:table-cell>
          <table:table-cell table:formula="of:=REPLACE([.C148];2;1;&quot;,&quot;)" office:value-type="string" office:string-value="0,600000">
            <text:p>0,600000</text:p>
          </table:table-cell>
          <table:table-cell table:formula="of:=[.F14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5.000000</text:p>
          </table:table-cell>
          <table:table-cell office:value-type="string">
            <text:p>0.600000</text:p>
          </table:table-cell>
          <table:table-cell/>
          <table:table-cell table:formula="of:=LEFT([.B149:.B158];3)" office:value-type="string" office:string-value="145">
            <text:p>145</text:p>
          </table:table-cell>
          <table:table-cell table:formula="of:=REPLACE([.C149];2;1;&quot;,&quot;)" office:value-type="string" office:string-value="0,600000">
            <text:p>0,600000</text:p>
          </table:table-cell>
          <table:table-cell table:formula="of:=[.F14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6.000000</text:p>
          </table:table-cell>
          <table:table-cell office:value-type="string">
            <text:p>0.600000</text:p>
          </table:table-cell>
          <table:table-cell/>
          <table:table-cell table:formula="of:=LEFT([.B150:.B159];3)" office:value-type="string" office:string-value="146">
            <text:p>146</text:p>
          </table:table-cell>
          <table:table-cell table:formula="of:=REPLACE([.C150];2;1;&quot;,&quot;)" office:value-type="string" office:string-value="0,600000">
            <text:p>0,600000</text:p>
          </table:table-cell>
          <table:table-cell table:formula="of:=[.F15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7.000000</text:p>
          </table:table-cell>
          <table:table-cell office:value-type="string">
            <text:p>0.600000</text:p>
          </table:table-cell>
          <table:table-cell/>
          <table:table-cell table:formula="of:=LEFT([.B151:.B160];3)" office:value-type="string" office:string-value="147">
            <text:p>147</text:p>
          </table:table-cell>
          <table:table-cell table:formula="of:=REPLACE([.C151];2;1;&quot;,&quot;)" office:value-type="string" office:string-value="0,600000">
            <text:p>0,600000</text:p>
          </table:table-cell>
          <table:table-cell table:formula="of:=[.F15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8.000000</text:p>
          </table:table-cell>
          <table:table-cell office:value-type="string">
            <text:p>0.600000</text:p>
          </table:table-cell>
          <table:table-cell/>
          <table:table-cell table:formula="of:=LEFT([.B152:.B161];3)" office:value-type="string" office:string-value="148">
            <text:p>148</text:p>
          </table:table-cell>
          <table:table-cell table:formula="of:=REPLACE([.C152];2;1;&quot;,&quot;)" office:value-type="string" office:string-value="0,600000">
            <text:p>0,600000</text:p>
          </table:table-cell>
          <table:table-cell table:formula="of:=[.F15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9.000000</text:p>
          </table:table-cell>
          <table:table-cell office:value-type="string">
            <text:p>0.666667</text:p>
          </table:table-cell>
          <table:table-cell/>
          <table:table-cell table:formula="of:=LEFT([.B153:.B162];3)" office:value-type="string" office:string-value="149">
            <text:p>149</text:p>
          </table:table-cell>
          <table:table-cell table:formula="of:=REPLACE([.C153];2;1;&quot;,&quot;)" office:value-type="string" office:string-value="0,666667">
            <text:p>0,666667</text:p>
          </table:table-cell>
          <table:table-cell table:formula="of:=[.F15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0.000000</text:p>
          </table:table-cell>
          <table:table-cell office:value-type="string">
            <text:p>0.666667</text:p>
          </table:table-cell>
          <table:table-cell/>
          <table:table-cell table:formula="of:=LEFT([.B154:.B163];3)" office:value-type="string" office:string-value="150">
            <text:p>150</text:p>
          </table:table-cell>
          <table:table-cell table:formula="of:=REPLACE([.C154];2;1;&quot;,&quot;)" office:value-type="string" office:string-value="0,666667">
            <text:p>0,666667</text:p>
          </table:table-cell>
          <table:table-cell table:formula="of:=[.F15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1.000000</text:p>
          </table:table-cell>
          <table:table-cell office:value-type="string">
            <text:p>0.666667</text:p>
          </table:table-cell>
          <table:table-cell/>
          <table:table-cell table:formula="of:=LEFT([.B155:.B164];3)" office:value-type="string" office:string-value="151">
            <text:p>151</text:p>
          </table:table-cell>
          <table:table-cell table:formula="of:=REPLACE([.C155];2;1;&quot;,&quot;)" office:value-type="string" office:string-value="0,666667">
            <text:p>0,666667</text:p>
          </table:table-cell>
          <table:table-cell table:formula="of:=[.F15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2.000000</text:p>
          </table:table-cell>
          <table:table-cell office:value-type="string">
            <text:p>0.666667</text:p>
          </table:table-cell>
          <table:table-cell/>
          <table:table-cell table:formula="of:=LEFT([.B156:.B165];3)" office:value-type="string" office:string-value="152">
            <text:p>152</text:p>
          </table:table-cell>
          <table:table-cell table:formula="of:=REPLACE([.C156];2;1;&quot;,&quot;)" office:value-type="string" office:string-value="0,666667">
            <text:p>0,666667</text:p>
          </table:table-cell>
          <table:table-cell table:formula="of:=[.F15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3.000000</text:p>
          </table:table-cell>
          <table:table-cell office:value-type="string">
            <text:p>0.666667</text:p>
          </table:table-cell>
          <table:table-cell/>
          <table:table-cell table:formula="of:=LEFT([.B157:.B166];3)" office:value-type="string" office:string-value="153">
            <text:p>153</text:p>
          </table:table-cell>
          <table:table-cell table:formula="of:=REPLACE([.C157];2;1;&quot;,&quot;)" office:value-type="string" office:string-value="0,666667">
            <text:p>0,666667</text:p>
          </table:table-cell>
          <table:table-cell table:formula="of:=[.F15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4.000000</text:p>
          </table:table-cell>
          <table:table-cell office:value-type="string">
            <text:p>0.666667</text:p>
          </table:table-cell>
          <table:table-cell/>
          <table:table-cell table:formula="of:=LEFT([.B158:.B167];3)" office:value-type="string" office:string-value="154">
            <text:p>154</text:p>
          </table:table-cell>
          <table:table-cell table:formula="of:=REPLACE([.C158];2;1;&quot;,&quot;)" office:value-type="string" office:string-value="0,666667">
            <text:p>0,666667</text:p>
          </table:table-cell>
          <table:table-cell table:formula="of:=[.F15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5.000000</text:p>
          </table:table-cell>
          <table:table-cell office:value-type="string">
            <text:p>0.666667</text:p>
          </table:table-cell>
          <table:table-cell/>
          <table:table-cell table:formula="of:=LEFT([.B159:.B168];3)" office:value-type="string" office:string-value="155">
            <text:p>155</text:p>
          </table:table-cell>
          <table:table-cell table:formula="of:=REPLACE([.C159];2;1;&quot;,&quot;)" office:value-type="string" office:string-value="0,666667">
            <text:p>0,666667</text:p>
          </table:table-cell>
          <table:table-cell table:formula="of:=[.F15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6.000000</text:p>
          </table:table-cell>
          <table:table-cell office:value-type="string">
            <text:p>0.666667</text:p>
          </table:table-cell>
          <table:table-cell/>
          <table:table-cell table:formula="of:=LEFT([.B160:.B169];3)" office:value-type="string" office:string-value="156">
            <text:p>156</text:p>
          </table:table-cell>
          <table:table-cell table:formula="of:=REPLACE([.C160];2;1;&quot;,&quot;)" office:value-type="string" office:string-value="0,666667">
            <text:p>0,666667</text:p>
          </table:table-cell>
          <table:table-cell table:formula="of:=[.F1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7.000000</text:p>
          </table:table-cell>
          <table:table-cell office:value-type="string">
            <text:p>0.666667</text:p>
          </table:table-cell>
          <table:table-cell/>
          <table:table-cell table:formula="of:=LEFT([.B161:.B170];3)" office:value-type="string" office:string-value="157">
            <text:p>157</text:p>
          </table:table-cell>
          <table:table-cell table:formula="of:=REPLACE([.C161];2;1;&quot;,&quot;)" office:value-type="string" office:string-value="0,666667">
            <text:p>0,666667</text:p>
          </table:table-cell>
          <table:table-cell table:formula="of:=[.F16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000000</text:p>
          </table:table-cell>
          <table:table-cell office:value-type="string">
            <text:p>0.666667</text:p>
          </table:table-cell>
          <table:table-cell/>
          <table:table-cell table:formula="of:=LEFT([.B162:.B171];3)" office:value-type="string" office:string-value="158">
            <text:p>158</text:p>
          </table:table-cell>
          <table:table-cell table:formula="of:=REPLACE([.C162];2;1;&quot;,&quot;)" office:value-type="string" office:string-value="0,666667">
            <text:p>0,666667</text:p>
          </table:table-cell>
          <table:table-cell table:formula="of:=[.F1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9.000000</text:p>
          </table:table-cell>
          <table:table-cell office:value-type="string">
            <text:p>0.666667</text:p>
          </table:table-cell>
          <table:table-cell/>
          <table:table-cell table:formula="of:=LEFT([.B163:.B172];3)" office:value-type="string" office:string-value="159">
            <text:p>159</text:p>
          </table:table-cell>
          <table:table-cell table:formula="of:=REPLACE([.C163];2;1;&quot;,&quot;)" office:value-type="string" office:string-value="0,666667">
            <text:p>0,666667</text:p>
          </table:table-cell>
          <table:table-cell table:formula="of:=[.F1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0.000000</text:p>
          </table:table-cell>
          <table:table-cell office:value-type="string">
            <text:p>0.666667</text:p>
          </table:table-cell>
          <table:table-cell/>
          <table:table-cell table:formula="of:=LEFT([.B164:.B173];3)" office:value-type="string" office:string-value="160">
            <text:p>160</text:p>
          </table:table-cell>
          <table:table-cell table:formula="of:=REPLACE([.C164];2;1;&quot;,&quot;)" office:value-type="string" office:string-value="0,666667">
            <text:p>0,666667</text:p>
          </table:table-cell>
          <table:table-cell table:formula="of:=[.F16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1.000000</text:p>
          </table:table-cell>
          <table:table-cell office:value-type="string">
            <text:p>0.600000</text:p>
          </table:table-cell>
          <table:table-cell/>
          <table:table-cell table:formula="of:=LEFT([.B165:.B174];3)" office:value-type="string" office:string-value="161">
            <text:p>161</text:p>
          </table:table-cell>
          <table:table-cell table:formula="of:=REPLACE([.C165];2;1;&quot;,&quot;)" office:value-type="string" office:string-value="0,600000">
            <text:p>0,600000</text:p>
          </table:table-cell>
          <table:table-cell table:formula="of:=[.F16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2.000000</text:p>
          </table:table-cell>
          <table:table-cell office:value-type="string">
            <text:p>0.533333</text:p>
          </table:table-cell>
          <table:table-cell/>
          <table:table-cell table:formula="of:=LEFT([.B166:.B175];3)" office:value-type="string" office:string-value="162">
            <text:p>162</text:p>
          </table:table-cell>
          <table:table-cell table:formula="of:=REPLACE([.C166];2;1;&quot;,&quot;)" office:value-type="string" office:string-value="0,533333">
            <text:p>0,533333</text:p>
          </table:table-cell>
          <table:table-cell table:formula="of:=[.F16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.000000</text:p>
          </table:table-cell>
          <table:table-cell office:value-type="string">
            <text:p>0.666667</text:p>
          </table:table-cell>
          <table:table-cell/>
          <table:table-cell table:formula="of:=LEFT([.B167:.B176];3)" office:value-type="string" office:string-value="163">
            <text:p>163</text:p>
          </table:table-cell>
          <table:table-cell table:formula="of:=REPLACE([.C167];2;1;&quot;,&quot;)" office:value-type="string" office:string-value="0,666667">
            <text:p>0,666667</text:p>
          </table:table-cell>
          <table:table-cell table:formula="of:=[.F16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4.000000</text:p>
          </table:table-cell>
          <table:table-cell office:value-type="string">
            <text:p>0.666667</text:p>
          </table:table-cell>
          <table:table-cell/>
          <table:table-cell table:formula="of:=LEFT([.B168:.B177];3)" office:value-type="string" office:string-value="164">
            <text:p>164</text:p>
          </table:table-cell>
          <table:table-cell table:formula="of:=REPLACE([.C168];2;1;&quot;,&quot;)" office:value-type="string" office:string-value="0,666667">
            <text:p>0,666667</text:p>
          </table:table-cell>
          <table:table-cell table:formula="of:=[.F16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5.000000</text:p>
          </table:table-cell>
          <table:table-cell office:value-type="string">
            <text:p>0.666667</text:p>
          </table:table-cell>
          <table:table-cell/>
          <table:table-cell table:formula="of:=LEFT([.B169:.B178];3)" office:value-type="string" office:string-value="165">
            <text:p>165</text:p>
          </table:table-cell>
          <table:table-cell table:formula="of:=REPLACE([.C169];2;1;&quot;,&quot;)" office:value-type="string" office:string-value="0,666667">
            <text:p>0,666667</text:p>
          </table:table-cell>
          <table:table-cell table:formula="of:=[.F16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6.000000</text:p>
          </table:table-cell>
          <table:table-cell office:value-type="string">
            <text:p>0.666667</text:p>
          </table:table-cell>
          <table:table-cell/>
          <table:table-cell table:formula="of:=LEFT([.B170:.B179];3)" office:value-type="string" office:string-value="166">
            <text:p>166</text:p>
          </table:table-cell>
          <table:table-cell table:formula="of:=REPLACE([.C170];2;1;&quot;,&quot;)" office:value-type="string" office:string-value="0,666667">
            <text:p>0,666667</text:p>
          </table:table-cell>
          <table:table-cell table:formula="of:=[.F17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7.000000</text:p>
          </table:table-cell>
          <table:table-cell office:value-type="string">
            <text:p>0.733333</text:p>
          </table:table-cell>
          <table:table-cell/>
          <table:table-cell table:formula="of:=LEFT([.B171:.B180];3)" office:value-type="string" office:string-value="167">
            <text:p>167</text:p>
          </table:table-cell>
          <table:table-cell table:formula="of:=REPLACE([.C171];2;1;&quot;,&quot;)" office:value-type="string" office:string-value="0,733333">
            <text:p>0,733333</text:p>
          </table:table-cell>
          <table:table-cell table:formula="of:=[.F17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8.000000</text:p>
          </table:table-cell>
          <table:table-cell office:value-type="string">
            <text:p>0.733333</text:p>
          </table:table-cell>
          <table:table-cell/>
          <table:table-cell table:formula="of:=LEFT([.B172:.B181];3)" office:value-type="string" office:string-value="168">
            <text:p>168</text:p>
          </table:table-cell>
          <table:table-cell table:formula="of:=REPLACE([.C172];2;1;&quot;,&quot;)" office:value-type="string" office:string-value="0,733333">
            <text:p>0,733333</text:p>
          </table:table-cell>
          <table:table-cell table:formula="of:=[.F17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9.000000</text:p>
          </table:table-cell>
          <table:table-cell office:value-type="string">
            <text:p>0.733333</text:p>
          </table:table-cell>
          <table:table-cell/>
          <table:table-cell table:formula="of:=LEFT([.B173:.B182];3)" office:value-type="string" office:string-value="169">
            <text:p>169</text:p>
          </table:table-cell>
          <table:table-cell table:formula="of:=REPLACE([.C173];2;1;&quot;,&quot;)" office:value-type="string" office:string-value="0,733333">
            <text:p>0,733333</text:p>
          </table:table-cell>
          <table:table-cell table:formula="of:=[.F17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0.000000</text:p>
          </table:table-cell>
          <table:table-cell office:value-type="string">
            <text:p>0.733333</text:p>
          </table:table-cell>
          <table:table-cell/>
          <table:table-cell table:formula="of:=LEFT([.B174:.B183];3)" office:value-type="string" office:string-value="170">
            <text:p>170</text:p>
          </table:table-cell>
          <table:table-cell table:formula="of:=REPLACE([.C174];2;1;&quot;,&quot;)" office:value-type="string" office:string-value="0,733333">
            <text:p>0,733333</text:p>
          </table:table-cell>
          <table:table-cell table:formula="of:=[.F17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1.000000</text:p>
          </table:table-cell>
          <table:table-cell office:value-type="string">
            <text:p>0.733333</text:p>
          </table:table-cell>
          <table:table-cell/>
          <table:table-cell table:formula="of:=LEFT([.B175:.B184];3)" office:value-type="string" office:string-value="171">
            <text:p>171</text:p>
          </table:table-cell>
          <table:table-cell table:formula="of:=REPLACE([.C175];2;1;&quot;,&quot;)" office:value-type="string" office:string-value="0,733333">
            <text:p>0,733333</text:p>
          </table:table-cell>
          <table:table-cell table:formula="of:=[.F17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2.000000</text:p>
          </table:table-cell>
          <table:table-cell office:value-type="string">
            <text:p>0.733333</text:p>
          </table:table-cell>
          <table:table-cell/>
          <table:table-cell table:formula="of:=LEFT([.B176:.B185];3)" office:value-type="string" office:string-value="172">
            <text:p>172</text:p>
          </table:table-cell>
          <table:table-cell table:formula="of:=REPLACE([.C176];2;1;&quot;,&quot;)" office:value-type="string" office:string-value="0,733333">
            <text:p>0,733333</text:p>
          </table:table-cell>
          <table:table-cell table:formula="of:=[.F17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3.000000</text:p>
          </table:table-cell>
          <table:table-cell office:value-type="string">
            <text:p>0.733333</text:p>
          </table:table-cell>
          <table:table-cell/>
          <table:table-cell table:formula="of:=LEFT([.B177:.B186];3)" office:value-type="string" office:string-value="173">
            <text:p>173</text:p>
          </table:table-cell>
          <table:table-cell table:formula="of:=REPLACE([.C177];2;1;&quot;,&quot;)" office:value-type="string" office:string-value="0,733333">
            <text:p>0,733333</text:p>
          </table:table-cell>
          <table:table-cell table:formula="of:=[.F17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4.000000</text:p>
          </table:table-cell>
          <table:table-cell office:value-type="string">
            <text:p>0.733333</text:p>
          </table:table-cell>
          <table:table-cell/>
          <table:table-cell table:formula="of:=LEFT([.B178:.B187];3)" office:value-type="string" office:string-value="174">
            <text:p>174</text:p>
          </table:table-cell>
          <table:table-cell table:formula="of:=REPLACE([.C178];2;1;&quot;,&quot;)" office:value-type="string" office:string-value="0,733333">
            <text:p>0,733333</text:p>
          </table:table-cell>
          <table:table-cell table:formula="of:=[.F17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5.000000</text:p>
          </table:table-cell>
          <table:table-cell office:value-type="string">
            <text:p>0.600000</text:p>
          </table:table-cell>
          <table:table-cell/>
          <table:table-cell table:formula="of:=LEFT([.B179:.B188];3)" office:value-type="string" office:string-value="175">
            <text:p>175</text:p>
          </table:table-cell>
          <table:table-cell table:formula="of:=REPLACE([.C179];2;1;&quot;,&quot;)" office:value-type="string" office:string-value="0,600000">
            <text:p>0,600000</text:p>
          </table:table-cell>
          <table:table-cell table:formula="of:=[.F17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6.000000</text:p>
          </table:table-cell>
          <table:table-cell office:value-type="string">
            <text:p>0.733333</text:p>
          </table:table-cell>
          <table:table-cell/>
          <table:table-cell table:formula="of:=LEFT([.B180:.B189];3)" office:value-type="string" office:string-value="176">
            <text:p>176</text:p>
          </table:table-cell>
          <table:table-cell table:formula="of:=REPLACE([.C180];2;1;&quot;,&quot;)" office:value-type="string" office:string-value="0,733333">
            <text:p>0,733333</text:p>
          </table:table-cell>
          <table:table-cell table:formula="of:=[.F18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7.000000</text:p>
          </table:table-cell>
          <table:table-cell office:value-type="string">
            <text:p>0.733333</text:p>
          </table:table-cell>
          <table:table-cell/>
          <table:table-cell table:formula="of:=LEFT([.B181:.B190];3)" office:value-type="string" office:string-value="177">
            <text:p>177</text:p>
          </table:table-cell>
          <table:table-cell table:formula="of:=REPLACE([.C181];2;1;&quot;,&quot;)" office:value-type="string" office:string-value="0,733333">
            <text:p>0,733333</text:p>
          </table:table-cell>
          <table:table-cell table:formula="of:=[.F18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8.000000</text:p>
          </table:table-cell>
          <table:table-cell office:value-type="string">
            <text:p>0.733333</text:p>
          </table:table-cell>
          <table:table-cell/>
          <table:table-cell table:formula="of:=LEFT([.B182:.B191];3)" office:value-type="string" office:string-value="178">
            <text:p>178</text:p>
          </table:table-cell>
          <table:table-cell table:formula="of:=REPLACE([.C182];2;1;&quot;,&quot;)" office:value-type="string" office:string-value="0,733333">
            <text:p>0,733333</text:p>
          </table:table-cell>
          <table:table-cell table:formula="of:=[.F18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9.000000</text:p>
          </table:table-cell>
          <table:table-cell office:value-type="string">
            <text:p>0.733333</text:p>
          </table:table-cell>
          <table:table-cell/>
          <table:table-cell table:formula="of:=LEFT([.B183:.B192];3)" office:value-type="string" office:string-value="179">
            <text:p>179</text:p>
          </table:table-cell>
          <table:table-cell table:formula="of:=REPLACE([.C183];2;1;&quot;,&quot;)" office:value-type="string" office:string-value="0,733333">
            <text:p>0,733333</text:p>
          </table:table-cell>
          <table:table-cell table:formula="of:=[.F18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0.000000</text:p>
          </table:table-cell>
          <table:table-cell office:value-type="string">
            <text:p>0.733333</text:p>
          </table:table-cell>
          <table:table-cell/>
          <table:table-cell table:formula="of:=LEFT([.B184:.B193];3)" office:value-type="string" office:string-value="180">
            <text:p>180</text:p>
          </table:table-cell>
          <table:table-cell table:formula="of:=REPLACE([.C184];2;1;&quot;,&quot;)" office:value-type="string" office:string-value="0,733333">
            <text:p>0,733333</text:p>
          </table:table-cell>
          <table:table-cell table:formula="of:=[.F18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1.000000</text:p>
          </table:table-cell>
          <table:table-cell office:value-type="string">
            <text:p>0.733333</text:p>
          </table:table-cell>
          <table:table-cell/>
          <table:table-cell table:formula="of:=LEFT([.B185:.B194];3)" office:value-type="string" office:string-value="181">
            <text:p>181</text:p>
          </table:table-cell>
          <table:table-cell table:formula="of:=REPLACE([.C185];2;1;&quot;,&quot;)" office:value-type="string" office:string-value="0,733333">
            <text:p>0,733333</text:p>
          </table:table-cell>
          <table:table-cell table:formula="of:=[.F18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2.000000</text:p>
          </table:table-cell>
          <table:table-cell office:value-type="string">
            <text:p>0.666667</text:p>
          </table:table-cell>
          <table:table-cell/>
          <table:table-cell table:formula="of:=LEFT([.B186:.B195];3)" office:value-type="string" office:string-value="182">
            <text:p>182</text:p>
          </table:table-cell>
          <table:table-cell table:formula="of:=REPLACE([.C186];2;1;&quot;,&quot;)" office:value-type="string" office:string-value="0,666667">
            <text:p>0,666667</text:p>
          </table:table-cell>
          <table:table-cell table:formula="of:=[.F18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3.000000</text:p>
          </table:table-cell>
          <table:table-cell office:value-type="string">
            <text:p>0.666667</text:p>
          </table:table-cell>
          <table:table-cell/>
          <table:table-cell table:formula="of:=LEFT([.B187:.B196];3)" office:value-type="string" office:string-value="183">
            <text:p>183</text:p>
          </table:table-cell>
          <table:table-cell table:formula="of:=REPLACE([.C187];2;1;&quot;,&quot;)" office:value-type="string" office:string-value="0,666667">
            <text:p>0,666667</text:p>
          </table:table-cell>
          <table:table-cell table:formula="of:=[.F18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4.000000</text:p>
          </table:table-cell>
          <table:table-cell office:value-type="string">
            <text:p>0.666667</text:p>
          </table:table-cell>
          <table:table-cell/>
          <table:table-cell table:formula="of:=LEFT([.B188:.B197];3)" office:value-type="string" office:string-value="184">
            <text:p>184</text:p>
          </table:table-cell>
          <table:table-cell table:formula="of:=REPLACE([.C188];2;1;&quot;,&quot;)" office:value-type="string" office:string-value="0,666667">
            <text:p>0,666667</text:p>
          </table:table-cell>
          <table:table-cell table:formula="of:=[.F18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5.000000</text:p>
          </table:table-cell>
          <table:table-cell office:value-type="string">
            <text:p>0.666667</text:p>
          </table:table-cell>
          <table:table-cell/>
          <table:table-cell table:formula="of:=LEFT([.B189:.B198];3)" office:value-type="string" office:string-value="185">
            <text:p>185</text:p>
          </table:table-cell>
          <table:table-cell table:formula="of:=REPLACE([.C189];2;1;&quot;,&quot;)" office:value-type="string" office:string-value="0,666667">
            <text:p>0,666667</text:p>
          </table:table-cell>
          <table:table-cell table:formula="of:=[.F18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6.000000</text:p>
          </table:table-cell>
          <table:table-cell office:value-type="string">
            <text:p>0.666667</text:p>
          </table:table-cell>
          <table:table-cell/>
          <table:table-cell table:formula="of:=LEFT([.B190:.B199];3)" office:value-type="string" office:string-value="186">
            <text:p>186</text:p>
          </table:table-cell>
          <table:table-cell table:formula="of:=REPLACE([.C190];2;1;&quot;,&quot;)" office:value-type="string" office:string-value="0,666667">
            <text:p>0,666667</text:p>
          </table:table-cell>
          <table:table-cell table:formula="of:=[.F19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7.000000</text:p>
          </table:table-cell>
          <table:table-cell office:value-type="string">
            <text:p>0.666667</text:p>
          </table:table-cell>
          <table:table-cell/>
          <table:table-cell table:formula="of:=LEFT([.B191:.B200];3)" office:value-type="string" office:string-value="187">
            <text:p>187</text:p>
          </table:table-cell>
          <table:table-cell table:formula="of:=REPLACE([.C191];2;1;&quot;,&quot;)" office:value-type="string" office:string-value="0,666667">
            <text:p>0,666667</text:p>
          </table:table-cell>
          <table:table-cell table:formula="of:=[.F19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8.000000</text:p>
          </table:table-cell>
          <table:table-cell office:value-type="string">
            <text:p>0.666667</text:p>
          </table:table-cell>
          <table:table-cell/>
          <table:table-cell table:formula="of:=LEFT([.B192:.B201];3)" office:value-type="string" office:string-value="188">
            <text:p>188</text:p>
          </table:table-cell>
          <table:table-cell table:formula="of:=REPLACE([.C192];2;1;&quot;,&quot;)" office:value-type="string" office:string-value="0,666667">
            <text:p>0,666667</text:p>
          </table:table-cell>
          <table:table-cell table:formula="of:=[.F19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9.000000</text:p>
          </table:table-cell>
          <table:table-cell office:value-type="string">
            <text:p>0.666667</text:p>
          </table:table-cell>
          <table:table-cell/>
          <table:table-cell table:formula="of:=LEFT([.B193:.B202];3)" office:value-type="string" office:string-value="189">
            <text:p>189</text:p>
          </table:table-cell>
          <table:table-cell table:formula="of:=REPLACE([.C193];2;1;&quot;,&quot;)" office:value-type="string" office:string-value="0,666667">
            <text:p>0,666667</text:p>
          </table:table-cell>
          <table:table-cell table:formula="of:=[.F19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0.000000</text:p>
          </table:table-cell>
          <table:table-cell office:value-type="string">
            <text:p>0.666667</text:p>
          </table:table-cell>
          <table:table-cell/>
          <table:table-cell table:formula="of:=LEFT([.B194:.B203];3)" office:value-type="string" office:string-value="190">
            <text:p>190</text:p>
          </table:table-cell>
          <table:table-cell table:formula="of:=REPLACE([.C194];2;1;&quot;,&quot;)" office:value-type="string" office:string-value="0,666667">
            <text:p>0,666667</text:p>
          </table:table-cell>
          <table:table-cell table:formula="of:=[.F19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1.000000</text:p>
          </table:table-cell>
          <table:table-cell office:value-type="string">
            <text:p>0.666667</text:p>
          </table:table-cell>
          <table:table-cell/>
          <table:table-cell table:formula="of:=LEFT([.B195:.B204];3)" office:value-type="string" office:string-value="191">
            <text:p>191</text:p>
          </table:table-cell>
          <table:table-cell table:formula="of:=REPLACE([.C195];2;1;&quot;,&quot;)" office:value-type="string" office:string-value="0,666667">
            <text:p>0,666667</text:p>
          </table:table-cell>
          <table:table-cell table:formula="of:=[.F19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2.000000</text:p>
          </table:table-cell>
          <table:table-cell office:value-type="string">
            <text:p>0.666667</text:p>
          </table:table-cell>
          <table:table-cell/>
          <table:table-cell table:formula="of:=LEFT([.B196:.B205];3)" office:value-type="string" office:string-value="192">
            <text:p>192</text:p>
          </table:table-cell>
          <table:table-cell table:formula="of:=REPLACE([.C196];2;1;&quot;,&quot;)" office:value-type="string" office:string-value="0,666667">
            <text:p>0,666667</text:p>
          </table:table-cell>
          <table:table-cell table:formula="of:=[.F19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3.000000</text:p>
          </table:table-cell>
          <table:table-cell office:value-type="string">
            <text:p>0.666667</text:p>
          </table:table-cell>
          <table:table-cell/>
          <table:table-cell table:formula="of:=LEFT([.B197:.B206];3)" office:value-type="string" office:string-value="193">
            <text:p>193</text:p>
          </table:table-cell>
          <table:table-cell table:formula="of:=REPLACE([.C197];2;1;&quot;,&quot;)" office:value-type="string" office:string-value="0,666667">
            <text:p>0,666667</text:p>
          </table:table-cell>
          <table:table-cell table:formula="of:=[.F19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000000</text:p>
          </table:table-cell>
          <table:table-cell office:value-type="string">
            <text:p>0.666667</text:p>
          </table:table-cell>
          <table:table-cell/>
          <table:table-cell table:formula="of:=LEFT([.B198:.B207];3)" office:value-type="string" office:string-value="194">
            <text:p>194</text:p>
          </table:table-cell>
          <table:table-cell table:formula="of:=REPLACE([.C198];2;1;&quot;,&quot;)" office:value-type="string" office:string-value="0,666667">
            <text:p>0,666667</text:p>
          </table:table-cell>
          <table:table-cell table:formula="of:=[.F19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5.000000</text:p>
          </table:table-cell>
          <table:table-cell office:value-type="string">
            <text:p>0.666667</text:p>
          </table:table-cell>
          <table:table-cell/>
          <table:table-cell table:formula="of:=LEFT([.B199:.B208];3)" office:value-type="string" office:string-value="195">
            <text:p>195</text:p>
          </table:table-cell>
          <table:table-cell table:formula="of:=REPLACE([.C199];2;1;&quot;,&quot;)" office:value-type="string" office:string-value="0,666667">
            <text:p>0,666667</text:p>
          </table:table-cell>
          <table:table-cell table:formula="of:=[.F19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6.000000</text:p>
          </table:table-cell>
          <table:table-cell office:value-type="string">
            <text:p>0.666667</text:p>
          </table:table-cell>
          <table:table-cell/>
          <table:table-cell table:formula="of:=LEFT([.B200:.B209];3)" office:value-type="string" office:string-value="196">
            <text:p>196</text:p>
          </table:table-cell>
          <table:table-cell table:formula="of:=REPLACE([.C200];2;1;&quot;,&quot;)" office:value-type="string" office:string-value="0,666667">
            <text:p>0,666667</text:p>
          </table:table-cell>
          <table:table-cell table:formula="of:=[.F20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7.000000</text:p>
          </table:table-cell>
          <table:table-cell office:value-type="string">
            <text:p>0.666667</text:p>
          </table:table-cell>
          <table:table-cell/>
          <table:table-cell table:formula="of:=LEFT([.B201:.B210];3)" office:value-type="string" office:string-value="197">
            <text:p>197</text:p>
          </table:table-cell>
          <table:table-cell table:formula="of:=REPLACE([.C201];2;1;&quot;,&quot;)" office:value-type="string" office:string-value="0,666667">
            <text:p>0,666667</text:p>
          </table:table-cell>
          <table:table-cell table:formula="of:=[.F20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8.000000</text:p>
          </table:table-cell>
          <table:table-cell office:value-type="string">
            <text:p>0.666667</text:p>
          </table:table-cell>
          <table:table-cell/>
          <table:table-cell table:formula="of:=LEFT([.B202:.B211];3)" office:value-type="string" office:string-value="198">
            <text:p>198</text:p>
          </table:table-cell>
          <table:table-cell table:formula="of:=REPLACE([.C202];2;1;&quot;,&quot;)" office:value-type="string" office:string-value="0,666667">
            <text:p>0,666667</text:p>
          </table:table-cell>
          <table:table-cell table:formula="of:=[.F20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9.000000</text:p>
          </table:table-cell>
          <table:table-cell office:value-type="string">
            <text:p>0.666667</text:p>
          </table:table-cell>
          <table:table-cell/>
          <table:table-cell table:formula="of:=LEFT([.B203:.B212];3)" office:value-type="string" office:string-value="199">
            <text:p>199</text:p>
          </table:table-cell>
          <table:table-cell table:formula="of:=REPLACE([.C203];2;1;&quot;,&quot;)" office:value-type="string" office:string-value="0,666667">
            <text:p>0,666667</text:p>
          </table:table-cell>
          <table:table-cell table:formula="of:=[.F20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0.000000</text:p>
          </table:table-cell>
          <table:table-cell office:value-type="string">
            <text:p>0.666667</text:p>
          </table:table-cell>
          <table:table-cell/>
          <table:table-cell table:formula="of:=LEFT([.B204:.B213];3)" office:value-type="string" office:string-value="200">
            <text:p>200</text:p>
          </table:table-cell>
          <table:table-cell table:formula="of:=REPLACE([.C204];2;1;&quot;,&quot;)" office:value-type="string" office:string-value="0,666667">
            <text:p>0,666667</text:p>
          </table:table-cell>
          <table:table-cell table:formula="of:=[.F204]*10" office:value-type="float" office:value="6.66667">
            <text:p>6,66667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4" table:default-cell-style-name="Default"/>
        <table:table-column table:style-name="co4" table:default-cell-style-name="ce16"/>
        <table:table-column table:style-name="co4" table:default-cell-style-name="ce14"/>
        <table:table-column table:style-name="co11" table:default-cell-style-name="Default"/>
        <table:table-column table:style-name="co4" table:number-columns-repeated="5" table:default-cell-style-name="Default"/>
        <table:table-row table:style-name="ro1">
          <table:table-cell table:style-name="ce13" office:value-type="string" table:number-columns-spanned="9" table:number-rows-spanned="1">
            <text:p>prueba2: terminal 2: ./test_hough_variacion_umbral -min 0 -max 200 -delta 1 -maximos 28</text:p>
          </table:table-cell>
          <table:covered-table-cell table:style-name="Default"/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11" office:value-type="string">
            <text:p>datos brutos</text:p>
          </table:table-cell>
          <table:table-cell table:style-name="ce11"/>
          <table:table-cell/>
          <table:table-cell table:style-name="ce15"/>
          <table:table-cell table:style-name="ce15" office:value-type="string">
            <text:p>formateo para plotear aca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14" office:value-type="string">
            <text:p>umbral</text:p>
          </table:table-cell>
          <table:table-cell office:value-type="string">
            <text:p>error</text:p>
          </table:table-cell>
          <table:table-cell/>
          <table:table-cell office:value-type="string">
            <text:p>umbral</text:p>
          </table:table-cell>
          <table:table-cell office:value-type="string">
            <text:p>error</text:p>
          </table:table-cell>
          <table:table-cell office:value-type="string">
            <text:p>p/plotear</text:p>
          </table:table-cell>
          <table:table-cell>
            <draw:frame table:end-cell-address="Hoja2.R23" table:end-x="0.771cm" table:end-y="0.367cm" draw:z-index="0" draw:style-name="gr1" svg:width="22.122cm" svg:height="9.051cm" svg:x="1.231cm" svg:y="0.314cm">
              <draw:object draw:notify-on-update-of-ranges="Hoja2.G4:Hoja2.G2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0.000000</text:p>
          </table:table-cell>
          <table:table-cell office:value-type="string">
            <text:p>0.800000</text:p>
          </table:table-cell>
          <table:table-cell/>
          <table:table-cell table:formula="of:=LEFT([.B4:.B13];1)" office:value-type="string" office:string-value="0">
            <text:p>0</text:p>
          </table:table-cell>
          <table:table-cell table:formula="of:=REPLACE([.C4];2;1;&quot;,&quot;)" office:value-type="string" office:string-value="0,800000">
            <text:p>0,800000</text:p>
          </table:table-cell>
          <table:table-cell table:formula="of:=[.F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00000</text:p>
          </table:table-cell>
          <table:table-cell office:value-type="string">
            <text:p>0.533333</text:p>
          </table:table-cell>
          <table:table-cell/>
          <table:table-cell table:formula="of:=LEFT([.B5:.B14];1)" office:value-type="string" office:string-value="1">
            <text:p>1</text:p>
          </table:table-cell>
          <table:table-cell table:formula="of:=REPLACE([.C5];2;1;&quot;,&quot;)" office:value-type="string" office:string-value="0,533333">
            <text:p>0,533333</text:p>
          </table:table-cell>
          <table:table-cell table:formula="of:=[.F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000000</text:p>
          </table:table-cell>
          <table:table-cell office:value-type="string">
            <text:p>0.333333</text:p>
          </table:table-cell>
          <table:table-cell/>
          <table:table-cell table:formula="of:=LEFT([.B6:.B15];1)" office:value-type="string" office:string-value="2">
            <text:p>2</text:p>
          </table:table-cell>
          <table:table-cell table:formula="of:=REPLACE([.C6];2;1;&quot;,&quot;)" office:value-type="string" office:string-value="0,333333">
            <text:p>0,333333</text:p>
          </table:table-cell>
          <table:table-cell table:formula="of:=[.F6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000000</text:p>
          </table:table-cell>
          <table:table-cell office:value-type="string">
            <text:p>0.600000</text:p>
          </table:table-cell>
          <table:table-cell/>
          <table:table-cell table:formula="of:=LEFT([.B7:.B16];1)" office:value-type="string" office:string-value="3">
            <text:p>3</text:p>
          </table:table-cell>
          <table:table-cell table:formula="of:=REPLACE([.C7];2;1;&quot;,&quot;)" office:value-type="string" office:string-value="0,600000">
            <text:p>0,600000</text:p>
          </table:table-cell>
          <table:table-cell table:formula="of:=[.F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000000</text:p>
          </table:table-cell>
          <table:table-cell office:value-type="string">
            <text:p>0.466667</text:p>
          </table:table-cell>
          <table:table-cell/>
          <table:table-cell table:formula="of:=LEFT([.B8:.B17];1)" office:value-type="string" office:string-value="4">
            <text:p>4</text:p>
          </table:table-cell>
          <table:table-cell table:formula="of:=REPLACE([.C8];2;1;&quot;,&quot;)" office:value-type="string" office:string-value="0,466667">
            <text:p>0,466667</text:p>
          </table:table-cell>
          <table:table-cell table:formula="of:=[.F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000000</text:p>
          </table:table-cell>
          <table:table-cell office:value-type="string">
            <text:p>0.666667</text:p>
          </table:table-cell>
          <table:table-cell/>
          <table:table-cell table:formula="of:=LEFT([.B9:.B18];1)" office:value-type="string" office:string-value="5">
            <text:p>5</text:p>
          </table:table-cell>
          <table:table-cell table:formula="of:=REPLACE([.C9];2;1;&quot;,&quot;)" office:value-type="string" office:string-value="0,666667">
            <text:p>0,666667</text:p>
          </table:table-cell>
          <table:table-cell table:formula="of:=[.F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.000000</text:p>
          </table:table-cell>
          <table:table-cell office:value-type="string">
            <text:p>0.600000</text:p>
          </table:table-cell>
          <table:table-cell/>
          <table:table-cell table:formula="of:=LEFT([.B10:.B19];1)" office:value-type="string" office:string-value="6">
            <text:p>6</text:p>
          </table:table-cell>
          <table:table-cell table:formula="of:=REPLACE([.C10];2;1;&quot;,&quot;)" office:value-type="string" office:string-value="0,600000">
            <text:p>0,600000</text:p>
          </table:table-cell>
          <table:table-cell table:formula="of:=[.F1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00000</text:p>
          </table:table-cell>
          <table:table-cell office:value-type="string">
            <text:p>0.800000</text:p>
          </table:table-cell>
          <table:table-cell/>
          <table:table-cell table:formula="of:=LEFT([.B11:.B20];1)" office:value-type="string" office:string-value="7">
            <text:p>7</text:p>
          </table:table-cell>
          <table:table-cell table:formula="of:=REPLACE([.C11];2;1;&quot;,&quot;)" office:value-type="string" office:string-value="0,800000">
            <text:p>0,800000</text:p>
          </table:table-cell>
          <table:table-cell table:formula="of:=[.F1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000000</text:p>
          </table:table-cell>
          <table:table-cell office:value-type="string">
            <text:p>1.000000</text:p>
          </table:table-cell>
          <table:table-cell/>
          <table:table-cell table:formula="of:=LEFT([.B12:.B21];1)" office:value-type="string" office:string-value="8">
            <text:p>8</text:p>
          </table:table-cell>
          <table:table-cell table:formula="of:=REPLACE([.C12];2;1;&quot;,&quot;)" office:value-type="string" office:string-value="1,000000">
            <text:p>1,000000</text:p>
          </table:table-cell>
          <table:table-cell table:formula="of:=[.F12]*1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000000</text:p>
          </table:table-cell>
          <table:table-cell office:value-type="string">
            <text:p>0.733333</text:p>
          </table:table-cell>
          <table:table-cell/>
          <table:table-cell table:formula="of:=LEFT([.B13:.B22];1)" office:value-type="string" office:string-value="9">
            <text:p>9</text:p>
          </table:table-cell>
          <table:table-cell table:formula="of:=REPLACE([.C13];2;1;&quot;,&quot;)" office:value-type="string" office:string-value="0,733333">
            <text:p>0,733333</text:p>
          </table:table-cell>
          <table:table-cell table:formula="of:=[.F1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.000000</text:p>
          </table:table-cell>
          <table:table-cell office:value-type="string">
            <text:p>0.666667</text:p>
          </table:table-cell>
          <table:table-cell/>
          <table:table-cell table:formula="of:=LEFT([.B14:.B23];2)" office:value-type="string" office:string-value="10">
            <text:p>10</text:p>
          </table:table-cell>
          <table:table-cell table:formula="of:=REPLACE([.C14];2;1;&quot;,&quot;)" office:value-type="string" office:string-value="0,666667">
            <text:p>0,666667</text:p>
          </table:table-cell>
          <table:table-cell table:formula="of:=[.F1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000000</text:p>
          </table:table-cell>
          <table:table-cell office:value-type="string">
            <text:p>0.866667</text:p>
          </table:table-cell>
          <table:table-cell/>
          <table:table-cell table:formula="of:=LEFT([.B15:.B24];2)" office:value-type="string" office:string-value="11">
            <text:p>11</text:p>
          </table:table-cell>
          <table:table-cell table:formula="of:=REPLACE([.C15];2;1;&quot;,&quot;)" office:value-type="string" office:string-value="0,866667">
            <text:p>0,866667</text:p>
          </table:table-cell>
          <table:table-cell table:formula="of:=[.F15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.000000</text:p>
          </table:table-cell>
          <table:table-cell office:value-type="string">
            <text:p>0.666667</text:p>
          </table:table-cell>
          <table:table-cell/>
          <table:table-cell table:formula="of:=LEFT([.B16:.B25];2)" office:value-type="string" office:string-value="12">
            <text:p>12</text:p>
          </table:table-cell>
          <table:table-cell table:formula="of:=REPLACE([.C16];2;1;&quot;,&quot;)" office:value-type="string" office:string-value="0,666667">
            <text:p>0,666667</text:p>
          </table:table-cell>
          <table:table-cell table:formula="of:=[.F1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00000</text:p>
          </table:table-cell>
          <table:table-cell office:value-type="string">
            <text:p>0.800000</text:p>
          </table:table-cell>
          <table:table-cell/>
          <table:table-cell table:formula="of:=LEFT([.B17:.B26];2)" office:value-type="string" office:string-value="13">
            <text:p>13</text:p>
          </table:table-cell>
          <table:table-cell table:formula="of:=REPLACE([.C17];2;1;&quot;,&quot;)" office:value-type="string" office:string-value="0,800000">
            <text:p>0,800000</text:p>
          </table:table-cell>
          <table:table-cell table:formula="of:=[.F1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.000000</text:p>
          </table:table-cell>
          <table:table-cell office:value-type="string">
            <text:p>0.800000</text:p>
          </table:table-cell>
          <table:table-cell/>
          <table:table-cell table:formula="of:=LEFT([.B18:.B27];2)" office:value-type="string" office:string-value="14">
            <text:p>14</text:p>
          </table:table-cell>
          <table:table-cell table:formula="of:=REPLACE([.C18];2;1;&quot;,&quot;)" office:value-type="string" office:string-value="0,800000">
            <text:p>0,800000</text:p>
          </table:table-cell>
          <table:table-cell table:formula="of:=[.F1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00000</text:p>
          </table:table-cell>
          <table:table-cell office:value-type="string">
            <text:p>0.866667</text:p>
          </table:table-cell>
          <table:table-cell/>
          <table:table-cell table:formula="of:=LEFT([.B19:.B28];2)" office:value-type="string" office:string-value="15">
            <text:p>15</text:p>
          </table:table-cell>
          <table:table-cell table:formula="of:=REPLACE([.C19];2;1;&quot;,&quot;)" office:value-type="string" office:string-value="0,866667">
            <text:p>0,866667</text:p>
          </table:table-cell>
          <table:table-cell table:formula="of:=[.F19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.000000</text:p>
          </table:table-cell>
          <table:table-cell office:value-type="string">
            <text:p>0.800000</text:p>
          </table:table-cell>
          <table:table-cell/>
          <table:table-cell table:formula="of:=LEFT([.B20:.B29];2)" office:value-type="string" office:string-value="16">
            <text:p>16</text:p>
          </table:table-cell>
          <table:table-cell table:formula="of:=REPLACE([.C20];2;1;&quot;,&quot;)" office:value-type="string" office:string-value="0,800000">
            <text:p>0,800000</text:p>
          </table:table-cell>
          <table:table-cell table:formula="of:=[.F2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000000</text:p>
          </table:table-cell>
          <table:table-cell office:value-type="string">
            <text:p>0.666667</text:p>
          </table:table-cell>
          <table:table-cell/>
          <table:table-cell table:formula="of:=LEFT([.B21:.B30];2)" office:value-type="string" office:string-value="17">
            <text:p>17</text:p>
          </table:table-cell>
          <table:table-cell table:formula="of:=REPLACE([.C21];2;1;&quot;,&quot;)" office:value-type="string" office:string-value="0,666667">
            <text:p>0,666667</text:p>
          </table:table-cell>
          <table:table-cell table:formula="of:=[.F2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000000</text:p>
          </table:table-cell>
          <table:table-cell office:value-type="string">
            <text:p>0.733333</text:p>
          </table:table-cell>
          <table:table-cell/>
          <table:table-cell table:formula="of:=LEFT([.B22:.B31];2)" office:value-type="string" office:string-value="18">
            <text:p>18</text:p>
          </table:table-cell>
          <table:table-cell table:formula="of:=REPLACE([.C22];2;1;&quot;,&quot;)" office:value-type="string" office:string-value="0,733333">
            <text:p>0,733333</text:p>
          </table:table-cell>
          <table:table-cell table:formula="of:=[.F2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00000</text:p>
          </table:table-cell>
          <table:table-cell office:value-type="string">
            <text:p>0.800000</text:p>
          </table:table-cell>
          <table:table-cell/>
          <table:table-cell table:formula="of:=LEFT([.B23:.B32];2)" office:value-type="string" office:string-value="19">
            <text:p>19</text:p>
          </table:table-cell>
          <table:table-cell table:formula="of:=REPLACE([.C23];2;1;&quot;,&quot;)" office:value-type="string" office:string-value="0,800000">
            <text:p>0,800000</text:p>
          </table:table-cell>
          <table:table-cell table:formula="of:=[.F23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000000</text:p>
          </table:table-cell>
          <table:table-cell office:value-type="string">
            <text:p>0.666667</text:p>
          </table:table-cell>
          <table:table-cell/>
          <table:table-cell table:formula="of:=LEFT([.B24:.B33];2)" office:value-type="string" office:string-value="20">
            <text:p>20</text:p>
          </table:table-cell>
          <table:table-cell table:formula="of:=REPLACE([.C24];2;1;&quot;,&quot;)" office:value-type="string" office:string-value="0,666667">
            <text:p>0,666667</text:p>
          </table:table-cell>
          <table:table-cell table:formula="of:=[.F2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000000</text:p>
          </table:table-cell>
          <table:table-cell office:value-type="string">
            <text:p>0.800000</text:p>
          </table:table-cell>
          <table:table-cell/>
          <table:table-cell table:formula="of:=LEFT([.B25:.B34];2)" office:value-type="string" office:string-value="21">
            <text:p>21</text:p>
          </table:table-cell>
          <table:table-cell table:formula="of:=REPLACE([.C25];2;1;&quot;,&quot;)" office:value-type="string" office:string-value="0,800000">
            <text:p>0,800000</text:p>
          </table:table-cell>
          <table:table-cell table:formula="of:=[.F25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000000</text:p>
          </table:table-cell>
          <table:table-cell office:value-type="string">
            <text:p>0.733333</text:p>
          </table:table-cell>
          <table:table-cell/>
          <table:table-cell table:formula="of:=LEFT([.B26:.B35];2)" office:value-type="string" office:string-value="22">
            <text:p>22</text:p>
          </table:table-cell>
          <table:table-cell table:formula="of:=REPLACE([.C26];2;1;&quot;,&quot;)" office:value-type="string" office:string-value="0,733333">
            <text:p>0,733333</text:p>
          </table:table-cell>
          <table:table-cell table:formula="of:=[.F2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.000000</text:p>
          </table:table-cell>
          <table:table-cell office:value-type="string">
            <text:p>0.733333</text:p>
          </table:table-cell>
          <table:table-cell/>
          <table:table-cell table:formula="of:=LEFT([.B27:.B36];2)" office:value-type="string" office:string-value="23">
            <text:p>23</text:p>
          </table:table-cell>
          <table:table-cell table:formula="of:=REPLACE([.C27];2;1;&quot;,&quot;)" office:value-type="string" office:string-value="0,733333">
            <text:p>0,733333</text:p>
          </table:table-cell>
          <table:table-cell table:formula="of:=[.F2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.000000</text:p>
          </table:table-cell>
          <table:table-cell office:value-type="string">
            <text:p>0.466667</text:p>
          </table:table-cell>
          <table:table-cell/>
          <table:table-cell table:formula="of:=LEFT([.B28:.B37];2)" office:value-type="string" office:string-value="24">
            <text:p>24</text:p>
          </table:table-cell>
          <table:table-cell table:formula="of:=REPLACE([.C28];2;1;&quot;,&quot;)" office:value-type="string" office:string-value="0,466667">
            <text:p>0,466667</text:p>
          </table:table-cell>
          <table:table-cell table:formula="of:=[.F2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.000000</text:p>
          </table:table-cell>
          <table:table-cell office:value-type="string">
            <text:p>0.733333</text:p>
          </table:table-cell>
          <table:table-cell/>
          <table:table-cell table:formula="of:=LEFT([.B29:.B38];2)" office:value-type="string" office:string-value="25">
            <text:p>25</text:p>
          </table:table-cell>
          <table:table-cell table:formula="of:=REPLACE([.C29];2;1;&quot;,&quot;)" office:value-type="string" office:string-value="0,733333">
            <text:p>0,733333</text:p>
          </table:table-cell>
          <table:table-cell table:formula="of:=[.F2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000000</text:p>
          </table:table-cell>
          <table:table-cell office:value-type="string">
            <text:p>0.800000</text:p>
          </table:table-cell>
          <table:table-cell/>
          <table:table-cell table:formula="of:=LEFT([.B30:.B39];2)" office:value-type="string" office:string-value="26">
            <text:p>26</text:p>
          </table:table-cell>
          <table:table-cell table:formula="of:=REPLACE([.C30];2;1;&quot;,&quot;)" office:value-type="string" office:string-value="0,800000">
            <text:p>0,800000</text:p>
          </table:table-cell>
          <table:table-cell table:formula="of:=[.F3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7.000000</text:p>
          </table:table-cell>
          <table:table-cell office:value-type="string">
            <text:p>0.600000</text:p>
          </table:table-cell>
          <table:table-cell/>
          <table:table-cell table:formula="of:=LEFT([.B31:.B40];2)" office:value-type="string" office:string-value="27">
            <text:p>27</text:p>
          </table:table-cell>
          <table:table-cell table:formula="of:=REPLACE([.C31];2;1;&quot;,&quot;)" office:value-type="string" office:string-value="0,600000">
            <text:p>0,600000</text:p>
          </table:table-cell>
          <table:table-cell table:formula="of:=[.F3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8.000000</text:p>
          </table:table-cell>
          <table:table-cell office:value-type="string">
            <text:p>0.666667</text:p>
          </table:table-cell>
          <table:table-cell/>
          <table:table-cell table:formula="of:=LEFT([.B32:.B41];2)" office:value-type="string" office:string-value="28">
            <text:p>28</text:p>
          </table:table-cell>
          <table:table-cell table:formula="of:=REPLACE([.C32];2;1;&quot;,&quot;)" office:value-type="string" office:string-value="0,666667">
            <text:p>0,666667</text:p>
          </table:table-cell>
          <table:table-cell table:formula="of:=[.F3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.000000</text:p>
          </table:table-cell>
          <table:table-cell office:value-type="string">
            <text:p>0.666667</text:p>
          </table:table-cell>
          <table:table-cell/>
          <table:table-cell table:formula="of:=LEFT([.B33:.B42];2)" office:value-type="string" office:string-value="29">
            <text:p>29</text:p>
          </table:table-cell>
          <table:table-cell table:formula="of:=REPLACE([.C33];2;1;&quot;,&quot;)" office:value-type="string" office:string-value="0,666667">
            <text:p>0,666667</text:p>
          </table:table-cell>
          <table:table-cell table:formula="of:=[.F3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0.000000</text:p>
          </table:table-cell>
          <table:table-cell office:value-type="string">
            <text:p>0.533333</text:p>
          </table:table-cell>
          <table:table-cell/>
          <table:table-cell table:formula="of:=LEFT([.B34:.B43];2)" office:value-type="string" office:string-value="30">
            <text:p>30</text:p>
          </table:table-cell>
          <table:table-cell table:formula="of:=REPLACE([.C34];2;1;&quot;,&quot;)" office:value-type="string" office:string-value="0,533333">
            <text:p>0,533333</text:p>
          </table:table-cell>
          <table:table-cell table:formula="of:=[.F3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000000</text:p>
          </table:table-cell>
          <table:table-cell office:value-type="string">
            <text:p>0.533333</text:p>
          </table:table-cell>
          <table:table-cell/>
          <table:table-cell table:formula="of:=LEFT([.B35:.B44];2)" office:value-type="string" office:string-value="31">
            <text:p>31</text:p>
          </table:table-cell>
          <table:table-cell table:formula="of:=REPLACE([.C35];2;1;&quot;,&quot;)" office:value-type="string" office:string-value="0,533333">
            <text:p>0,533333</text:p>
          </table:table-cell>
          <table:table-cell table:formula="of:=[.F3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000000</text:p>
          </table:table-cell>
          <table:table-cell office:value-type="string">
            <text:p>0.666667</text:p>
          </table:table-cell>
          <table:table-cell/>
          <table:table-cell table:formula="of:=LEFT([.B36:.B45];2)" office:value-type="string" office:string-value="32">
            <text:p>32</text:p>
          </table:table-cell>
          <table:table-cell table:formula="of:=REPLACE([.C36];2;1;&quot;,&quot;)" office:value-type="string" office:string-value="0,666667">
            <text:p>0,666667</text:p>
          </table:table-cell>
          <table:table-cell table:formula="of:=[.F3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3.000000</text:p>
          </table:table-cell>
          <table:table-cell office:value-type="string">
            <text:p>0.600000</text:p>
          </table:table-cell>
          <table:table-cell/>
          <table:table-cell table:formula="of:=LEFT([.B37:.B46];2)" office:value-type="string" office:string-value="33">
            <text:p>33</text:p>
          </table:table-cell>
          <table:table-cell table:formula="of:=REPLACE([.C37];2;1;&quot;,&quot;)" office:value-type="string" office:string-value="0,600000">
            <text:p>0,600000</text:p>
          </table:table-cell>
          <table:table-cell table:formula="of:=[.F3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4.000000</text:p>
          </table:table-cell>
          <table:table-cell office:value-type="string">
            <text:p>0.733333</text:p>
          </table:table-cell>
          <table:table-cell/>
          <table:table-cell table:formula="of:=LEFT([.B38:.B47];2)" office:value-type="string" office:string-value="34">
            <text:p>34</text:p>
          </table:table-cell>
          <table:table-cell table:formula="of:=REPLACE([.C38];2;1;&quot;,&quot;)" office:value-type="string" office:string-value="0,733333">
            <text:p>0,733333</text:p>
          </table:table-cell>
          <table:table-cell table:formula="of:=[.F3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.000000</text:p>
          </table:table-cell>
          <table:table-cell office:value-type="string">
            <text:p>0.800000</text:p>
          </table:table-cell>
          <table:table-cell/>
          <table:table-cell table:formula="of:=LEFT([.B39:.B48];2)" office:value-type="string" office:string-value="35">
            <text:p>35</text:p>
          </table:table-cell>
          <table:table-cell table:formula="of:=REPLACE([.C39];2;1;&quot;,&quot;)" office:value-type="string" office:string-value="0,800000">
            <text:p>0,800000</text:p>
          </table:table-cell>
          <table:table-cell table:formula="of:=[.F39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000000</text:p>
          </table:table-cell>
          <table:table-cell office:value-type="string">
            <text:p>0.600000</text:p>
          </table:table-cell>
          <table:table-cell/>
          <table:table-cell table:formula="of:=LEFT([.B40:.B49];2)" office:value-type="string" office:string-value="36">
            <text:p>36</text:p>
          </table:table-cell>
          <table:table-cell table:formula="of:=REPLACE([.C40];2;1;&quot;,&quot;)" office:value-type="string" office:string-value="0,600000">
            <text:p>0,600000</text:p>
          </table:table-cell>
          <table:table-cell table:formula="of:=[.F4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7.000000</text:p>
          </table:table-cell>
          <table:table-cell office:value-type="string">
            <text:p>0.666667</text:p>
          </table:table-cell>
          <table:table-cell/>
          <table:table-cell table:formula="of:=LEFT([.B41:.B50];2)" office:value-type="string" office:string-value="37">
            <text:p>37</text:p>
          </table:table-cell>
          <table:table-cell table:formula="of:=REPLACE([.C41];2;1;&quot;,&quot;)" office:value-type="string" office:string-value="0,666667">
            <text:p>0,666667</text:p>
          </table:table-cell>
          <table:table-cell table:formula="of:=[.F4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8.000000</text:p>
          </table:table-cell>
          <table:table-cell office:value-type="string">
            <text:p>0.733333</text:p>
          </table:table-cell>
          <table:table-cell/>
          <table:table-cell table:formula="of:=LEFT([.B42:.B51];2)" office:value-type="string" office:string-value="38">
            <text:p>38</text:p>
          </table:table-cell>
          <table:table-cell table:formula="of:=REPLACE([.C42];2;1;&quot;,&quot;)" office:value-type="string" office:string-value="0,733333">
            <text:p>0,733333</text:p>
          </table:table-cell>
          <table:table-cell table:formula="of:=[.F4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9.000000</text:p>
          </table:table-cell>
          <table:table-cell office:value-type="string">
            <text:p>0.533333</text:p>
          </table:table-cell>
          <table:table-cell/>
          <table:table-cell table:formula="of:=LEFT([.B43:.B52];2)" office:value-type="string" office:string-value="39">
            <text:p>39</text:p>
          </table:table-cell>
          <table:table-cell table:formula="of:=REPLACE([.C43];2;1;&quot;,&quot;)" office:value-type="string" office:string-value="0,533333">
            <text:p>0,533333</text:p>
          </table:table-cell>
          <table:table-cell table:formula="of:=[.F4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.000000</text:p>
          </table:table-cell>
          <table:table-cell office:value-type="string">
            <text:p>0.666667</text:p>
          </table:table-cell>
          <table:table-cell/>
          <table:table-cell table:formula="of:=LEFT([.B44:.B53];2)" office:value-type="string" office:string-value="40">
            <text:p>40</text:p>
          </table:table-cell>
          <table:table-cell table:formula="of:=REPLACE([.C44];2;1;&quot;,&quot;)" office:value-type="string" office:string-value="0,666667">
            <text:p>0,666667</text:p>
          </table:table-cell>
          <table:table-cell table:formula="of:=[.F4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000000</text:p>
          </table:table-cell>
          <table:table-cell office:value-type="string">
            <text:p>0.466667</text:p>
          </table:table-cell>
          <table:table-cell/>
          <table:table-cell table:formula="of:=LEFT([.B45:.B54];2)" office:value-type="string" office:string-value="41">
            <text:p>41</text:p>
          </table:table-cell>
          <table:table-cell table:formula="of:=REPLACE([.C45];2;1;&quot;,&quot;)" office:value-type="string" office:string-value="0,466667">
            <text:p>0,466667</text:p>
          </table:table-cell>
          <table:table-cell table:formula="of:=[.F4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2.000000</text:p>
          </table:table-cell>
          <table:table-cell office:value-type="string">
            <text:p>0.733333</text:p>
          </table:table-cell>
          <table:table-cell/>
          <table:table-cell table:formula="of:=LEFT([.B46:.B55];2)" office:value-type="string" office:string-value="42">
            <text:p>42</text:p>
          </table:table-cell>
          <table:table-cell table:formula="of:=REPLACE([.C46];2;1;&quot;,&quot;)" office:value-type="string" office:string-value="0,733333">
            <text:p>0,733333</text:p>
          </table:table-cell>
          <table:table-cell table:formula="of:=[.F4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000000</text:p>
          </table:table-cell>
          <table:table-cell office:value-type="string">
            <text:p>0.600000</text:p>
          </table:table-cell>
          <table:table-cell/>
          <table:table-cell table:formula="of:=LEFT([.B47:.B56];2)" office:value-type="string" office:string-value="43">
            <text:p>43</text:p>
          </table:table-cell>
          <table:table-cell table:formula="of:=REPLACE([.C47];2;1;&quot;,&quot;)" office:value-type="string" office:string-value="0,600000">
            <text:p>0,600000</text:p>
          </table:table-cell>
          <table:table-cell table:formula="of:=[.F4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4.000000</text:p>
          </table:table-cell>
          <table:table-cell office:value-type="string">
            <text:p>0.800000</text:p>
          </table:table-cell>
          <table:table-cell/>
          <table:table-cell table:formula="of:=LEFT([.B48:.B57];2)" office:value-type="string" office:string-value="44">
            <text:p>44</text:p>
          </table:table-cell>
          <table:table-cell table:formula="of:=REPLACE([.C48];2;1;&quot;,&quot;)" office:value-type="string" office:string-value="0,800000">
            <text:p>0,800000</text:p>
          </table:table-cell>
          <table:table-cell table:formula="of:=[.F4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5.000000</text:p>
          </table:table-cell>
          <table:table-cell office:value-type="string">
            <text:p>0.733333</text:p>
          </table:table-cell>
          <table:table-cell/>
          <table:table-cell table:formula="of:=LEFT([.B49:.B58];2)" office:value-type="string" office:string-value="45">
            <text:p>45</text:p>
          </table:table-cell>
          <table:table-cell table:formula="of:=REPLACE([.C49];2;1;&quot;,&quot;)" office:value-type="string" office:string-value="0,733333">
            <text:p>0,733333</text:p>
          </table:table-cell>
          <table:table-cell table:formula="of:=[.F4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6.000000</text:p>
          </table:table-cell>
          <table:table-cell office:value-type="string">
            <text:p>0.733333</text:p>
          </table:table-cell>
          <table:table-cell/>
          <table:table-cell table:formula="of:=LEFT([.B50:.B59];2)" office:value-type="string" office:string-value="46">
            <text:p>46</text:p>
          </table:table-cell>
          <table:table-cell table:formula="of:=REPLACE([.C50];2;1;&quot;,&quot;)" office:value-type="string" office:string-value="0,733333">
            <text:p>0,733333</text:p>
          </table:table-cell>
          <table:table-cell table:formula="of:=[.F5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000000</text:p>
          </table:table-cell>
          <table:table-cell office:value-type="string">
            <text:p>0.733333</text:p>
          </table:table-cell>
          <table:table-cell/>
          <table:table-cell table:formula="of:=LEFT([.B51:.B60];2)" office:value-type="string" office:string-value="47">
            <text:p>47</text:p>
          </table:table-cell>
          <table:table-cell table:formula="of:=REPLACE([.C51];2;1;&quot;,&quot;)" office:value-type="string" office:string-value="0,733333">
            <text:p>0,733333</text:p>
          </table:table-cell>
          <table:table-cell table:formula="of:=[.F5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8.000000</text:p>
          </table:table-cell>
          <table:table-cell office:value-type="string">
            <text:p>0.666667</text:p>
          </table:table-cell>
          <table:table-cell/>
          <table:table-cell table:formula="of:=LEFT([.B52:.B61];2)" office:value-type="string" office:string-value="48">
            <text:p>48</text:p>
          </table:table-cell>
          <table:table-cell table:formula="of:=REPLACE([.C52];2;1;&quot;,&quot;)" office:value-type="string" office:string-value="0,666667">
            <text:p>0,666667</text:p>
          </table:table-cell>
          <table:table-cell table:formula="of:=[.F5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9.000000</text:p>
          </table:table-cell>
          <table:table-cell office:value-type="string">
            <text:p>0.866667</text:p>
          </table:table-cell>
          <table:table-cell/>
          <table:table-cell table:formula="of:=LEFT([.B53:.B62];2)" office:value-type="string" office:string-value="49">
            <text:p>49</text:p>
          </table:table-cell>
          <table:table-cell table:formula="of:=REPLACE([.C53];2;1;&quot;,&quot;)" office:value-type="string" office:string-value="0,866667">
            <text:p>0,866667</text:p>
          </table:table-cell>
          <table:table-cell table:formula="of:=[.F53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.000000</text:p>
          </table:table-cell>
          <table:table-cell office:value-type="string">
            <text:p>0.800000</text:p>
          </table:table-cell>
          <table:table-cell/>
          <table:table-cell table:formula="of:=LEFT([.B54:.B63];2)" office:value-type="string" office:string-value="50">
            <text:p>50</text:p>
          </table:table-cell>
          <table:table-cell table:formula="of:=REPLACE([.C54];2;1;&quot;,&quot;)" office:value-type="string" office:string-value="0,800000">
            <text:p>0,800000</text:p>
          </table:table-cell>
          <table:table-cell table:formula="of:=[.F5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1.000000</text:p>
          </table:table-cell>
          <table:table-cell office:value-type="string">
            <text:p>1.000000</text:p>
          </table:table-cell>
          <table:table-cell/>
          <table:table-cell table:formula="of:=LEFT([.B55:.B64];2)" office:value-type="string" office:string-value="51">
            <text:p>51</text:p>
          </table:table-cell>
          <table:table-cell table:formula="of:=REPLACE([.C55];2;1;&quot;,&quot;)" office:value-type="string" office:string-value="1,000000">
            <text:p>1,000000</text:p>
          </table:table-cell>
          <table:table-cell table:formula="of:=[.F55]*1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2.000000</text:p>
          </table:table-cell>
          <table:table-cell office:value-type="string">
            <text:p>0.800000</text:p>
          </table:table-cell>
          <table:table-cell/>
          <table:table-cell table:formula="of:=LEFT([.B56:.B65];2)" office:value-type="string" office:string-value="52">
            <text:p>52</text:p>
          </table:table-cell>
          <table:table-cell table:formula="of:=REPLACE([.C56];2;1;&quot;,&quot;)" office:value-type="string" office:string-value="0,800000">
            <text:p>0,800000</text:p>
          </table:table-cell>
          <table:table-cell table:formula="of:=[.F56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3.000000</text:p>
          </table:table-cell>
          <table:table-cell office:value-type="string">
            <text:p>0.733333</text:p>
          </table:table-cell>
          <table:table-cell/>
          <table:table-cell table:formula="of:=LEFT([.B57:.B66];2)" office:value-type="string" office:string-value="53">
            <text:p>53</text:p>
          </table:table-cell>
          <table:table-cell table:formula="of:=REPLACE([.C57];2;1;&quot;,&quot;)" office:value-type="string" office:string-value="0,733333">
            <text:p>0,733333</text:p>
          </table:table-cell>
          <table:table-cell table:formula="of:=[.F5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4.000000</text:p>
          </table:table-cell>
          <table:table-cell office:value-type="string">
            <text:p>0.800000</text:p>
          </table:table-cell>
          <table:table-cell/>
          <table:table-cell table:formula="of:=LEFT([.B58:.B67];2)" office:value-type="string" office:string-value="54">
            <text:p>54</text:p>
          </table:table-cell>
          <table:table-cell table:formula="of:=REPLACE([.C58];2;1;&quot;,&quot;)" office:value-type="string" office:string-value="0,800000">
            <text:p>0,800000</text:p>
          </table:table-cell>
          <table:table-cell table:formula="of:=[.F5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000000</text:p>
          </table:table-cell>
          <table:table-cell office:value-type="string">
            <text:p>0.733333</text:p>
          </table:table-cell>
          <table:table-cell/>
          <table:table-cell table:formula="of:=LEFT([.B59:.B68];2)" office:value-type="string" office:string-value="55">
            <text:p>55</text:p>
          </table:table-cell>
          <table:table-cell table:formula="of:=REPLACE([.C59];2;1;&quot;,&quot;)" office:value-type="string" office:string-value="0,733333">
            <text:p>0,733333</text:p>
          </table:table-cell>
          <table:table-cell table:formula="of:=[.F5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000000</text:p>
          </table:table-cell>
          <table:table-cell office:value-type="string">
            <text:p>0.666667</text:p>
          </table:table-cell>
          <table:table-cell/>
          <table:table-cell table:formula="of:=LEFT([.B60:.B69];2)" office:value-type="string" office:string-value="56">
            <text:p>56</text:p>
          </table:table-cell>
          <table:table-cell table:formula="of:=REPLACE([.C60];2;1;&quot;,&quot;)" office:value-type="string" office:string-value="0,666667">
            <text:p>0,666667</text:p>
          </table:table-cell>
          <table:table-cell table:formula="of:=[.F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.000000</text:p>
          </table:table-cell>
          <table:table-cell office:value-type="string">
            <text:p>0.733333</text:p>
          </table:table-cell>
          <table:table-cell/>
          <table:table-cell table:formula="of:=LEFT([.B61:.B70];2)" office:value-type="string" office:string-value="57">
            <text:p>57</text:p>
          </table:table-cell>
          <table:table-cell table:formula="of:=REPLACE([.C61];2;1;&quot;,&quot;)" office:value-type="string" office:string-value="0,733333">
            <text:p>0,733333</text:p>
          </table:table-cell>
          <table:table-cell table:formula="of:=[.F6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000000</text:p>
          </table:table-cell>
          <table:table-cell office:value-type="string">
            <text:p>0.666667</text:p>
          </table:table-cell>
          <table:table-cell/>
          <table:table-cell table:formula="of:=LEFT([.B62:.B71];2)" office:value-type="string" office:string-value="58">
            <text:p>58</text:p>
          </table:table-cell>
          <table:table-cell table:formula="of:=REPLACE([.C62];2;1;&quot;,&quot;)" office:value-type="string" office:string-value="0,666667">
            <text:p>0,666667</text:p>
          </table:table-cell>
          <table:table-cell table:formula="of:=[.F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9.000000</text:p>
          </table:table-cell>
          <table:table-cell office:value-type="string">
            <text:p>0.666667</text:p>
          </table:table-cell>
          <table:table-cell/>
          <table:table-cell table:formula="of:=LEFT([.B63:.B72];2)" office:value-type="string" office:string-value="59">
            <text:p>59</text:p>
          </table:table-cell>
          <table:table-cell table:formula="of:=REPLACE([.C63];2;1;&quot;,&quot;)" office:value-type="string" office:string-value="0,666667">
            <text:p>0,666667</text:p>
          </table:table-cell>
          <table:table-cell table:formula="of:=[.F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.000000</text:p>
          </table:table-cell>
          <table:table-cell office:value-type="string">
            <text:p>0.800000</text:p>
          </table:table-cell>
          <table:table-cell/>
          <table:table-cell table:formula="of:=LEFT([.B64:.B73];2)" office:value-type="string" office:string-value="60">
            <text:p>60</text:p>
          </table:table-cell>
          <table:table-cell table:formula="of:=REPLACE([.C64];2;1;&quot;,&quot;)" office:value-type="string" office:string-value="0,800000">
            <text:p>0,800000</text:p>
          </table:table-cell>
          <table:table-cell table:formula="of:=[.F6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1.000000</text:p>
          </table:table-cell>
          <table:table-cell office:value-type="string">
            <text:p>0.466667</text:p>
          </table:table-cell>
          <table:table-cell/>
          <table:table-cell table:formula="of:=LEFT([.B65:.B74];2)" office:value-type="string" office:string-value="61">
            <text:p>61</text:p>
          </table:table-cell>
          <table:table-cell table:formula="of:=REPLACE([.C65];2;1;&quot;,&quot;)" office:value-type="string" office:string-value="0,466667">
            <text:p>0,466667</text:p>
          </table:table-cell>
          <table:table-cell table:formula="of:=[.F6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2.000000</text:p>
          </table:table-cell>
          <table:table-cell office:value-type="string">
            <text:p>0.666667</text:p>
          </table:table-cell>
          <table:table-cell/>
          <table:table-cell table:formula="of:=LEFT([.B66:.B75];2)" office:value-type="string" office:string-value="62">
            <text:p>62</text:p>
          </table:table-cell>
          <table:table-cell table:formula="of:=REPLACE([.C66];2;1;&quot;,&quot;)" office:value-type="string" office:string-value="0,666667">
            <text:p>0,666667</text:p>
          </table:table-cell>
          <table:table-cell table:formula="of:=[.F6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3.000000</text:p>
          </table:table-cell>
          <table:table-cell office:value-type="string">
            <text:p>0.600000</text:p>
          </table:table-cell>
          <table:table-cell/>
          <table:table-cell table:formula="of:=LEFT([.B67:.B76];2)" office:value-type="string" office:string-value="63">
            <text:p>63</text:p>
          </table:table-cell>
          <table:table-cell table:formula="of:=REPLACE([.C67];2;1;&quot;,&quot;)" office:value-type="string" office:string-value="0,600000">
            <text:p>0,600000</text:p>
          </table:table-cell>
          <table:table-cell table:formula="of:=[.F6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.000000</text:p>
          </table:table-cell>
          <table:table-cell office:value-type="string">
            <text:p>0.533333</text:p>
          </table:table-cell>
          <table:table-cell/>
          <table:table-cell table:formula="of:=LEFT([.B68:.B77];2)" office:value-type="string" office:string-value="64">
            <text:p>64</text:p>
          </table:table-cell>
          <table:table-cell table:formula="of:=REPLACE([.C68];2;1;&quot;,&quot;)" office:value-type="string" office:string-value="0,533333">
            <text:p>0,533333</text:p>
          </table:table-cell>
          <table:table-cell table:formula="of:=[.F6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.000000</text:p>
          </table:table-cell>
          <table:table-cell office:value-type="string">
            <text:p>0.666667</text:p>
          </table:table-cell>
          <table:table-cell/>
          <table:table-cell table:formula="of:=LEFT([.B69:.B78];2)" office:value-type="string" office:string-value="65">
            <text:p>65</text:p>
          </table:table-cell>
          <table:table-cell table:formula="of:=REPLACE([.C69];2;1;&quot;,&quot;)" office:value-type="string" office:string-value="0,666667">
            <text:p>0,666667</text:p>
          </table:table-cell>
          <table:table-cell table:formula="of:=[.F6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6.000000</text:p>
          </table:table-cell>
          <table:table-cell office:value-type="string">
            <text:p>0.600000</text:p>
          </table:table-cell>
          <table:table-cell/>
          <table:table-cell table:formula="of:=LEFT([.B70:.B79];2)" office:value-type="string" office:string-value="66">
            <text:p>66</text:p>
          </table:table-cell>
          <table:table-cell table:formula="of:=REPLACE([.C70];2;1;&quot;,&quot;)" office:value-type="string" office:string-value="0,600000">
            <text:p>0,600000</text:p>
          </table:table-cell>
          <table:table-cell table:formula="of:=[.F7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.000000</text:p>
          </table:table-cell>
          <table:table-cell office:value-type="string">
            <text:p>0.600000</text:p>
          </table:table-cell>
          <table:table-cell/>
          <table:table-cell table:formula="of:=LEFT([.B71:.B80];2)" office:value-type="string" office:string-value="67">
            <text:p>67</text:p>
          </table:table-cell>
          <table:table-cell table:formula="of:=REPLACE([.C71];2;1;&quot;,&quot;)" office:value-type="string" office:string-value="0,600000">
            <text:p>0,600000</text:p>
          </table:table-cell>
          <table:table-cell table:formula="of:=[.F7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8.000000</text:p>
          </table:table-cell>
          <table:table-cell office:value-type="string">
            <text:p>0.533333</text:p>
          </table:table-cell>
          <table:table-cell/>
          <table:table-cell table:formula="of:=LEFT([.B72:.B81];2)" office:value-type="string" office:string-value="68">
            <text:p>68</text:p>
          </table:table-cell>
          <table:table-cell table:formula="of:=REPLACE([.C72];2;1;&quot;,&quot;)" office:value-type="string" office:string-value="0,533333">
            <text:p>0,533333</text:p>
          </table:table-cell>
          <table:table-cell table:formula="of:=[.F7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9.000000</text:p>
          </table:table-cell>
          <table:table-cell office:value-type="string">
            <text:p>0.466667</text:p>
          </table:table-cell>
          <table:table-cell/>
          <table:table-cell table:formula="of:=LEFT([.B73:.B82];2)" office:value-type="string" office:string-value="69">
            <text:p>69</text:p>
          </table:table-cell>
          <table:table-cell table:formula="of:=REPLACE([.C73];2;1;&quot;,&quot;)" office:value-type="string" office:string-value="0,466667">
            <text:p>0,466667</text:p>
          </table:table-cell>
          <table:table-cell table:formula="of:=[.F7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.000000</text:p>
          </table:table-cell>
          <table:table-cell office:value-type="string">
            <text:p>0.600000</text:p>
          </table:table-cell>
          <table:table-cell/>
          <table:table-cell table:formula="of:=LEFT([.B74:.B83];2)" office:value-type="string" office:string-value="70">
            <text:p>70</text:p>
          </table:table-cell>
          <table:table-cell table:formula="of:=REPLACE([.C74];2;1;&quot;,&quot;)" office:value-type="string" office:string-value="0,600000">
            <text:p>0,600000</text:p>
          </table:table-cell>
          <table:table-cell table:formula="of:=[.F7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1.000000</text:p>
          </table:table-cell>
          <table:table-cell office:value-type="string">
            <text:p>0.600000</text:p>
          </table:table-cell>
          <table:table-cell/>
          <table:table-cell table:formula="of:=LEFT([.B75:.B84];2)" office:value-type="string" office:string-value="71">
            <text:p>71</text:p>
          </table:table-cell>
          <table:table-cell table:formula="of:=REPLACE([.C75];2;1;&quot;,&quot;)" office:value-type="string" office:string-value="0,600000">
            <text:p>0,600000</text:p>
          </table:table-cell>
          <table:table-cell table:formula="of:=[.F7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000000</text:p>
          </table:table-cell>
          <table:table-cell office:value-type="string">
            <text:p>0.533333</text:p>
          </table:table-cell>
          <table:table-cell/>
          <table:table-cell table:formula="of:=LEFT([.B76:.B85];2)" office:value-type="string" office:string-value="72">
            <text:p>72</text:p>
          </table:table-cell>
          <table:table-cell table:formula="of:=REPLACE([.C76];2;1;&quot;,&quot;)" office:value-type="string" office:string-value="0,533333">
            <text:p>0,533333</text:p>
          </table:table-cell>
          <table:table-cell table:formula="of:=[.F7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3.000000</text:p>
          </table:table-cell>
          <table:table-cell office:value-type="string">
            <text:p>0.666667</text:p>
          </table:table-cell>
          <table:table-cell/>
          <table:table-cell table:formula="of:=LEFT([.B77:.B86];2)" office:value-type="string" office:string-value="73">
            <text:p>73</text:p>
          </table:table-cell>
          <table:table-cell table:formula="of:=REPLACE([.C77];2;1;&quot;,&quot;)" office:value-type="string" office:string-value="0,666667">
            <text:p>0,666667</text:p>
          </table:table-cell>
          <table:table-cell table:formula="of:=[.F7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000000</text:p>
          </table:table-cell>
          <table:table-cell office:value-type="string">
            <text:p>0.466667</text:p>
          </table:table-cell>
          <table:table-cell/>
          <table:table-cell table:formula="of:=LEFT([.B78:.B87];2)" office:value-type="string" office:string-value="74">
            <text:p>74</text:p>
          </table:table-cell>
          <table:table-cell table:formula="of:=REPLACE([.C78];2;1;&quot;,&quot;)" office:value-type="string" office:string-value="0,466667">
            <text:p>0,466667</text:p>
          </table:table-cell>
          <table:table-cell table:formula="of:=[.F7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5.000000</text:p>
          </table:table-cell>
          <table:table-cell office:value-type="string">
            <text:p>0.466667</text:p>
          </table:table-cell>
          <table:table-cell/>
          <table:table-cell table:formula="of:=LEFT([.B79:.B88];2)" office:value-type="string" office:string-value="75">
            <text:p>75</text:p>
          </table:table-cell>
          <table:table-cell table:formula="of:=REPLACE([.C79];2;1;&quot;,&quot;)" office:value-type="string" office:string-value="0,466667">
            <text:p>0,466667</text:p>
          </table:table-cell>
          <table:table-cell table:formula="of:=[.F7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6.000000</text:p>
          </table:table-cell>
          <table:table-cell office:value-type="string">
            <text:p>0.533333</text:p>
          </table:table-cell>
          <table:table-cell/>
          <table:table-cell table:formula="of:=LEFT([.B80:.B89];2)" office:value-type="string" office:string-value="76">
            <text:p>76</text:p>
          </table:table-cell>
          <table:table-cell table:formula="of:=REPLACE([.C80];2;1;&quot;,&quot;)" office:value-type="string" office:string-value="0,533333">
            <text:p>0,533333</text:p>
          </table:table-cell>
          <table:table-cell table:formula="of:=[.F8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7.000000</text:p>
          </table:table-cell>
          <table:table-cell office:value-type="string">
            <text:p>0.600000</text:p>
          </table:table-cell>
          <table:table-cell/>
          <table:table-cell table:formula="of:=LEFT([.B81:.B90];2)" office:value-type="string" office:string-value="77">
            <text:p>77</text:p>
          </table:table-cell>
          <table:table-cell table:formula="of:=REPLACE([.C81];2;1;&quot;,&quot;)" office:value-type="string" office:string-value="0,600000">
            <text:p>0,600000</text:p>
          </table:table-cell>
          <table:table-cell table:formula="of:=[.F8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8.000000</text:p>
          </table:table-cell>
          <table:table-cell office:value-type="string">
            <text:p>0.533333</text:p>
          </table:table-cell>
          <table:table-cell/>
          <table:table-cell table:formula="of:=LEFT([.B82:.B91];2)" office:value-type="string" office:string-value="78">
            <text:p>78</text:p>
          </table:table-cell>
          <table:table-cell table:formula="of:=REPLACE([.C82];2;1;&quot;,&quot;)" office:value-type="string" office:string-value="0,533333">
            <text:p>0,533333</text:p>
          </table:table-cell>
          <table:table-cell table:formula="of:=[.F8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9.000000</text:p>
          </table:table-cell>
          <table:table-cell office:value-type="string">
            <text:p>0.600000</text:p>
          </table:table-cell>
          <table:table-cell/>
          <table:table-cell table:formula="of:=LEFT([.B83:.B92];2)" office:value-type="string" office:string-value="79">
            <text:p>79</text:p>
          </table:table-cell>
          <table:table-cell table:formula="of:=REPLACE([.C83];2;1;&quot;,&quot;)" office:value-type="string" office:string-value="0,600000">
            <text:p>0,600000</text:p>
          </table:table-cell>
          <table:table-cell table:formula="of:=[.F8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0.000000</text:p>
          </table:table-cell>
          <table:table-cell office:value-type="string">
            <text:p>0.733333</text:p>
          </table:table-cell>
          <table:table-cell/>
          <table:table-cell table:formula="of:=LEFT([.B84:.B93];2)" office:value-type="string" office:string-value="80">
            <text:p>80</text:p>
          </table:table-cell>
          <table:table-cell table:formula="of:=REPLACE([.C84];2;1;&quot;,&quot;)" office:value-type="string" office:string-value="0,733333">
            <text:p>0,733333</text:p>
          </table:table-cell>
          <table:table-cell table:formula="of:=[.F8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.000000</text:p>
          </table:table-cell>
          <table:table-cell office:value-type="string">
            <text:p>0.533333</text:p>
          </table:table-cell>
          <table:table-cell/>
          <table:table-cell table:formula="of:=LEFT([.B85:.B94];2)" office:value-type="string" office:string-value="81">
            <text:p>81</text:p>
          </table:table-cell>
          <table:table-cell table:formula="of:=REPLACE([.C85];2;1;&quot;,&quot;)" office:value-type="string" office:string-value="0,533333">
            <text:p>0,533333</text:p>
          </table:table-cell>
          <table:table-cell table:formula="of:=[.F8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00000</text:p>
          </table:table-cell>
          <table:table-cell office:value-type="string">
            <text:p>0.533333</text:p>
          </table:table-cell>
          <table:table-cell/>
          <table:table-cell table:formula="of:=LEFT([.B86:.B95];2)" office:value-type="string" office:string-value="82">
            <text:p>82</text:p>
          </table:table-cell>
          <table:table-cell table:formula="of:=REPLACE([.C86];2;1;&quot;,&quot;)" office:value-type="string" office:string-value="0,533333">
            <text:p>0,533333</text:p>
          </table:table-cell>
          <table:table-cell table:formula="of:=[.F8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3.000000</text:p>
          </table:table-cell>
          <table:table-cell office:value-type="string">
            <text:p>0.600000</text:p>
          </table:table-cell>
          <table:table-cell/>
          <table:table-cell table:formula="of:=LEFT([.B87:.B96];2)" office:value-type="string" office:string-value="83">
            <text:p>83</text:p>
          </table:table-cell>
          <table:table-cell table:formula="of:=REPLACE([.C87];2;1;&quot;,&quot;)" office:value-type="string" office:string-value="0,600000">
            <text:p>0,600000</text:p>
          </table:table-cell>
          <table:table-cell table:formula="of:=[.F8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4.000000</text:p>
          </table:table-cell>
          <table:table-cell office:value-type="string">
            <text:p>0.600000</text:p>
          </table:table-cell>
          <table:table-cell/>
          <table:table-cell table:formula="of:=LEFT([.B88:.B97];2)" office:value-type="string" office:string-value="84">
            <text:p>84</text:p>
          </table:table-cell>
          <table:table-cell table:formula="of:=REPLACE([.C88];2;1;&quot;,&quot;)" office:value-type="string" office:string-value="0,600000">
            <text:p>0,600000</text:p>
          </table:table-cell>
          <table:table-cell table:formula="of:=[.F8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000000</text:p>
          </table:table-cell>
          <table:table-cell office:value-type="string">
            <text:p>0.600000</text:p>
          </table:table-cell>
          <table:table-cell/>
          <table:table-cell table:formula="of:=LEFT([.B89:.B98];2)" office:value-type="string" office:string-value="85">
            <text:p>85</text:p>
          </table:table-cell>
          <table:table-cell table:formula="of:=REPLACE([.C89];2;1;&quot;,&quot;)" office:value-type="string" office:string-value="0,600000">
            <text:p>0,600000</text:p>
          </table:table-cell>
          <table:table-cell table:formula="of:=[.F8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6.000000</text:p>
          </table:table-cell>
          <table:table-cell office:value-type="string">
            <text:p>0.600000</text:p>
          </table:table-cell>
          <table:table-cell/>
          <table:table-cell table:formula="of:=LEFT([.B90:.B99];2)" office:value-type="string" office:string-value="86">
            <text:p>86</text:p>
          </table:table-cell>
          <table:table-cell table:formula="of:=REPLACE([.C90];2;1;&quot;,&quot;)" office:value-type="string" office:string-value="0,600000">
            <text:p>0,600000</text:p>
          </table:table-cell>
          <table:table-cell table:formula="of:=[.F9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7.000000</text:p>
          </table:table-cell>
          <table:table-cell office:value-type="string">
            <text:p>0.466667</text:p>
          </table:table-cell>
          <table:table-cell/>
          <table:table-cell table:formula="of:=LEFT([.B91:.B100];2)" office:value-type="string" office:string-value="87">
            <text:p>87</text:p>
          </table:table-cell>
          <table:table-cell table:formula="of:=REPLACE([.C91];2;1;&quot;,&quot;)" office:value-type="string" office:string-value="0,466667">
            <text:p>0,466667</text:p>
          </table:table-cell>
          <table:table-cell table:formula="of:=[.F9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00000</text:p>
          </table:table-cell>
          <table:table-cell office:value-type="string">
            <text:p>0.466667</text:p>
          </table:table-cell>
          <table:table-cell/>
          <table:table-cell table:formula="of:=LEFT([.B92:.B101];2)" office:value-type="string" office:string-value="88">
            <text:p>88</text:p>
          </table:table-cell>
          <table:table-cell table:formula="of:=REPLACE([.C92];2;1;&quot;,&quot;)" office:value-type="string" office:string-value="0,466667">
            <text:p>0,466667</text:p>
          </table:table-cell>
          <table:table-cell table:formula="of:=[.F9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9.000000</text:p>
          </table:table-cell>
          <table:table-cell office:value-type="string">
            <text:p>0.666667</text:p>
          </table:table-cell>
          <table:table-cell/>
          <table:table-cell table:formula="of:=LEFT([.B93:.B102];2)" office:value-type="string" office:string-value="89">
            <text:p>89</text:p>
          </table:table-cell>
          <table:table-cell table:formula="of:=REPLACE([.C93];2;1;&quot;,&quot;)" office:value-type="string" office:string-value="0,666667">
            <text:p>0,666667</text:p>
          </table:table-cell>
          <table:table-cell table:formula="of:=[.F9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.000000</text:p>
          </table:table-cell>
          <table:table-cell office:value-type="string">
            <text:p>0.466667</text:p>
          </table:table-cell>
          <table:table-cell/>
          <table:table-cell table:formula="of:=LEFT([.B94:.B103];2)" office:value-type="string" office:string-value="90">
            <text:p>90</text:p>
          </table:table-cell>
          <table:table-cell table:formula="of:=REPLACE([.C94];2;1;&quot;,&quot;)" office:value-type="string" office:string-value="0,466667">
            <text:p>0,466667</text:p>
          </table:table-cell>
          <table:table-cell table:formula="of:=[.F9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1.000000</text:p>
          </table:table-cell>
          <table:table-cell office:value-type="string">
            <text:p>0.600000</text:p>
          </table:table-cell>
          <table:table-cell/>
          <table:table-cell table:formula="of:=LEFT([.B95:.B104];2)" office:value-type="string" office:string-value="91">
            <text:p>91</text:p>
          </table:table-cell>
          <table:table-cell table:formula="of:=REPLACE([.C95];2;1;&quot;,&quot;)" office:value-type="string" office:string-value="0,600000">
            <text:p>0,600000</text:p>
          </table:table-cell>
          <table:table-cell table:formula="of:=[.F9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2.000000</text:p>
          </table:table-cell>
          <table:table-cell office:value-type="string">
            <text:p>0.533333</text:p>
          </table:table-cell>
          <table:table-cell/>
          <table:table-cell table:formula="of:=LEFT([.B96:.B105];2)" office:value-type="string" office:string-value="92">
            <text:p>92</text:p>
          </table:table-cell>
          <table:table-cell table:formula="of:=REPLACE([.C96];2;1;&quot;,&quot;)" office:value-type="string" office:string-value="0,533333">
            <text:p>0,533333</text:p>
          </table:table-cell>
          <table:table-cell table:formula="of:=[.F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3.000000</text:p>
          </table:table-cell>
          <table:table-cell office:value-type="string">
            <text:p>0.466667</text:p>
          </table:table-cell>
          <table:table-cell/>
          <table:table-cell table:formula="of:=LEFT([.B97:.B106];2)" office:value-type="string" office:string-value="93">
            <text:p>93</text:p>
          </table:table-cell>
          <table:table-cell table:formula="of:=REPLACE([.C97];2;1;&quot;,&quot;)" office:value-type="string" office:string-value="0,466667">
            <text:p>0,466667</text:p>
          </table:table-cell>
          <table:table-cell table:formula="of:=[.F9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4.000000</text:p>
          </table:table-cell>
          <table:table-cell office:value-type="string">
            <text:p>0.600000</text:p>
          </table:table-cell>
          <table:table-cell/>
          <table:table-cell table:formula="of:=LEFT([.B98:.B107];2)" office:value-type="string" office:string-value="94">
            <text:p>94</text:p>
          </table:table-cell>
          <table:table-cell table:formula="of:=REPLACE([.C98];2;1;&quot;,&quot;)" office:value-type="string" office:string-value="0,600000">
            <text:p>0,600000</text:p>
          </table:table-cell>
          <table:table-cell table:formula="of:=[.F9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5.000000</text:p>
          </table:table-cell>
          <table:table-cell office:value-type="string">
            <text:p>0.600000</text:p>
          </table:table-cell>
          <table:table-cell/>
          <table:table-cell table:formula="of:=LEFT([.B99:.B108];2)" office:value-type="string" office:string-value="95">
            <text:p>95</text:p>
          </table:table-cell>
          <table:table-cell table:formula="of:=REPLACE([.C99];2;1;&quot;,&quot;)" office:value-type="string" office:string-value="0,600000">
            <text:p>0,600000</text:p>
          </table:table-cell>
          <table:table-cell table:formula="of:=[.F9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6.000000</text:p>
          </table:table-cell>
          <table:table-cell office:value-type="string">
            <text:p>0.600000</text:p>
          </table:table-cell>
          <table:table-cell/>
          <table:table-cell table:formula="of:=LEFT([.B100:.B109];2)" office:value-type="string" office:string-value="96">
            <text:p>96</text:p>
          </table:table-cell>
          <table:table-cell table:formula="of:=REPLACE([.C100];2;1;&quot;,&quot;)" office:value-type="string" office:string-value="0,600000">
            <text:p>0,600000</text:p>
          </table:table-cell>
          <table:table-cell table:formula="of:=[.F1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7.000000</text:p>
          </table:table-cell>
          <table:table-cell office:value-type="string">
            <text:p>0.533333</text:p>
          </table:table-cell>
          <table:table-cell/>
          <table:table-cell table:formula="of:=LEFT([.B101:.B110];2)" office:value-type="string" office:string-value="97">
            <text:p>97</text:p>
          </table:table-cell>
          <table:table-cell table:formula="of:=REPLACE([.C101];2;1;&quot;,&quot;)" office:value-type="string" office:string-value="0,533333">
            <text:p>0,533333</text:p>
          </table:table-cell>
          <table:table-cell table:formula="of:=[.F10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8.000000</text:p>
          </table:table-cell>
          <table:table-cell office:value-type="string">
            <text:p>0.400000</text:p>
          </table:table-cell>
          <table:table-cell/>
          <table:table-cell table:formula="of:=LEFT([.B102:.B111];2)" office:value-type="string" office:string-value="98">
            <text:p>98</text:p>
          </table:table-cell>
          <table:table-cell table:formula="of:=REPLACE([.C102];2;1;&quot;,&quot;)" office:value-type="string" office:string-value="0,400000">
            <text:p>0,400000</text:p>
          </table:table-cell>
          <table:table-cell table:formula="of:=[.F102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9.000000</text:p>
          </table:table-cell>
          <table:table-cell office:value-type="string">
            <text:p>0.600000</text:p>
          </table:table-cell>
          <table:table-cell/>
          <table:table-cell table:formula="of:=LEFT([.B103:.B112];2)" office:value-type="string" office:string-value="99">
            <text:p>99</text:p>
          </table:table-cell>
          <table:table-cell table:formula="of:=REPLACE([.C103];2;1;&quot;,&quot;)" office:value-type="string" office:string-value="0,600000">
            <text:p>0,600000</text:p>
          </table:table-cell>
          <table:table-cell table:formula="of:=[.F10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.000000</text:p>
          </table:table-cell>
          <table:table-cell office:value-type="string">
            <text:p>0.333333</text:p>
          </table:table-cell>
          <table:table-cell/>
          <table:table-cell table:formula="of:=LEFT([.B104:.B113];3)" office:value-type="string" office:string-value="100">
            <text:p>100</text:p>
          </table:table-cell>
          <table:table-cell table:formula="of:=REPLACE([.C104];2;1;&quot;,&quot;)" office:value-type="string" office:string-value="0,333333">
            <text:p>0,333333</text:p>
          </table:table-cell>
          <table:table-cell table:formula="of:=[.F104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000000</text:p>
          </table:table-cell>
          <table:table-cell office:value-type="string">
            <text:p>0.600000</text:p>
          </table:table-cell>
          <table:table-cell/>
          <table:table-cell table:formula="of:=LEFT([.B105:.B114];3)" office:value-type="string" office:string-value="101">
            <text:p>101</text:p>
          </table:table-cell>
          <table:table-cell table:formula="of:=REPLACE([.C105];2;1;&quot;,&quot;)" office:value-type="string" office:string-value="0,600000">
            <text:p>0,600000</text:p>
          </table:table-cell>
          <table:table-cell table:formula="of:=[.F10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2.000000</text:p>
          </table:table-cell>
          <table:table-cell office:value-type="string">
            <text:p>0.600000</text:p>
          </table:table-cell>
          <table:table-cell/>
          <table:table-cell table:formula="of:=LEFT([.B106:.B115];3)" office:value-type="string" office:string-value="102">
            <text:p>102</text:p>
          </table:table-cell>
          <table:table-cell table:formula="of:=REPLACE([.C106];2;1;&quot;,&quot;)" office:value-type="string" office:string-value="0,600000">
            <text:p>0,600000</text:p>
          </table:table-cell>
          <table:table-cell table:formula="of:=[.F10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3.000000</text:p>
          </table:table-cell>
          <table:table-cell office:value-type="string">
            <text:p>0.600000</text:p>
          </table:table-cell>
          <table:table-cell/>
          <table:table-cell table:formula="of:=LEFT([.B107:.B116];3)" office:value-type="string" office:string-value="103">
            <text:p>103</text:p>
          </table:table-cell>
          <table:table-cell table:formula="of:=REPLACE([.C107];2;1;&quot;,&quot;)" office:value-type="string" office:string-value="0,600000">
            <text:p>0,600000</text:p>
          </table:table-cell>
          <table:table-cell table:formula="of:=[.F10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4.000000</text:p>
          </table:table-cell>
          <table:table-cell office:value-type="string">
            <text:p>0.600000</text:p>
          </table:table-cell>
          <table:table-cell/>
          <table:table-cell table:formula="of:=LEFT([.B108:.B117];3)" office:value-type="string" office:string-value="104">
            <text:p>104</text:p>
          </table:table-cell>
          <table:table-cell table:formula="of:=REPLACE([.C108];2;1;&quot;,&quot;)" office:value-type="string" office:string-value="0,600000">
            <text:p>0,600000</text:p>
          </table:table-cell>
          <table:table-cell table:formula="of:=[.F10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5.000000</text:p>
          </table:table-cell>
          <table:table-cell office:value-type="string">
            <text:p>0.466667</text:p>
          </table:table-cell>
          <table:table-cell/>
          <table:table-cell table:formula="of:=LEFT([.B109:.B118];3)" office:value-type="string" office:string-value="105">
            <text:p>105</text:p>
          </table:table-cell>
          <table:table-cell table:formula="of:=REPLACE([.C109];2;1;&quot;,&quot;)" office:value-type="string" office:string-value="0,466667">
            <text:p>0,466667</text:p>
          </table:table-cell>
          <table:table-cell table:formula="of:=[.F10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6.000000</text:p>
          </table:table-cell>
          <table:table-cell office:value-type="string">
            <text:p>0.600000</text:p>
          </table:table-cell>
          <table:table-cell/>
          <table:table-cell table:formula="of:=LEFT([.B110:.B119];3)" office:value-type="string" office:string-value="106">
            <text:p>106</text:p>
          </table:table-cell>
          <table:table-cell table:formula="of:=REPLACE([.C110];2;1;&quot;,&quot;)" office:value-type="string" office:string-value="0,600000">
            <text:p>0,600000</text:p>
          </table:table-cell>
          <table:table-cell table:formula="of:=[.F11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7.000000</text:p>
          </table:table-cell>
          <table:table-cell office:value-type="string">
            <text:p>0.200000</text:p>
          </table:table-cell>
          <table:table-cell/>
          <table:table-cell table:formula="of:=LEFT([.B111:.B120];3)" office:value-type="string" office:string-value="107">
            <text:p>107</text:p>
          </table:table-cell>
          <table:table-cell table:style-name="ce7" table:formula="of:=REPLACE([.C111];2;1;&quot;,&quot;)" office:value-type="string" office:string-value="0,200000">
            <text:p>0,200000</text:p>
          </table:table-cell>
          <table:table-cell table:formula="of:=[.F111]*10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.000000</text:p>
          </table:table-cell>
          <table:table-cell office:value-type="string">
            <text:p>0.666667</text:p>
          </table:table-cell>
          <table:table-cell/>
          <table:table-cell table:formula="of:=LEFT([.B112:.B121];3)" office:value-type="string" office:string-value="108">
            <text:p>108</text:p>
          </table:table-cell>
          <table:table-cell table:formula="of:=REPLACE([.C112];2;1;&quot;,&quot;)" office:value-type="string" office:string-value="0,666667">
            <text:p>0,666667</text:p>
          </table:table-cell>
          <table:table-cell table:formula="of:=[.F11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9.000000</text:p>
          </table:table-cell>
          <table:table-cell office:value-type="string">
            <text:p>0.266667</text:p>
          </table:table-cell>
          <table:table-cell/>
          <table:table-cell table:formula="of:=LEFT([.B113:.B122];3)" office:value-type="string" office:string-value="109">
            <text:p>109</text:p>
          </table:table-cell>
          <table:table-cell table:formula="of:=REPLACE([.C113];2;1;&quot;,&quot;)" office:value-type="string" office:string-value="0,266667">
            <text:p>0,266667</text:p>
          </table:table-cell>
          <table:table-cell table:formula="of:=[.F113]*10" office:value-type="float" office:value="2.66667">
            <text:p>2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0.000000</text:p>
          </table:table-cell>
          <table:table-cell office:value-type="string">
            <text:p>0.200000</text:p>
          </table:table-cell>
          <table:table-cell/>
          <table:table-cell table:formula="of:=LEFT([.B114:.B123];3)" office:value-type="string" office:string-value="110">
            <text:p>110</text:p>
          </table:table-cell>
          <table:table-cell table:style-name="ce7" table:formula="of:=REPLACE([.C114];2;1;&quot;,&quot;)" office:value-type="string" office:string-value="0,200000">
            <text:p>0,200000</text:p>
          </table:table-cell>
          <table:table-cell table:formula="of:=[.F114]*10" office:value-type="float" office:value="2">
            <text:p>2</text:p>
          </table:table-cell>
          <table:table-cell/>
          <table:table-cell table:style-name="ce17"/>
        </table:table-row>
        <table:table-row table:style-name="ro1">
          <table:table-cell/>
          <table:table-cell office:value-type="string">
            <text:p>111.000000</text:p>
          </table:table-cell>
          <table:table-cell office:value-type="string">
            <text:p>0.466667</text:p>
          </table:table-cell>
          <table:table-cell/>
          <table:table-cell table:formula="of:=LEFT([.B115:.B124];3)" office:value-type="string" office:string-value="111">
            <text:p>111</text:p>
          </table:table-cell>
          <table:table-cell table:formula="of:=REPLACE([.C115];2;1;&quot;,&quot;)" office:value-type="string" office:string-value="0,466667">
            <text:p>0,466667</text:p>
          </table:table-cell>
          <table:table-cell table:formula="of:=[.F11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2.000000</text:p>
          </table:table-cell>
          <table:table-cell office:value-type="string">
            <text:p>0.600000</text:p>
          </table:table-cell>
          <table:table-cell/>
          <table:table-cell table:formula="of:=LEFT([.B116:.B125];3)" office:value-type="string" office:string-value="112">
            <text:p>112</text:p>
          </table:table-cell>
          <table:table-cell table:formula="of:=REPLACE([.C116];2;1;&quot;,&quot;)" office:value-type="string" office:string-value="0,600000">
            <text:p>0,600000</text:p>
          </table:table-cell>
          <table:table-cell table:formula="of:=[.F11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3.000000</text:p>
          </table:table-cell>
          <table:table-cell office:value-type="string">
            <text:p>0.466667</text:p>
          </table:table-cell>
          <table:table-cell/>
          <table:table-cell table:formula="of:=LEFT([.B117:.B126];3)" office:value-type="string" office:string-value="113">
            <text:p>113</text:p>
          </table:table-cell>
          <table:table-cell table:formula="of:=REPLACE([.C117];2;1;&quot;,&quot;)" office:value-type="string" office:string-value="0,466667">
            <text:p>0,466667</text:p>
          </table:table-cell>
          <table:table-cell table:formula="of:=[.F11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4.000000</text:p>
          </table:table-cell>
          <table:table-cell office:value-type="string">
            <text:p>0.666667</text:p>
          </table:table-cell>
          <table:table-cell/>
          <table:table-cell table:formula="of:=LEFT([.B118:.B127];3)" office:value-type="string" office:string-value="114">
            <text:p>114</text:p>
          </table:table-cell>
          <table:table-cell table:formula="of:=REPLACE([.C118];2;1;&quot;,&quot;)" office:value-type="string" office:string-value="0,666667">
            <text:p>0,666667</text:p>
          </table:table-cell>
          <table:table-cell table:formula="of:=[.F11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5.000000</text:p>
          </table:table-cell>
          <table:table-cell office:value-type="string">
            <text:p>0.333333</text:p>
          </table:table-cell>
          <table:table-cell/>
          <table:table-cell table:formula="of:=LEFT([.B119:.B128];3)" office:value-type="string" office:string-value="115">
            <text:p>115</text:p>
          </table:table-cell>
          <table:table-cell table:formula="of:=REPLACE([.C119];2;1;&quot;,&quot;)" office:value-type="string" office:string-value="0,333333">
            <text:p>0,333333</text:p>
          </table:table-cell>
          <table:table-cell table:formula="of:=[.F119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6.000000</text:p>
          </table:table-cell>
          <table:table-cell office:value-type="string">
            <text:p>0.400000</text:p>
          </table:table-cell>
          <table:table-cell/>
          <table:table-cell table:formula="of:=LEFT([.B120:.B129];3)" office:value-type="string" office:string-value="116">
            <text:p>116</text:p>
          </table:table-cell>
          <table:table-cell table:formula="of:=REPLACE([.C120];2;1;&quot;,&quot;)" office:value-type="string" office:string-value="0,400000">
            <text:p>0,400000</text:p>
          </table:table-cell>
          <table:table-cell table:formula="of:=[.F120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7.000000</text:p>
          </table:table-cell>
          <table:table-cell office:value-type="string">
            <text:p>0.400000</text:p>
          </table:table-cell>
          <table:table-cell/>
          <table:table-cell table:formula="of:=LEFT([.B121:.B130];3)" office:value-type="string" office:string-value="117">
            <text:p>117</text:p>
          </table:table-cell>
          <table:table-cell table:formula="of:=REPLACE([.C121];2;1;&quot;,&quot;)" office:value-type="string" office:string-value="0,400000">
            <text:p>0,400000</text:p>
          </table:table-cell>
          <table:table-cell table:formula="of:=[.F121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8.000000</text:p>
          </table:table-cell>
          <table:table-cell office:value-type="string">
            <text:p>0.666667</text:p>
          </table:table-cell>
          <table:table-cell/>
          <table:table-cell table:formula="of:=LEFT([.B122:.B131];3)" office:value-type="string" office:string-value="118">
            <text:p>118</text:p>
          </table:table-cell>
          <table:table-cell table:formula="of:=REPLACE([.C122];2;1;&quot;,&quot;)" office:value-type="string" office:string-value="0,666667">
            <text:p>0,666667</text:p>
          </table:table-cell>
          <table:table-cell table:formula="of:=[.F12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9.000000</text:p>
          </table:table-cell>
          <table:table-cell office:value-type="string">
            <text:p>0.533333</text:p>
          </table:table-cell>
          <table:table-cell/>
          <table:table-cell table:formula="of:=LEFT([.B123:.B132];3)" office:value-type="string" office:string-value="119">
            <text:p>119</text:p>
          </table:table-cell>
          <table:table-cell table:formula="of:=REPLACE([.C123];2;1;&quot;,&quot;)" office:value-type="string" office:string-value="0,533333">
            <text:p>0,533333</text:p>
          </table:table-cell>
          <table:table-cell table:formula="of:=[.F12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0.000000</text:p>
          </table:table-cell>
          <table:table-cell office:value-type="string">
            <text:p>0.400000</text:p>
          </table:table-cell>
          <table:table-cell/>
          <table:table-cell table:formula="of:=LEFT([.B124:.B133];3)" office:value-type="string" office:string-value="120">
            <text:p>120</text:p>
          </table:table-cell>
          <table:table-cell table:formula="of:=REPLACE([.C124];2;1;&quot;,&quot;)" office:value-type="string" office:string-value="0,400000">
            <text:p>0,400000</text:p>
          </table:table-cell>
          <table:table-cell table:formula="of:=[.F124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1.000000</text:p>
          </table:table-cell>
          <table:table-cell office:value-type="string">
            <text:p>0.466667</text:p>
          </table:table-cell>
          <table:table-cell/>
          <table:table-cell table:formula="of:=LEFT([.B125:.B134];3)" office:value-type="string" office:string-value="121">
            <text:p>121</text:p>
          </table:table-cell>
          <table:table-cell table:formula="of:=REPLACE([.C125];2;1;&quot;,&quot;)" office:value-type="string" office:string-value="0,466667">
            <text:p>0,466667</text:p>
          </table:table-cell>
          <table:table-cell table:formula="of:=[.F12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000000</text:p>
          </table:table-cell>
          <table:table-cell office:value-type="string">
            <text:p>0.600000</text:p>
          </table:table-cell>
          <table:table-cell/>
          <table:table-cell table:formula="of:=LEFT([.B126:.B135];3)" office:value-type="string" office:string-value="122">
            <text:p>122</text:p>
          </table:table-cell>
          <table:table-cell table:formula="of:=REPLACE([.C126];2;1;&quot;,&quot;)" office:value-type="string" office:string-value="0,600000">
            <text:p>0,600000</text:p>
          </table:table-cell>
          <table:table-cell table:formula="of:=[.F12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3.000000</text:p>
          </table:table-cell>
          <table:table-cell office:value-type="string">
            <text:p>0.600000</text:p>
          </table:table-cell>
          <table:table-cell/>
          <table:table-cell table:formula="of:=LEFT([.B127:.B136];3)" office:value-type="string" office:string-value="123">
            <text:p>123</text:p>
          </table:table-cell>
          <table:table-cell table:formula="of:=REPLACE([.C127];2;1;&quot;,&quot;)" office:value-type="string" office:string-value="0,600000">
            <text:p>0,600000</text:p>
          </table:table-cell>
          <table:table-cell table:formula="of:=[.F12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4.000000</text:p>
          </table:table-cell>
          <table:table-cell office:value-type="string">
            <text:p>0.733333</text:p>
          </table:table-cell>
          <table:table-cell/>
          <table:table-cell table:formula="of:=LEFT([.B128:.B137];3)" office:value-type="string" office:string-value="124">
            <text:p>124</text:p>
          </table:table-cell>
          <table:table-cell table:formula="of:=REPLACE([.C128];2;1;&quot;,&quot;)" office:value-type="string" office:string-value="0,733333">
            <text:p>0,733333</text:p>
          </table:table-cell>
          <table:table-cell table:formula="of:=[.F12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5.000000</text:p>
          </table:table-cell>
          <table:table-cell office:value-type="string">
            <text:p>0.400000</text:p>
          </table:table-cell>
          <table:table-cell/>
          <table:table-cell table:formula="of:=LEFT([.B129:.B138];3)" office:value-type="string" office:string-value="125">
            <text:p>125</text:p>
          </table:table-cell>
          <table:table-cell table:formula="of:=REPLACE([.C129];2;1;&quot;,&quot;)" office:value-type="string" office:string-value="0,400000">
            <text:p>0,400000</text:p>
          </table:table-cell>
          <table:table-cell table:formula="of:=[.F129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6.000000</text:p>
          </table:table-cell>
          <table:table-cell office:value-type="string">
            <text:p>0.733333</text:p>
          </table:table-cell>
          <table:table-cell/>
          <table:table-cell table:formula="of:=LEFT([.B130:.B139];3)" office:value-type="string" office:string-value="126">
            <text:p>126</text:p>
          </table:table-cell>
          <table:table-cell table:formula="of:=REPLACE([.C130];2;1;&quot;,&quot;)" office:value-type="string" office:string-value="0,733333">
            <text:p>0,733333</text:p>
          </table:table-cell>
          <table:table-cell table:formula="of:=[.F13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7.000000</text:p>
          </table:table-cell>
          <table:table-cell office:value-type="string">
            <text:p>0.466667</text:p>
          </table:table-cell>
          <table:table-cell/>
          <table:table-cell table:formula="of:=LEFT([.B131:.B140];3)" office:value-type="string" office:string-value="127">
            <text:p>127</text:p>
          </table:table-cell>
          <table:table-cell table:formula="of:=REPLACE([.C131];2;1;&quot;,&quot;)" office:value-type="string" office:string-value="0,466667">
            <text:p>0,466667</text:p>
          </table:table-cell>
          <table:table-cell table:formula="of:=[.F13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00000</text:p>
          </table:table-cell>
          <table:table-cell office:value-type="string">
            <text:p>0.333333</text:p>
          </table:table-cell>
          <table:table-cell/>
          <table:table-cell table:formula="of:=LEFT([.B132:.B141];3)" office:value-type="string" office:string-value="128">
            <text:p>128</text:p>
          </table:table-cell>
          <table:table-cell table:formula="of:=REPLACE([.C132];2;1;&quot;,&quot;)" office:value-type="string" office:string-value="0,333333">
            <text:p>0,333333</text:p>
          </table:table-cell>
          <table:table-cell table:formula="of:=[.F132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9.000000</text:p>
          </table:table-cell>
          <table:table-cell office:value-type="string">
            <text:p>0.533333</text:p>
          </table:table-cell>
          <table:table-cell/>
          <table:table-cell table:formula="of:=LEFT([.B133:.B142];3)" office:value-type="string" office:string-value="129">
            <text:p>129</text:p>
          </table:table-cell>
          <table:table-cell table:formula="of:=REPLACE([.C133];2;1;&quot;,&quot;)" office:value-type="string" office:string-value="0,533333">
            <text:p>0,533333</text:p>
          </table:table-cell>
          <table:table-cell table:formula="of:=[.F1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0.000000</text:p>
          </table:table-cell>
          <table:table-cell office:value-type="string">
            <text:p>0.466667</text:p>
          </table:table-cell>
          <table:table-cell/>
          <table:table-cell table:formula="of:=LEFT([.B134:.B143];3)" office:value-type="string" office:string-value="130">
            <text:p>130</text:p>
          </table:table-cell>
          <table:table-cell table:formula="of:=REPLACE([.C134];2;1;&quot;,&quot;)" office:value-type="string" office:string-value="0,466667">
            <text:p>0,466667</text:p>
          </table:table-cell>
          <table:table-cell table:formula="of:=[.F1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000000</text:p>
          </table:table-cell>
          <table:table-cell office:value-type="string">
            <text:p>0.666667</text:p>
          </table:table-cell>
          <table:table-cell/>
          <table:table-cell table:formula="of:=LEFT([.B135:.B144];3)" office:value-type="string" office:string-value="131">
            <text:p>131</text:p>
          </table:table-cell>
          <table:table-cell table:formula="of:=REPLACE([.C135];2;1;&quot;,&quot;)" office:value-type="string" office:string-value="0,666667">
            <text:p>0,666667</text:p>
          </table:table-cell>
          <table:table-cell table:formula="of:=[.F13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2.000000</text:p>
          </table:table-cell>
          <table:table-cell office:value-type="string">
            <text:p>0.733333</text:p>
          </table:table-cell>
          <table:table-cell/>
          <table:table-cell table:formula="of:=LEFT([.B136:.B145];3)" office:value-type="string" office:string-value="132">
            <text:p>132</text:p>
          </table:table-cell>
          <table:table-cell table:formula="of:=REPLACE([.C136];2;1;&quot;,&quot;)" office:value-type="string" office:string-value="0,733333">
            <text:p>0,733333</text:p>
          </table:table-cell>
          <table:table-cell table:formula="of:=[.F13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3.000000</text:p>
          </table:table-cell>
          <table:table-cell office:value-type="string">
            <text:p>0.733333</text:p>
          </table:table-cell>
          <table:table-cell/>
          <table:table-cell table:formula="of:=LEFT([.B137:.B146];3)" office:value-type="string" office:string-value="133">
            <text:p>133</text:p>
          </table:table-cell>
          <table:table-cell table:formula="of:=REPLACE([.C137];2;1;&quot;,&quot;)" office:value-type="string" office:string-value="0,733333">
            <text:p>0,733333</text:p>
          </table:table-cell>
          <table:table-cell table:formula="of:=[.F13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4.000000</text:p>
          </table:table-cell>
          <table:table-cell office:value-type="string">
            <text:p>0.666667</text:p>
          </table:table-cell>
          <table:table-cell/>
          <table:table-cell table:formula="of:=LEFT([.B138:.B147];3)" office:value-type="string" office:string-value="134">
            <text:p>134</text:p>
          </table:table-cell>
          <table:table-cell table:formula="of:=REPLACE([.C138];2;1;&quot;,&quot;)" office:value-type="string" office:string-value="0,666667">
            <text:p>0,666667</text:p>
          </table:table-cell>
          <table:table-cell table:formula="of:=[.F13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5.000000</text:p>
          </table:table-cell>
          <table:table-cell office:value-type="string">
            <text:p>0.600000</text:p>
          </table:table-cell>
          <table:table-cell/>
          <table:table-cell table:formula="of:=LEFT([.B139:.B148];3)" office:value-type="string" office:string-value="135">
            <text:p>135</text:p>
          </table:table-cell>
          <table:table-cell table:formula="of:=REPLACE([.C139];2;1;&quot;,&quot;)" office:value-type="string" office:string-value="0,600000">
            <text:p>0,600000</text:p>
          </table:table-cell>
          <table:table-cell table:formula="of:=[.F13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6.000000</text:p>
          </table:table-cell>
          <table:table-cell office:value-type="string">
            <text:p>0.533333</text:p>
          </table:table-cell>
          <table:table-cell/>
          <table:table-cell table:formula="of:=LEFT([.B140:.B149];3)" office:value-type="string" office:string-value="136">
            <text:p>136</text:p>
          </table:table-cell>
          <table:table-cell table:formula="of:=REPLACE([.C140];2;1;&quot;,&quot;)" office:value-type="string" office:string-value="0,533333">
            <text:p>0,533333</text:p>
          </table:table-cell>
          <table:table-cell table:formula="of:=[.F14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7.000000</text:p>
          </table:table-cell>
          <table:table-cell office:value-type="string">
            <text:p>0.600000</text:p>
          </table:table-cell>
          <table:table-cell/>
          <table:table-cell table:formula="of:=LEFT([.B141:.B150];3)" office:value-type="string" office:string-value="137">
            <text:p>137</text:p>
          </table:table-cell>
          <table:table-cell table:formula="of:=REPLACE([.C141];2;1;&quot;,&quot;)" office:value-type="string" office:string-value="0,600000">
            <text:p>0,600000</text:p>
          </table:table-cell>
          <table:table-cell table:formula="of:=[.F14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8.000000</text:p>
          </table:table-cell>
          <table:table-cell office:value-type="string">
            <text:p>0.666667</text:p>
          </table:table-cell>
          <table:table-cell/>
          <table:table-cell table:formula="of:=LEFT([.B142:.B151];3)" office:value-type="string" office:string-value="138">
            <text:p>138</text:p>
          </table:table-cell>
          <table:table-cell table:formula="of:=REPLACE([.C142];2;1;&quot;,&quot;)" office:value-type="string" office:string-value="0,666667">
            <text:p>0,666667</text:p>
          </table:table-cell>
          <table:table-cell table:formula="of:=[.F14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9.000000</text:p>
          </table:table-cell>
          <table:table-cell office:value-type="string">
            <text:p>0.733333</text:p>
          </table:table-cell>
          <table:table-cell/>
          <table:table-cell table:formula="of:=LEFT([.B143:.B152];3)" office:value-type="string" office:string-value="139">
            <text:p>139</text:p>
          </table:table-cell>
          <table:table-cell table:formula="of:=REPLACE([.C143];2;1;&quot;,&quot;)" office:value-type="string" office:string-value="0,733333">
            <text:p>0,733333</text:p>
          </table:table-cell>
          <table:table-cell table:formula="of:=[.F14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0.000000</text:p>
          </table:table-cell>
          <table:table-cell office:value-type="string">
            <text:p>0.400000</text:p>
          </table:table-cell>
          <table:table-cell/>
          <table:table-cell table:formula="of:=LEFT([.B144:.B153];3)" office:value-type="string" office:string-value="140">
            <text:p>140</text:p>
          </table:table-cell>
          <table:table-cell table:formula="of:=REPLACE([.C144];2;1;&quot;,&quot;)" office:value-type="string" office:string-value="0,400000">
            <text:p>0,400000</text:p>
          </table:table-cell>
          <table:table-cell table:formula="of:=[.F144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1.000000</text:p>
          </table:table-cell>
          <table:table-cell office:value-type="string">
            <text:p>0.533333</text:p>
          </table:table-cell>
          <table:table-cell/>
          <table:table-cell table:formula="of:=LEFT([.B145:.B154];3)" office:value-type="string" office:string-value="141">
            <text:p>141</text:p>
          </table:table-cell>
          <table:table-cell table:formula="of:=REPLACE([.C145];2;1;&quot;,&quot;)" office:value-type="string" office:string-value="0,533333">
            <text:p>0,533333</text:p>
          </table:table-cell>
          <table:table-cell table:formula="of:=[.F1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2.000000</text:p>
          </table:table-cell>
          <table:table-cell office:value-type="string">
            <text:p>0.600000</text:p>
          </table:table-cell>
          <table:table-cell/>
          <table:table-cell table:formula="of:=LEFT([.B146:.B155];3)" office:value-type="string" office:string-value="142">
            <text:p>142</text:p>
          </table:table-cell>
          <table:table-cell table:formula="of:=REPLACE([.C146];2;1;&quot;,&quot;)" office:value-type="string" office:string-value="0,600000">
            <text:p>0,600000</text:p>
          </table:table-cell>
          <table:table-cell table:formula="of:=[.F14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3.000000</text:p>
          </table:table-cell>
          <table:table-cell office:value-type="string">
            <text:p>0.800000</text:p>
          </table:table-cell>
          <table:table-cell/>
          <table:table-cell table:formula="of:=LEFT([.B147:.B156];3)" office:value-type="string" office:string-value="143">
            <text:p>143</text:p>
          </table:table-cell>
          <table:table-cell table:formula="of:=REPLACE([.C147];2;1;&quot;,&quot;)" office:value-type="string" office:string-value="0,800000">
            <text:p>0,800000</text:p>
          </table:table-cell>
          <table:table-cell table:formula="of:=[.F14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4.000000</text:p>
          </table:table-cell>
          <table:table-cell office:value-type="string">
            <text:p>0.666667</text:p>
          </table:table-cell>
          <table:table-cell/>
          <table:table-cell table:formula="of:=LEFT([.B148:.B157];3)" office:value-type="string" office:string-value="144">
            <text:p>144</text:p>
          </table:table-cell>
          <table:table-cell table:formula="of:=REPLACE([.C148];2;1;&quot;,&quot;)" office:value-type="string" office:string-value="0,666667">
            <text:p>0,666667</text:p>
          </table:table-cell>
          <table:table-cell table:formula="of:=[.F14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5.000000</text:p>
          </table:table-cell>
          <table:table-cell office:value-type="string">
            <text:p>0.533333</text:p>
          </table:table-cell>
          <table:table-cell/>
          <table:table-cell table:formula="of:=LEFT([.B149:.B158];3)" office:value-type="string" office:string-value="145">
            <text:p>145</text:p>
          </table:table-cell>
          <table:table-cell table:formula="of:=REPLACE([.C149];2;1;&quot;,&quot;)" office:value-type="string" office:string-value="0,533333">
            <text:p>0,533333</text:p>
          </table:table-cell>
          <table:table-cell table:formula="of:=[.F14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6.000000</text:p>
          </table:table-cell>
          <table:table-cell office:value-type="string">
            <text:p>0.400000</text:p>
          </table:table-cell>
          <table:table-cell/>
          <table:table-cell table:formula="of:=LEFT([.B150:.B159];3)" office:value-type="string" office:string-value="146">
            <text:p>146</text:p>
          </table:table-cell>
          <table:table-cell table:formula="of:=REPLACE([.C150];2;1;&quot;,&quot;)" office:value-type="string" office:string-value="0,400000">
            <text:p>0,400000</text:p>
          </table:table-cell>
          <table:table-cell table:formula="of:=[.F150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7.000000</text:p>
          </table:table-cell>
          <table:table-cell office:value-type="string">
            <text:p>0.600000</text:p>
          </table:table-cell>
          <table:table-cell/>
          <table:table-cell table:formula="of:=LEFT([.B151:.B160];3)" office:value-type="string" office:string-value="147">
            <text:p>147</text:p>
          </table:table-cell>
          <table:table-cell table:formula="of:=REPLACE([.C151];2;1;&quot;,&quot;)" office:value-type="string" office:string-value="0,600000">
            <text:p>0,600000</text:p>
          </table:table-cell>
          <table:table-cell table:formula="of:=[.F15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8.000000</text:p>
          </table:table-cell>
          <table:table-cell office:value-type="string">
            <text:p>0.666667</text:p>
          </table:table-cell>
          <table:table-cell/>
          <table:table-cell table:formula="of:=LEFT([.B152:.B161];3)" office:value-type="string" office:string-value="148">
            <text:p>148</text:p>
          </table:table-cell>
          <table:table-cell table:formula="of:=REPLACE([.C152];2;1;&quot;,&quot;)" office:value-type="string" office:string-value="0,666667">
            <text:p>0,666667</text:p>
          </table:table-cell>
          <table:table-cell table:formula="of:=[.F15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9.000000</text:p>
          </table:table-cell>
          <table:table-cell office:value-type="string">
            <text:p>0.600000</text:p>
          </table:table-cell>
          <table:table-cell/>
          <table:table-cell table:formula="of:=LEFT([.B153:.B162];3)" office:value-type="string" office:string-value="149">
            <text:p>149</text:p>
          </table:table-cell>
          <table:table-cell table:formula="of:=REPLACE([.C153];2;1;&quot;,&quot;)" office:value-type="string" office:string-value="0,600000">
            <text:p>0,600000</text:p>
          </table:table-cell>
          <table:table-cell table:formula="of:=[.F15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0.000000</text:p>
          </table:table-cell>
          <table:table-cell office:value-type="string">
            <text:p>0.733333</text:p>
          </table:table-cell>
          <table:table-cell/>
          <table:table-cell table:formula="of:=LEFT([.B154:.B163];3)" office:value-type="string" office:string-value="150">
            <text:p>150</text:p>
          </table:table-cell>
          <table:table-cell table:formula="of:=REPLACE([.C154];2;1;&quot;,&quot;)" office:value-type="string" office:string-value="0,733333">
            <text:p>0,733333</text:p>
          </table:table-cell>
          <table:table-cell table:formula="of:=[.F15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1.000000</text:p>
          </table:table-cell>
          <table:table-cell office:value-type="string">
            <text:p>0.466667</text:p>
          </table:table-cell>
          <table:table-cell/>
          <table:table-cell table:formula="of:=LEFT([.B155:.B164];3)" office:value-type="string" office:string-value="151">
            <text:p>151</text:p>
          </table:table-cell>
          <table:table-cell table:formula="of:=REPLACE([.C155];2;1;&quot;,&quot;)" office:value-type="string" office:string-value="0,466667">
            <text:p>0,466667</text:p>
          </table:table-cell>
          <table:table-cell table:formula="of:=[.F15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2.000000</text:p>
          </table:table-cell>
          <table:table-cell office:value-type="string">
            <text:p>0.600000</text:p>
          </table:table-cell>
          <table:table-cell/>
          <table:table-cell table:formula="of:=LEFT([.B156:.B165];3)" office:value-type="string" office:string-value="152">
            <text:p>152</text:p>
          </table:table-cell>
          <table:table-cell table:formula="of:=REPLACE([.C156];2;1;&quot;,&quot;)" office:value-type="string" office:string-value="0,600000">
            <text:p>0,600000</text:p>
          </table:table-cell>
          <table:table-cell table:formula="of:=[.F15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3.000000</text:p>
          </table:table-cell>
          <table:table-cell office:value-type="string">
            <text:p>0.600000</text:p>
          </table:table-cell>
          <table:table-cell/>
          <table:table-cell table:formula="of:=LEFT([.B157:.B166];3)" office:value-type="string" office:string-value="153">
            <text:p>153</text:p>
          </table:table-cell>
          <table:table-cell table:formula="of:=REPLACE([.C157];2;1;&quot;,&quot;)" office:value-type="string" office:string-value="0,600000">
            <text:p>0,600000</text:p>
          </table:table-cell>
          <table:table-cell table:formula="of:=[.F15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4.000000</text:p>
          </table:table-cell>
          <table:table-cell office:value-type="string">
            <text:p>0.466667</text:p>
          </table:table-cell>
          <table:table-cell/>
          <table:table-cell table:formula="of:=LEFT([.B158:.B167];3)" office:value-type="string" office:string-value="154">
            <text:p>154</text:p>
          </table:table-cell>
          <table:table-cell table:formula="of:=REPLACE([.C158];2;1;&quot;,&quot;)" office:value-type="string" office:string-value="0,466667">
            <text:p>0,466667</text:p>
          </table:table-cell>
          <table:table-cell table:formula="of:=[.F15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5.000000</text:p>
          </table:table-cell>
          <table:table-cell office:value-type="string">
            <text:p>0.733333</text:p>
          </table:table-cell>
          <table:table-cell/>
          <table:table-cell table:formula="of:=LEFT([.B159:.B168];3)" office:value-type="string" office:string-value="155">
            <text:p>155</text:p>
          </table:table-cell>
          <table:table-cell table:formula="of:=REPLACE([.C159];2;1;&quot;,&quot;)" office:value-type="string" office:string-value="0,733333">
            <text:p>0,733333</text:p>
          </table:table-cell>
          <table:table-cell table:formula="of:=[.F15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6.000000</text:p>
          </table:table-cell>
          <table:table-cell office:value-type="string">
            <text:p>0.800000</text:p>
          </table:table-cell>
          <table:table-cell/>
          <table:table-cell table:formula="of:=LEFT([.B160:.B169];3)" office:value-type="string" office:string-value="156">
            <text:p>156</text:p>
          </table:table-cell>
          <table:table-cell table:formula="of:=REPLACE([.C160];2;1;&quot;,&quot;)" office:value-type="string" office:string-value="0,800000">
            <text:p>0,800000</text:p>
          </table:table-cell>
          <table:table-cell table:formula="of:=[.F16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7.000000</text:p>
          </table:table-cell>
          <table:table-cell office:value-type="string">
            <text:p>0.600000</text:p>
          </table:table-cell>
          <table:table-cell/>
          <table:table-cell table:formula="of:=LEFT([.B161:.B170];3)" office:value-type="string" office:string-value="157">
            <text:p>157</text:p>
          </table:table-cell>
          <table:table-cell table:formula="of:=REPLACE([.C161];2;1;&quot;,&quot;)" office:value-type="string" office:string-value="0,600000">
            <text:p>0,600000</text:p>
          </table:table-cell>
          <table:table-cell table:formula="of:=[.F16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000000</text:p>
          </table:table-cell>
          <table:table-cell office:value-type="string">
            <text:p>0.666667</text:p>
          </table:table-cell>
          <table:table-cell/>
          <table:table-cell table:formula="of:=LEFT([.B162:.B171];3)" office:value-type="string" office:string-value="158">
            <text:p>158</text:p>
          </table:table-cell>
          <table:table-cell table:formula="of:=REPLACE([.C162];2;1;&quot;,&quot;)" office:value-type="string" office:string-value="0,666667">
            <text:p>0,666667</text:p>
          </table:table-cell>
          <table:table-cell table:formula="of:=[.F1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9.000000</text:p>
          </table:table-cell>
          <table:table-cell office:value-type="string">
            <text:p>0.466667</text:p>
          </table:table-cell>
          <table:table-cell/>
          <table:table-cell table:formula="of:=LEFT([.B163:.B172];3)" office:value-type="string" office:string-value="159">
            <text:p>159</text:p>
          </table:table-cell>
          <table:table-cell table:formula="of:=REPLACE([.C163];2;1;&quot;,&quot;)" office:value-type="string" office:string-value="0,466667">
            <text:p>0,466667</text:p>
          </table:table-cell>
          <table:table-cell table:formula="of:=[.F16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0.000000</text:p>
          </table:table-cell>
          <table:table-cell office:value-type="string">
            <text:p>0.600000</text:p>
          </table:table-cell>
          <table:table-cell/>
          <table:table-cell table:formula="of:=LEFT([.B164:.B173];3)" office:value-type="string" office:string-value="160">
            <text:p>160</text:p>
          </table:table-cell>
          <table:table-cell table:formula="of:=REPLACE([.C164];2;1;&quot;,&quot;)" office:value-type="string" office:string-value="0,600000">
            <text:p>0,600000</text:p>
          </table:table-cell>
          <table:table-cell table:formula="of:=[.F16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1.000000</text:p>
          </table:table-cell>
          <table:table-cell office:value-type="string">
            <text:p>0.400000</text:p>
          </table:table-cell>
          <table:table-cell/>
          <table:table-cell table:formula="of:=LEFT([.B165:.B174];3)" office:value-type="string" office:string-value="161">
            <text:p>161</text:p>
          </table:table-cell>
          <table:table-cell table:formula="of:=REPLACE([.C165];2;1;&quot;,&quot;)" office:value-type="string" office:string-value="0,400000">
            <text:p>0,400000</text:p>
          </table:table-cell>
          <table:table-cell table:formula="of:=[.F165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2.000000</text:p>
          </table:table-cell>
          <table:table-cell office:value-type="string">
            <text:p>0.666667</text:p>
          </table:table-cell>
          <table:table-cell/>
          <table:table-cell table:formula="of:=LEFT([.B166:.B175];3)" office:value-type="string" office:string-value="162">
            <text:p>162</text:p>
          </table:table-cell>
          <table:table-cell table:formula="of:=REPLACE([.C166];2;1;&quot;,&quot;)" office:value-type="string" office:string-value="0,666667">
            <text:p>0,666667</text:p>
          </table:table-cell>
          <table:table-cell table:formula="of:=[.F16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.000000</text:p>
          </table:table-cell>
          <table:table-cell office:value-type="string">
            <text:p>0.800000</text:p>
          </table:table-cell>
          <table:table-cell/>
          <table:table-cell table:formula="of:=LEFT([.B167:.B176];3)" office:value-type="string" office:string-value="163">
            <text:p>163</text:p>
          </table:table-cell>
          <table:table-cell table:formula="of:=REPLACE([.C167];2;1;&quot;,&quot;)" office:value-type="string" office:string-value="0,800000">
            <text:p>0,800000</text:p>
          </table:table-cell>
          <table:table-cell table:formula="of:=[.F16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4.000000</text:p>
          </table:table-cell>
          <table:table-cell office:value-type="string">
            <text:p>0.800000</text:p>
          </table:table-cell>
          <table:table-cell/>
          <table:table-cell table:formula="of:=LEFT([.B168:.B177];3)" office:value-type="string" office:string-value="164">
            <text:p>164</text:p>
          </table:table-cell>
          <table:table-cell table:formula="of:=REPLACE([.C168];2;1;&quot;,&quot;)" office:value-type="string" office:string-value="0,800000">
            <text:p>0,800000</text:p>
          </table:table-cell>
          <table:table-cell table:formula="of:=[.F16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5.000000</text:p>
          </table:table-cell>
          <table:table-cell office:value-type="string">
            <text:p>0.600000</text:p>
          </table:table-cell>
          <table:table-cell/>
          <table:table-cell table:formula="of:=LEFT([.B169:.B178];3)" office:value-type="string" office:string-value="165">
            <text:p>165</text:p>
          </table:table-cell>
          <table:table-cell table:formula="of:=REPLACE([.C169];2;1;&quot;,&quot;)" office:value-type="string" office:string-value="0,600000">
            <text:p>0,600000</text:p>
          </table:table-cell>
          <table:table-cell table:formula="of:=[.F16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6.000000</text:p>
          </table:table-cell>
          <table:table-cell office:value-type="string">
            <text:p>0.333333</text:p>
          </table:table-cell>
          <table:table-cell/>
          <table:table-cell table:formula="of:=LEFT([.B170:.B179];3)" office:value-type="string" office:string-value="166">
            <text:p>166</text:p>
          </table:table-cell>
          <table:table-cell table:formula="of:=REPLACE([.C170];2;1;&quot;,&quot;)" office:value-type="string" office:string-value="0,333333">
            <text:p>0,333333</text:p>
          </table:table-cell>
          <table:table-cell table:formula="of:=[.F170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7.000000</text:p>
          </table:table-cell>
          <table:table-cell office:value-type="string">
            <text:p>0.800000</text:p>
          </table:table-cell>
          <table:table-cell/>
          <table:table-cell table:formula="of:=LEFT([.B171:.B180];3)" office:value-type="string" office:string-value="167">
            <text:p>167</text:p>
          </table:table-cell>
          <table:table-cell table:formula="of:=REPLACE([.C171];2;1;&quot;,&quot;)" office:value-type="string" office:string-value="0,800000">
            <text:p>0,800000</text:p>
          </table:table-cell>
          <table:table-cell table:formula="of:=[.F17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8.000000</text:p>
          </table:table-cell>
          <table:table-cell office:value-type="string">
            <text:p>0.800000</text:p>
          </table:table-cell>
          <table:table-cell/>
          <table:table-cell table:formula="of:=LEFT([.B172:.B181];3)" office:value-type="string" office:string-value="168">
            <text:p>168</text:p>
          </table:table-cell>
          <table:table-cell table:formula="of:=REPLACE([.C172];2;1;&quot;,&quot;)" office:value-type="string" office:string-value="0,800000">
            <text:p>0,800000</text:p>
          </table:table-cell>
          <table:table-cell table:formula="of:=[.F172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9.000000</text:p>
          </table:table-cell>
          <table:table-cell office:value-type="string">
            <text:p>0.733333</text:p>
          </table:table-cell>
          <table:table-cell/>
          <table:table-cell table:formula="of:=LEFT([.B173:.B182];3)" office:value-type="string" office:string-value="169">
            <text:p>169</text:p>
          </table:table-cell>
          <table:table-cell table:formula="of:=REPLACE([.C173];2;1;&quot;,&quot;)" office:value-type="string" office:string-value="0,733333">
            <text:p>0,733333</text:p>
          </table:table-cell>
          <table:table-cell table:formula="of:=[.F17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0.000000</text:p>
          </table:table-cell>
          <table:table-cell office:value-type="string">
            <text:p>0.533333</text:p>
          </table:table-cell>
          <table:table-cell/>
          <table:table-cell table:formula="of:=LEFT([.B174:.B183];3)" office:value-type="string" office:string-value="170">
            <text:p>170</text:p>
          </table:table-cell>
          <table:table-cell table:formula="of:=REPLACE([.C174];2;1;&quot;,&quot;)" office:value-type="string" office:string-value="0,533333">
            <text:p>0,533333</text:p>
          </table:table-cell>
          <table:table-cell table:formula="of:=[.F17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1.000000</text:p>
          </table:table-cell>
          <table:table-cell office:value-type="string">
            <text:p>0.666667</text:p>
          </table:table-cell>
          <table:table-cell/>
          <table:table-cell table:formula="of:=LEFT([.B175:.B184];3)" office:value-type="string" office:string-value="171">
            <text:p>171</text:p>
          </table:table-cell>
          <table:table-cell table:formula="of:=REPLACE([.C175];2;1;&quot;,&quot;)" office:value-type="string" office:string-value="0,666667">
            <text:p>0,666667</text:p>
          </table:table-cell>
          <table:table-cell table:formula="of:=[.F17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2.000000</text:p>
          </table:table-cell>
          <table:table-cell office:value-type="string">
            <text:p>0.533333</text:p>
          </table:table-cell>
          <table:table-cell/>
          <table:table-cell table:formula="of:=LEFT([.B176:.B185];3)" office:value-type="string" office:string-value="172">
            <text:p>172</text:p>
          </table:table-cell>
          <table:table-cell table:formula="of:=REPLACE([.C176];2;1;&quot;,&quot;)" office:value-type="string" office:string-value="0,533333">
            <text:p>0,533333</text:p>
          </table:table-cell>
          <table:table-cell table:formula="of:=[.F17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3.000000</text:p>
          </table:table-cell>
          <table:table-cell office:value-type="string">
            <text:p>0.466667</text:p>
          </table:table-cell>
          <table:table-cell/>
          <table:table-cell table:formula="of:=LEFT([.B177:.B186];3)" office:value-type="string" office:string-value="173">
            <text:p>173</text:p>
          </table:table-cell>
          <table:table-cell table:formula="of:=REPLACE([.C177];2;1;&quot;,&quot;)" office:value-type="string" office:string-value="0,466667">
            <text:p>0,466667</text:p>
          </table:table-cell>
          <table:table-cell table:formula="of:=[.F17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4.000000</text:p>
          </table:table-cell>
          <table:table-cell office:value-type="string">
            <text:p>0.666667</text:p>
          </table:table-cell>
          <table:table-cell/>
          <table:table-cell table:formula="of:=LEFT([.B178:.B187];3)" office:value-type="string" office:string-value="174">
            <text:p>174</text:p>
          </table:table-cell>
          <table:table-cell table:formula="of:=REPLACE([.C178];2;1;&quot;,&quot;)" office:value-type="string" office:string-value="0,666667">
            <text:p>0,666667</text:p>
          </table:table-cell>
          <table:table-cell table:formula="of:=[.F17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5.000000</text:p>
          </table:table-cell>
          <table:table-cell office:value-type="string">
            <text:p>0.533333</text:p>
          </table:table-cell>
          <table:table-cell/>
          <table:table-cell table:formula="of:=LEFT([.B179:.B188];3)" office:value-type="string" office:string-value="175">
            <text:p>175</text:p>
          </table:table-cell>
          <table:table-cell table:formula="of:=REPLACE([.C179];2;1;&quot;,&quot;)" office:value-type="string" office:string-value="0,533333">
            <text:p>0,533333</text:p>
          </table:table-cell>
          <table:table-cell table:formula="of:=[.F17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6.000000</text:p>
          </table:table-cell>
          <table:table-cell office:value-type="string">
            <text:p>0.733333</text:p>
          </table:table-cell>
          <table:table-cell/>
          <table:table-cell table:formula="of:=LEFT([.B180:.B189];3)" office:value-type="string" office:string-value="176">
            <text:p>176</text:p>
          </table:table-cell>
          <table:table-cell table:formula="of:=REPLACE([.C180];2;1;&quot;,&quot;)" office:value-type="string" office:string-value="0,733333">
            <text:p>0,733333</text:p>
          </table:table-cell>
          <table:table-cell table:formula="of:=[.F18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7.000000</text:p>
          </table:table-cell>
          <table:table-cell office:value-type="string">
            <text:p>0.800000</text:p>
          </table:table-cell>
          <table:table-cell/>
          <table:table-cell table:formula="of:=LEFT([.B181:.B190];3)" office:value-type="string" office:string-value="177">
            <text:p>177</text:p>
          </table:table-cell>
          <table:table-cell table:formula="of:=REPLACE([.C181];2;1;&quot;,&quot;)" office:value-type="string" office:string-value="0,800000">
            <text:p>0,800000</text:p>
          </table:table-cell>
          <table:table-cell table:formula="of:=[.F18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8.000000</text:p>
          </table:table-cell>
          <table:table-cell office:value-type="string">
            <text:p>0.800000</text:p>
          </table:table-cell>
          <table:table-cell/>
          <table:table-cell table:formula="of:=LEFT([.B182:.B191];3)" office:value-type="string" office:string-value="178">
            <text:p>178</text:p>
          </table:table-cell>
          <table:table-cell table:formula="of:=REPLACE([.C182];2;1;&quot;,&quot;)" office:value-type="string" office:string-value="0,800000">
            <text:p>0,800000</text:p>
          </table:table-cell>
          <table:table-cell table:formula="of:=[.F182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9.000000</text:p>
          </table:table-cell>
          <table:table-cell office:value-type="string">
            <text:p>0.733333</text:p>
          </table:table-cell>
          <table:table-cell/>
          <table:table-cell table:formula="of:=LEFT([.B183:.B192];3)" office:value-type="string" office:string-value="179">
            <text:p>179</text:p>
          </table:table-cell>
          <table:table-cell table:formula="of:=REPLACE([.C183];2;1;&quot;,&quot;)" office:value-type="string" office:string-value="0,733333">
            <text:p>0,733333</text:p>
          </table:table-cell>
          <table:table-cell table:formula="of:=[.F18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0.000000</text:p>
          </table:table-cell>
          <table:table-cell office:value-type="string">
            <text:p>0.800000</text:p>
          </table:table-cell>
          <table:table-cell/>
          <table:table-cell table:formula="of:=LEFT([.B184:.B193];3)" office:value-type="string" office:string-value="180">
            <text:p>180</text:p>
          </table:table-cell>
          <table:table-cell table:formula="of:=REPLACE([.C184];2;1;&quot;,&quot;)" office:value-type="string" office:string-value="0,800000">
            <text:p>0,800000</text:p>
          </table:table-cell>
          <table:table-cell table:formula="of:=[.F18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1.000000</text:p>
          </table:table-cell>
          <table:table-cell office:value-type="string">
            <text:p>0.600000</text:p>
          </table:table-cell>
          <table:table-cell/>
          <table:table-cell table:formula="of:=LEFT([.B185:.B194];3)" office:value-type="string" office:string-value="181">
            <text:p>181</text:p>
          </table:table-cell>
          <table:table-cell table:formula="of:=REPLACE([.C185];2;1;&quot;,&quot;)" office:value-type="string" office:string-value="0,600000">
            <text:p>0,600000</text:p>
          </table:table-cell>
          <table:table-cell table:formula="of:=[.F18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2.000000</text:p>
          </table:table-cell>
          <table:table-cell office:value-type="string">
            <text:p>0.666667</text:p>
          </table:table-cell>
          <table:table-cell/>
          <table:table-cell table:formula="of:=LEFT([.B186:.B195];3)" office:value-type="string" office:string-value="182">
            <text:p>182</text:p>
          </table:table-cell>
          <table:table-cell table:formula="of:=REPLACE([.C186];2;1;&quot;,&quot;)" office:value-type="string" office:string-value="0,666667">
            <text:p>0,666667</text:p>
          </table:table-cell>
          <table:table-cell table:formula="of:=[.F18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3.000000</text:p>
          </table:table-cell>
          <table:table-cell office:value-type="string">
            <text:p>0.600000</text:p>
          </table:table-cell>
          <table:table-cell/>
          <table:table-cell table:formula="of:=LEFT([.B187:.B196];3)" office:value-type="string" office:string-value="183">
            <text:p>183</text:p>
          </table:table-cell>
          <table:table-cell table:formula="of:=REPLACE([.C187];2;1;&quot;,&quot;)" office:value-type="string" office:string-value="0,600000">
            <text:p>0,600000</text:p>
          </table:table-cell>
          <table:table-cell table:formula="of:=[.F18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4.000000</text:p>
          </table:table-cell>
          <table:table-cell office:value-type="string">
            <text:p>0.333333</text:p>
          </table:table-cell>
          <table:table-cell/>
          <table:table-cell table:formula="of:=LEFT([.B188:.B197];3)" office:value-type="string" office:string-value="184">
            <text:p>184</text:p>
          </table:table-cell>
          <table:table-cell table:formula="of:=REPLACE([.C188];2;1;&quot;,&quot;)" office:value-type="string" office:string-value="0,333333">
            <text:p>0,333333</text:p>
          </table:table-cell>
          <table:table-cell table:formula="of:=[.F188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5.000000</text:p>
          </table:table-cell>
          <table:table-cell office:value-type="string">
            <text:p>0.666667</text:p>
          </table:table-cell>
          <table:table-cell/>
          <table:table-cell table:formula="of:=LEFT([.B189:.B198];3)" office:value-type="string" office:string-value="185">
            <text:p>185</text:p>
          </table:table-cell>
          <table:table-cell table:formula="of:=REPLACE([.C189];2;1;&quot;,&quot;)" office:value-type="string" office:string-value="0,666667">
            <text:p>0,666667</text:p>
          </table:table-cell>
          <table:table-cell table:formula="of:=[.F18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6.000000</text:p>
          </table:table-cell>
          <table:table-cell office:value-type="string">
            <text:p>0.733333</text:p>
          </table:table-cell>
          <table:table-cell/>
          <table:table-cell table:formula="of:=LEFT([.B190:.B199];3)" office:value-type="string" office:string-value="186">
            <text:p>186</text:p>
          </table:table-cell>
          <table:table-cell table:formula="of:=REPLACE([.C190];2;1;&quot;,&quot;)" office:value-type="string" office:string-value="0,733333">
            <text:p>0,733333</text:p>
          </table:table-cell>
          <table:table-cell table:formula="of:=[.F19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7.000000</text:p>
          </table:table-cell>
          <table:table-cell office:value-type="string">
            <text:p>0.600000</text:p>
          </table:table-cell>
          <table:table-cell/>
          <table:table-cell table:formula="of:=LEFT([.B191:.B200];3)" office:value-type="string" office:string-value="187">
            <text:p>187</text:p>
          </table:table-cell>
          <table:table-cell table:formula="of:=REPLACE([.C191];2;1;&quot;,&quot;)" office:value-type="string" office:string-value="0,600000">
            <text:p>0,600000</text:p>
          </table:table-cell>
          <table:table-cell table:formula="of:=[.F19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8.000000</text:p>
          </table:table-cell>
          <table:table-cell office:value-type="string">
            <text:p>0.533333</text:p>
          </table:table-cell>
          <table:table-cell/>
          <table:table-cell table:formula="of:=LEFT([.B192:.B201];3)" office:value-type="string" office:string-value="188">
            <text:p>188</text:p>
          </table:table-cell>
          <table:table-cell table:formula="of:=REPLACE([.C192];2;1;&quot;,&quot;)" office:value-type="string" office:string-value="0,533333">
            <text:p>0,533333</text:p>
          </table:table-cell>
          <table:table-cell table:formula="of:=[.F19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9.000000</text:p>
          </table:table-cell>
          <table:table-cell office:value-type="string">
            <text:p>0.600000</text:p>
          </table:table-cell>
          <table:table-cell/>
          <table:table-cell table:formula="of:=LEFT([.B193:.B202];3)" office:value-type="string" office:string-value="189">
            <text:p>189</text:p>
          </table:table-cell>
          <table:table-cell table:formula="of:=REPLACE([.C193];2;1;&quot;,&quot;)" office:value-type="string" office:string-value="0,600000">
            <text:p>0,600000</text:p>
          </table:table-cell>
          <table:table-cell table:formula="of:=[.F19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0.000000</text:p>
          </table:table-cell>
          <table:table-cell office:value-type="string">
            <text:p>0.600000</text:p>
          </table:table-cell>
          <table:table-cell/>
          <table:table-cell table:formula="of:=LEFT([.B194:.B203];3)" office:value-type="string" office:string-value="190">
            <text:p>190</text:p>
          </table:table-cell>
          <table:table-cell table:formula="of:=REPLACE([.C194];2;1;&quot;,&quot;)" office:value-type="string" office:string-value="0,600000">
            <text:p>0,600000</text:p>
          </table:table-cell>
          <table:table-cell table:formula="of:=[.F19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1.000000</text:p>
          </table:table-cell>
          <table:table-cell office:value-type="string">
            <text:p>0.266667</text:p>
          </table:table-cell>
          <table:table-cell/>
          <table:table-cell table:formula="of:=LEFT([.B195:.B204];3)" office:value-type="string" office:string-value="191">
            <text:p>191</text:p>
          </table:table-cell>
          <table:table-cell table:formula="of:=REPLACE([.C195];2;1;&quot;,&quot;)" office:value-type="string" office:string-value="0,266667">
            <text:p>0,266667</text:p>
          </table:table-cell>
          <table:table-cell table:formula="of:=[.F195]*10" office:value-type="float" office:value="2.66667">
            <text:p>2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2.000000</text:p>
          </table:table-cell>
          <table:table-cell office:value-type="string">
            <text:p>0.533333</text:p>
          </table:table-cell>
          <table:table-cell/>
          <table:table-cell table:formula="of:=LEFT([.B196:.B205];3)" office:value-type="string" office:string-value="192">
            <text:p>192</text:p>
          </table:table-cell>
          <table:table-cell table:formula="of:=REPLACE([.C196];2;1;&quot;,&quot;)" office:value-type="string" office:string-value="0,533333">
            <text:p>0,533333</text:p>
          </table:table-cell>
          <table:table-cell table:formula="of:=[.F1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3.000000</text:p>
          </table:table-cell>
          <table:table-cell office:value-type="string">
            <text:p>0.533333</text:p>
          </table:table-cell>
          <table:table-cell/>
          <table:table-cell table:formula="of:=LEFT([.B197:.B206];3)" office:value-type="string" office:string-value="193">
            <text:p>193</text:p>
          </table:table-cell>
          <table:table-cell table:formula="of:=REPLACE([.C197];2;1;&quot;,&quot;)" office:value-type="string" office:string-value="0,533333">
            <text:p>0,533333</text:p>
          </table:table-cell>
          <table:table-cell table:formula="of:=[.F19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000000</text:p>
          </table:table-cell>
          <table:table-cell office:value-type="string">
            <text:p>0.400000</text:p>
          </table:table-cell>
          <table:table-cell/>
          <table:table-cell table:formula="of:=LEFT([.B198:.B207];3)" office:value-type="string" office:string-value="194">
            <text:p>194</text:p>
          </table:table-cell>
          <table:table-cell table:formula="of:=REPLACE([.C198];2;1;&quot;,&quot;)" office:value-type="string" office:string-value="0,400000">
            <text:p>0,400000</text:p>
          </table:table-cell>
          <table:table-cell table:formula="of:=[.F198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5.000000</text:p>
          </table:table-cell>
          <table:table-cell office:value-type="string">
            <text:p>0.400000</text:p>
          </table:table-cell>
          <table:table-cell/>
          <table:table-cell table:formula="of:=LEFT([.B199:.B208];3)" office:value-type="string" office:string-value="195">
            <text:p>195</text:p>
          </table:table-cell>
          <table:table-cell table:formula="of:=REPLACE([.C199];2;1;&quot;,&quot;)" office:value-type="string" office:string-value="0,400000">
            <text:p>0,400000</text:p>
          </table:table-cell>
          <table:table-cell table:formula="of:=[.F199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6.000000</text:p>
          </table:table-cell>
          <table:table-cell office:value-type="string">
            <text:p>0.600000</text:p>
          </table:table-cell>
          <table:table-cell/>
          <table:table-cell table:formula="of:=LEFT([.B200:.B209];3)" office:value-type="string" office:string-value="196">
            <text:p>196</text:p>
          </table:table-cell>
          <table:table-cell table:formula="of:=REPLACE([.C200];2;1;&quot;,&quot;)" office:value-type="string" office:string-value="0,600000">
            <text:p>0,600000</text:p>
          </table:table-cell>
          <table:table-cell table:formula="of:=[.F2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7.000000</text:p>
          </table:table-cell>
          <table:table-cell office:value-type="string">
            <text:p>0.466667</text:p>
          </table:table-cell>
          <table:table-cell/>
          <table:table-cell table:formula="of:=LEFT([.B201:.B210];3)" office:value-type="string" office:string-value="197">
            <text:p>197</text:p>
          </table:table-cell>
          <table:table-cell table:formula="of:=REPLACE([.C201];2;1;&quot;,&quot;)" office:value-type="string" office:string-value="0,466667">
            <text:p>0,466667</text:p>
          </table:table-cell>
          <table:table-cell table:formula="of:=[.F20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8.000000</text:p>
          </table:table-cell>
          <table:table-cell office:value-type="string">
            <text:p>0.533333</text:p>
          </table:table-cell>
          <table:table-cell/>
          <table:table-cell table:formula="of:=LEFT([.B202:.B211];3)" office:value-type="string" office:string-value="198">
            <text:p>198</text:p>
          </table:table-cell>
          <table:table-cell table:formula="of:=REPLACE([.C202];2;1;&quot;,&quot;)" office:value-type="string" office:string-value="0,533333">
            <text:p>0,533333</text:p>
          </table:table-cell>
          <table:table-cell table:formula="of:=[.F20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9.000000</text:p>
          </table:table-cell>
          <table:table-cell office:value-type="string">
            <text:p>0.400000</text:p>
          </table:table-cell>
          <table:table-cell/>
          <table:table-cell table:formula="of:=LEFT([.B203:.B212];3)" office:value-type="string" office:string-value="199">
            <text:p>199</text:p>
          </table:table-cell>
          <table:table-cell table:formula="of:=REPLACE([.C203];2;1;&quot;,&quot;)" office:value-type="string" office:string-value="0,400000">
            <text:p>0,400000</text:p>
          </table:table-cell>
          <table:table-cell table:formula="of:=[.F203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0.000000</text:p>
          </table:table-cell>
          <table:table-cell office:value-type="string">
            <text:p>0.600000</text:p>
          </table:table-cell>
          <table:table-cell/>
          <table:table-cell table:formula="of:=LEFT([.B204:.B213];3)" office:value-type="string" office:string-value="200">
            <text:p>200</text:p>
          </table:table-cell>
          <table:table-cell table:formula="of:=REPLACE([.C204];2;1;&quot;,&quot;)" office:value-type="string" office:string-value="0,600000">
            <text:p>0,600000</text:p>
          </table:table-cell>
          <table:table-cell table:formula="of:=[.F204]*10" office:value-type="float" office:value="6">
            <text:p>6</text:p>
          </table:table-cell>
          <table:table-cell table:number-columns-repeated="2"/>
        </table:table-row>
      </table:table>
      <table:table table:name="posta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5" table:default-cell-style-name="ce11"/>
        <table:table-column table:style-name="co4" table:number-columns-repeated="5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prueba1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style-name="Default"/>
          <table:table-cell office:value-type="string">
            <text:p>Delta=20</text:p>
          </table:table-cell>
          <table:table-cell table:style-name="Default"/>
          <table:table-cell office:value-type="string">
            <text:p>resumen</text:p>
          </table:table-cell>
          <table:table-cell table:style-name="ce3" office:value-type="string">
            <text:p>prom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/>
          <table:table-cell table:style-name="ce3"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2"/>
          <table:table-cell table:style-name="ce3" table:formula="of:=AVERAGE([.J3:.L3])" office:value-type="float" office:value="0.481481555555556">
            <text:p>0,481481555555556</text:p>
          </table:table-cell>
          <table:table-cell table:formula="of:=AVERAGE([.B3];[.B12];[.B21])" office:value-type="float" office:value="0.466666333333333">
            <text:p>0,466666333333333</text:p>
          </table:table-cell>
          <table:table-cell table:formula="of:=AVERAGE([.C3];[.C12];[.C21])" office:value-type="float" office:value="0.466667">
            <text:p>0,466667</text:p>
          </table:table-cell>
          <table:table-cell table:formula="of:=AVERAGE([.D3];[.D12];[.D21])" office:value-type="float" office:value="0.511111333333333">
            <text:p>0,511111333333333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2"/>
          <table:table-cell table:style-name="ce3" table:formula="of:=AVERAGE([.J4:.L4])" office:value-type="float" office:value="0.407407444444444">
            <text:p>0,407407444444444</text:p>
          </table:table-cell>
          <table:table-cell table:formula="of:=AVERAGE([.B4];[.B13];[.B22])" office:value-type="float" office:value="0.444444333333333">
            <text:p>0,444444333333333</text:p>
          </table:table-cell>
          <table:table-cell table:formula="of:=AVERAGE([.C4];[.C13];[.C22])" office:value-type="float" office:value="0.422222333333333">
            <text:p>0,422222333333333</text:p>
          </table:table-cell>
          <table:table-cell table:formula="of:=AVERAGE([.D4];[.D13];[.D22])" office:value-type="float" office:value="0.355555666666667">
            <text:p>0,355555666666667</text:p>
          </table:table-cell>
          <table:table-cell table:style-name="ce11" office:value-type="float" office:value="80">
            <text:p>80</text:p>
          </table:table-cell>
          <table:covered-table-cell table:style-name="ce11"/>
        </table:table-row>
        <table:table-row table:style-name="ro1">
          <table:table-cell/>
          <table:table-cell office:value-type="float" office:value="0.2">
            <text:p>0,2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2"/>
          <table:table-cell table:style-name="ce3" table:formula="of:=AVERAGE([.J5:.L5])" office:value-type="float" office:value="0.362963">
            <text:p>0,362963</text:p>
          </table:table-cell>
          <table:table-cell table:formula="of:=AVERAGE([.B5];[.B14];[.B23])" office:value-type="float" office:value="0.355555333333333">
            <text:p>0,355555333333333</text:p>
          </table:table-cell>
          <table:table-cell table:formula="of:=AVERAGE([.C5];[.C14];[.C23])" office:value-type="float" office:value="0.377778">
            <text:p>0,377778</text:p>
          </table:table-cell>
          <table:table-cell table:formula="of:=AVERAGE([.D5];[.D14];[.D23])" office:value-type="float" office:value="0.355555666666667">
            <text:p>0,355555666666667</text:p>
          </table:table-cell>
          <table:table-cell table:style-name="ce11" office:value-type="float" office:value="100">
            <text:p>100</text:p>
          </table:table-cell>
          <table:covered-table-cell table:style-name="ce11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0.266667">
            <text:p>0,266667</text:p>
          </table:table-cell>
          <table:table-cell office:value-type="float" office:value="0.4">
            <text:p>0,4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2"/>
          <table:table-cell table:style-name="ce3" table:formula="of:=AVERAGE([.J6:.L6])" office:value-type="float" office:value="0.533333333333333">
            <text:p>0,533333333333333</text:p>
          </table:table-cell>
          <table:table-cell table:formula="of:=AVERAGE([.B6];[.B15];[.B24])" office:value-type="float" office:value="0.533333333333333">
            <text:p>0,533333333333333</text:p>
          </table:table-cell>
          <table:table-cell table:formula="of:=AVERAGE([.C6];[.C15];[.C24])" office:value-type="float" office:value="0.466666666666667">
            <text:p>0,466666666666667</text:p>
          </table:table-cell>
          <table:table-cell table:formula="of:=AVERAGE([.D6];[.D15];[.D24])" office:value-type="float" office:value="0.6">
            <text:p>0,6</text:p>
          </table:table-cell>
          <table:table-cell table:style-name="ce11" office:value-type="float" office:value="120">
            <text:p>120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ce8" table:number-columns-repeated="5"/>
          <table:table-cell table:style-name="ce3" office:value-type="string">
            <text:p>prom</text:p>
          </table:table-cell>
          <table:table-cell table:style-name="ce3" table:formula="of:=AVERAGE([.J3:.J6])" office:value-type="float" office:value="0.449999833333333">
            <text:p>0,449999833333333</text:p>
          </table:table-cell>
          <table:table-cell table:style-name="ce3" table:formula="of:=AVERAGE([.K3:.K6])" office:value-type="float" office:value="0.4333335">
            <text:p>0,4333335</text:p>
          </table:table-cell>
          <table:table-cell table:style-name="ce3" table:formula="of:=AVERAGE([.L3:.L6])" office:value-type="float" office:value="0.455555666666667">
            <text:p>0,455555666666667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Default"/>
          <table:table-cell/>
          <table:table-cell table:style-name="Default"/>
          <table:table-cell>
            <draw:frame table:end-cell-address="posta.O30" table:end-x="2.248cm" table:end-y="0.447cm" draw:z-index="0" draw:style-name="gr1" svg:width="14.823cm" svg:height="9.505cm" svg:x="2.225cm" svg:y="0.39cm">
              <draw:object draw:notify-on-update-of-ranges="posta.J20:posta.J24 posta.B20:posta.B20 posta.K20:posta.K24 posta.J20:posta.J24 posta.C20:posta.C20 posta.L20:posta.L24 posta.J20:posta.J24 posta.D20:posta.D20 posta.M20:posta.M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Default" office:value-type="string">
            <text:p>prueba2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20 maximos con umbral de 100-12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0.733333">
            <text:p>0,733333</text:p>
          </table:table-cell>
          <table:table-cell office:value-type="float" office:value="0.666667">
            <text:p>0,666667</text:p>
          </table:table-cell>
          <table:table-cell office:value-type="float" office:value="0.8">
            <text:p>0,8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333333">
            <text:p>0,333333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8"/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office:value-type="float" office:value="0.4">
            <text:p>0,4</text:p>
          </table:table-cell>
          <table:table-cell office:value-type="float" office:value="0.333333">
            <text:p>0,333333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8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666667">
            <text:p>0,666667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8"/>
        </table:table-row>
        <table:table-row table:style-name="ro1" table:number-rows-repeated="2">
          <table:table-cell/>
          <table:table-cell table:style-name="ce1" table:number-columns-repeated="2"/>
          <table:table-cell table:style-name="ce9"/>
          <table:table-cell table:style-name="ce8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4"/>
          <table:table-cell table:number-columns-repeated="7"/>
        </table:table-row>
        <table:table-row table:style-name="ro1">
          <table:table-cell table:style-name="Default" office:value-type="string">
            <text:p>prueba3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style-name="Default"/>
          <table:table-cell/>
          <table:table-cell table:style-name="Default"/>
          <table:table-cell table:number-columns-repeated="3"/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60 máximos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3"/>
          <table:table-cell table:style-name="ce11" office:value-type="float" office:value="60">
            <text:p>60</text:p>
          </table:table-cell>
          <table:table-cell office:value-type="float" office:value="0.466666333333333">
            <text:p>0,466666333333333</text:p>
          </table:table-cell>
          <table:table-cell office:value-type="float" office:value="0.466667">
            <text:p>0,466667</text:p>
          </table:table-cell>
          <table:table-cell office:value-type="float" office:value="0.511111333333333">
            <text:p>0,511111333333333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3"/>
          <table:table-cell table:style-name="ce11" office:value-type="float" office:value="80">
            <text:p>80</text:p>
          </table:table-cell>
          <table:table-cell office:value-type="float" office:value="0.444444333333333">
            <text:p>0,444444333333333</text:p>
          </table:table-cell>
          <table:table-cell office:value-type="float" office:value="0.422222333333333">
            <text:p>0,422222333333333</text:p>
          </table:table-cell>
          <table:table-cell office:value-type="float" office:value="0.355555666666667">
            <text:p>0,355555666666667</text:p>
          </table:table-cell>
          <table:table-cell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3"/>
          <table:table-cell table:style-name="ce11" office:value-type="float" office:value="100">
            <text:p>100</text:p>
          </table:table-cell>
          <table:table-cell office:value-type="float" office:value="0.355555333333333">
            <text:p>0,355555333333333</text:p>
          </table:table-cell>
          <table:table-cell office:value-type="float" office:value="0.377778">
            <text:p>0,377778</text:p>
          </table:table-cell>
          <table:table-cell office:value-type="float" office:value="0.355555666666667">
            <text:p>0,355555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6">
            <text:p>0,6</text:p>
          </table:table-cell>
          <table:table-cell office:value-type="float" office:value="0.733333">
            <text:p>0,733333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3"/>
          <table:table-cell table:style-name="ce11" office:value-type="float" office:value="120">
            <text:p>120</text:p>
          </table:table-cell>
          <table:table-cell office:value-type="float" office:value="0.533333333333333">
            <text:p>0,533333333333333</text:p>
          </table:table-cell>
          <table:table-cell office:value-type="float" office:value="0.466666666666667">
            <text:p>0,466666666666667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 table:number-columns-repeated="4"/>
          <table:table-cell table:style-name="ce8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ce8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prueba diabolica</text:p>
          </table:table-cell>
          <table:table-cell table:style-name="ce6" office:value-type="string">
            <text:p>cant maximos</text:p>
          </table:table-cell>
          <table:table-cell table:style-name="ce6"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formula="of:=AVERAGE([.B30:.D30])" office:value-type="float" office:value="0.722222333333333">
            <text:p>0,722222333333333</text:p>
          </table:table-cell>
          <table:table-cell office:value-type="float" office:value="0.666667">
            <text:p>0,666667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60">
            <text:p>60</text:p>
          </table:table-cell>
          <table:table-cell table:style-name="ce11" office:value-type="string">
            <text:p>umbral</text:p>
          </table:table-cell>
          <table:table-cell table:number-columns-repeated="8"/>
        </table:table-row>
        <table:table-row table:style-name="ro1">
          <table:table-cell table:formula="of:=AVERAGE([.B31:.D31])" office:value-type="float" office:value="0.6875">
            <text:p>0,6875</text:p>
          </table:table-cell>
          <table:table-cell office:value-type="float" office:value="0.604167">
            <text:p>0,604167</text:p>
          </table:table-cell>
          <table:table-cell office:value-type="float" office:value="0.75">
            <text:p>0,75</text:p>
          </table:table-cell>
          <table:table-cell office:value-type="float" office:value="0.708333">
            <text:p>0,708333</text:p>
          </table:table-cell>
          <table:table-cell office:value-type="float" office:value="80">
            <text:p>80</text:p>
          </table:table-cell>
          <table:table-cell table:style-name="ce11"/>
          <table:table-cell table:number-columns-repeated="8"/>
        </table:table-row>
        <table:table-row table:style-name="ro1">
          <table:table-cell table:formula="of:=AVERAGE([.B32:.D32])" office:value-type="float" office:value="0.680555333333333">
            <text:p>0,680555333333333</text:p>
          </table:table-cell>
          <table:table-cell table:number-columns-repeated="2" office:value-type="float" office:value="0.708333">
            <text:p>0,708333</text:p>
          </table:table-cell>
          <table:table-cell office:value-type="float" office:value="0.625">
            <text:p>0,625</text:p>
          </table:table-cell>
          <table:table-cell office:value-type="float" office:value="100">
            <text:p>100</text:p>
          </table:table-cell>
          <table:table-cell table:style-name="ce11"/>
          <table:table-cell table:number-columns-repeated="8"/>
        </table:table-row>
        <table:table-row table:style-name="ro1">
          <table:table-cell table:formula="of:=AVERAGE([.B33:.D33])" office:value-type="float" office:value="0.694444333333333">
            <text:p>0,694444333333333</text:p>
          </table:table-cell>
          <table:table-cell office:value-type="float" office:value="0.625">
            <text:p>0,625</text:p>
          </table:table-cell>
          <table:table-cell office:value-type="float" office:value="0.6875">
            <text:p>0,6875</text:p>
          </table:table-cell>
          <table:table-cell office:value-type="float" office:value="0.770833">
            <text:p>0,770833</text:p>
          </table:table-cell>
          <table:table-cell office:value-type="float" office:value="120">
            <text:p>120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Default"/>
          <table:table-cell table:formula="of:=AVERAGE([.B30:.B33])" office:value-type="float" office:value="0.65104175">
            <text:p>0,65104175</text:p>
          </table:table-cell>
          <table:table-cell table:formula="of:=AVERAGE([.C30:.C33])" office:value-type="float" office:value="0.72395825">
            <text:p>0,72395825</text:p>
          </table:table-cell>
          <table:table-cell table:formula="of:=AVERAGE([.D30:.D33])" office:value-type="float" office:value="0.7135415">
            <text:p>0,7135415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Hoja3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Prueba 3: ./test_hough_variacion_umbral -min 0 -max 200 -delta 20 -maximos 28</text:p>
          </table:table-cell>
          <table:table-cell table:number-columns-repeated="4"/>
        </table:table-row>
        <table:table-row table:style-name="ro1">
          <table:table-cell office:value-type="string">
            <text:p>umbral:</text:p>
          </table:table-cell>
          <table:table-cell office:value-type="string">
            <text:p>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8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4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0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1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4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2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53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21:03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0-06-16T11:18:40</meta:creation-date>
    <dc:date>2010-06-16T21:03:15</dc:date>
    <dc:creator>christian </dc:creator>
    <meta:editing-duration>PT04H02M07S</meta:editing-duration>
    <meta:editing-cycles>10</meta:editing-cycles>
    <meta:generator>OpenOffice.org/3.2$Unix OpenOffice.org_project/320m12$Build-9483</meta:generator>
    <meta:document-statistic meta:table-count="5" meta:cell-count="24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5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23cm" svg:height="9.051cm" xlink:href=".." chart:class="chart:scatter" chart:style-name="ch1">
        <chart:title svg:x="4.195cm" svg:y="0.182cm" chart:style-name="ch2">
          <text:p>./test_hough_variacion_umbral -min 0 -max 200 -delta 1 -maximos 28</text:p>
        </chart:title>
        <chart:legend chart:legend-position="bottom" svg:x="10.009cm" svg:y="8.306cm" chart:style-name="ch3"/>
        <chart:plot-area chart:style-name="ch4" table:cell-range-address="Hoja2.G4:Hoja2.G204" svg:x="0.683cm" svg:y="0.866cm" svg:width="20.556cm" svg:height="7.28cm">
          <chart:axis chart:dimension="x" chart:name="primary-x" chart:style-name="ch5">
            <chart:title svg:x="10.744cm" svg:y="7.755cm" chart:style-name="ch6">
              <text:p>umbral</text:p>
            </chart:title>
            <chart:grid chart:style-name="ch7" chart:class="major"/>
          </chart:axis>
          <chart:axis chart:dimension="y" chart:name="primary-y" chart:style-name="ch5">
            <chart:title svg:x="0.443cm" svg:y="4.829cm" chart:style-name="ch8">
              <text:p>errorx10</text:p>
            </chart:title>
            <chart:grid chart:style-name="ch7" chart:class="major"/>
          </chart:axis>
          <chart:series chart:style-name="ch9" chart:values-cell-range-address="Hoja2.G4:Hoja2.G204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2.G4:Hoja2.G2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82cm" svg:height="9.812cm" xlink:href=".." chart:class="chart:scatter" chart:style-name="ch1">
        <chart:title svg:x="5.706cm" svg:y="0.197cm" chart:style-name="ch2">
          <text:p>variacion cant maximos con umbral fijo en 30</text:p>
        </chart:title>
        <chart:legend chart:legend-position="bottom" svg:x="9.139cm" svg:y="9.052cm" chart:style-name="ch3"/>
        <chart:plot-area chart:style-name="ch4" table:cell-range-address="Hoja1.G4:Hoja1.G204" svg:x="0.957cm" svg:y="1.093cm" svg:width="18.954cm" svg:height="7.964cm">
          <chart:axis chart:dimension="x" chart:name="primary-x" chart:style-name="ch5">
            <chart:title svg:x="9.727cm" svg:y="8.682cm" chart:style-name="ch6">
              <text:p>cant maximos</text:p>
            </chart:title>
            <chart:grid chart:style-name="ch7" chart:class="major"/>
          </chart:axis>
          <chart:axis chart:dimension="y" chart:name="primary-y" chart:style-name="ch5">
            <chart:title svg:x="0.751cm" svg:y="5.385cm" chart:style-name="ch8">
              <text:p>error*10</text:p>
            </chart:title>
            <chart:grid chart:style-name="ch7" chart:class="major"/>
          </chart:axis>
          <chart:series chart:style-name="ch9" chart:values-cell-range-address="Hoja1.G4:Hoja1.G204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1.G4:Hoja1.G2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6667">
                <text:p>6.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7.99327325820923pt" style:font-size-asian="7.99327325820923pt" style:font-size-complex="7.9932732582092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draw:stroke-dash="Fine_20_Dotted" svg:stroke-color="#b3b3b3"/>
      <style:text-properties fo:font-size="7.99327325820923pt" style:font-size-asian="7.99327325820923pt" style:font-size-complex="7.99327325820923pt"/>
    </style:style>
    <style:style style:name="ch5" style:family="chart">
      <style:chart-properties chart:auto-position="true" chart:scale-text="true" style:rotation-angle="0"/>
      <style:text-properties fo:font-size="8.99243259429932pt" style:font-size-asian="8.99243259429932pt" style:font-size-complex="8.99243259429932pt"/>
    </style:style>
    <style:style style:name="ch6" style:family="chart">
      <style:graphic-properties draw:stroke="dash" draw:stroke-dash="Fine_20_Dashed_20__28_var_29_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7.99327325820923pt" style:font-size-asian="7.99327325820923pt" style:font-size-complex="7.99327325820923pt"/>
    </style:style>
    <style:style style:name="ch8" style:family="chart">
      <style:chart-properties chart:auto-position="true" chart:scale-text="true" style:rotation-angle="90"/>
      <style:text-properties fo:font-size="8.99243259429932pt" style:font-size-asian="8.99243259429932pt" style:font-size-complex="8.99243259429932pt"/>
    </style:style>
    <style:style style:name="ch9" style:family="chart" style:data-style-name="N0">
      <style:chart-properties chart:symbol-type="named-symbol" chart:symbol-name="square" chart:symbol-width="0.15cm" chart:symbol-height="0.15cm" chart:scale-text="true"/>
      <style:graphic-properties svg:stroke-width="0.05cm" svg:stroke-color="#004586" draw:fill-color="#004586"/>
      <style:text-properties fo:font-size="5.99495458602905pt" style:font-size-asian="5.99495458602905pt" style:font-size-complex="5.99495458602905pt"/>
    </style:style>
    <style:style style:name="ch10" style:family="chart" style:data-style-name="N0">
      <style:chart-properties chart:symbol-type="named-symbol" chart:symbol-name="diamond" chart:symbol-width="0.15cm" chart:symbol-height="0.15cm" chart:scale-text="true"/>
      <style:graphic-properties svg:stroke-width="0.05cm" svg:stroke-color="#ff420e" draw:fill-color="#ff420e"/>
      <style:text-properties fo:font-size="5.99495458602905pt" style:font-size-asian="5.99495458602905pt" style:font-size-complex="5.99495458602905pt"/>
    </style:style>
    <style:style style:name="ch11" style:family="chart" style:data-style-name="N0">
      <style:chart-properties chart:symbol-type="named-symbol" chart:symbol-name="arrow-down" chart:symbol-width="0.15cm" chart:symbol-height="0.15cm" chart:scale-text="true"/>
      <style:graphic-properties svg:stroke-width="0.05cm" svg:stroke-color="#314004" draw:fill-color="#314004"/>
      <style:text-properties fo:font-size="5.99495458602905pt" style:font-size-asian="5.99495458602905pt" style:font-size-complex="5.99495458602905pt"/>
    </style:style>
    <style:style style:name="ch12" style:family="chart">
      <style:graphic-properties draw:stroke="solid" draw:stroke-dash="Fine_20_Dotte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24cm" svg:height="9.506cm" xlink:href=".." chart:class="chart:scatter" chart:style-name="ch1">
        <chart:legend chart:legend-position="bottom" svg:x="4.263cm" svg:y="8.751cm" chart:style-name="ch2"/>
        <chart:plot-area chart:style-name="ch3" table:cell-range-address="posta.J20:posta.M24 posta.B20:posta.D20" chart:data-source-has-labels="row" svg:x="0.391cm" svg:y="0.19cm" svg:width="13.841cm" svg:height="8.386cm">
          <chart:axis chart:dimension="x" chart:name="primary-x" chart:style-name="ch4">
            <chart:title svg:x="7.068cm" svg:y="8.194cm" chart:style-name="ch5">
              <text:p>Umbral</text:p>
            </chart:title>
            <chart:grid chart:style-name="ch6" chart:class="major"/>
          </chart:axis>
          <chart:axis chart:dimension="y" chart:name="primary-y" chart:style-name="ch7">
            <chart:title svg:x="0.297cm" svg:y="5.195cm" chart:style-name="ch8">
              <text:p>Error Promedio</text:p>
            </chart:title>
            <chart:grid chart:style-name="ch6" chart:class="major"/>
          </chart:axis>
          <chart:series chart:style-name="ch9" chart:values-cell-range-address="posta.K20:posta.K24" chart:label-cell-address="posta.B20:posta.B20" chart:class="chart:scatter">
            <chart:domain table:cell-range-address="posta.J20:posta.J24"/>
            <chart:data-point chart:repeated="5"/>
          </chart:series>
          <chart:series chart:style-name="ch10" chart:values-cell-range-address="posta.L20:posta.L24" chart:label-cell-address="posta.C20:posta.C20" chart:class="chart:scatter">
            <chart:data-point chart:repeated="5"/>
          </chart:series>
          <chart:series chart:style-name="ch11" chart:values-cell-range-address="posta.M20:posta.M24" chart:label-cell-address="posta.D20:posta.D2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 text:id="posta.B20:posta.B20">20 máximos</text:p>
              </table:table-cell>
              <table:table-cell office:value-type="string">
                <text:p text:id="posta.C20:posta.C20">40 máximos</text:p>
              </table:table-cell>
              <table:table-cell office:value-type="string">
                <text:p text:id="posta.D20:posta.D20">60 má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posta.J20:posta.J24">1.#NAN</text:p>
              </table:table-cell>
              <table:table-cell office:value-type="float" office:value="20">
                <text:p text:id="posta.K20:posta.K24">20</text:p>
              </table:table-cell>
              <table:table-cell office:value-type="float" office:value="40">
                <text:p text:id="posta.L20:posta.L24">40</text:p>
              </table:table-cell>
              <table:table-cell office:value-type="float" office:value="60">
                <text:p text:id="posta.M20:posta.M24"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466666333333333">
                <text:p>0.466666333333333</text:p>
              </table:table-cell>
              <table:table-cell office:value-type="float" office:value="0.466667">
                <text:p>0.466667</text:p>
              </table:table-cell>
              <table:table-cell office:value-type="float" office:value="0.511111333333333">
                <text:p>0.511111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444444333333333">
                <text:p>0.444444333333333</text:p>
              </table:table-cell>
              <table:table-cell office:value-type="float" office:value="0.422222333333333">
                <text:p>0.422222333333333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55555333333333">
                <text:p>0.355555333333333</text:p>
              </table:table-cell>
              <table:table-cell office:value-type="float" office:value="0.377778">
                <text:p>0.377778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_20__28_var_29_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15cm" chart:symbol-height="0.15cm">
        <chart:symbol-image/>
      </style:chart-properties>
      <style:graphic-properties svg:stroke-width="0.05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15cm" chart:symbol-height="0.15cm">
        <chart:symbol-image/>
      </style:chart-properties>
      <style:graphic-properties svg:stroke-width="0.05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right" chart:symbol-width="0.15cm" chart:symbol-height="0.15cm">
        <chart:symbol-image/>
      </style:chart-properties>
      <style:graphic-properties svg:stroke-width="0.05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33cm" svg:height="10.54cm" xlink:href=".." chart:class="chart:scatter" chart:style-name="ch1">
        <chart:legend chart:legend-position="bottom" svg:x="3.865cm" svg:y="9.766cm" chart:style-name="ch2"/>
        <chart:plot-area chart:style-name="ch3" table:cell-range-address="posta_nochehough.K17:posta_nochehough.P21" chart:data-source-has-labels="row" svg:x="0.531cm" svg:y="0.21cm" svg:width="17.07cm" svg:height="9.338cm">
          <chart:axis chart:dimension="x" chart:name="primary-x" chart:style-name="ch4">
            <chart:title svg:x="8.823cm" svg:y="9.186cm" chart:style-name="ch5">
              <text:p>Umbral</text:p>
            </chart:title>
            <chart:grid chart:style-name="ch6" chart:class="major"/>
          </chart:axis>
          <chart:axis chart:dimension="y" chart:name="primary-y" chart:style-name="ch4">
            <chart:title svg:x="0.367cm" svg:y="5.691cm" chart:style-name="ch7">
              <text:p>Error Promedio</text:p>
            </chart:title>
            <chart:grid chart:style-name="ch6" chart:class="major"/>
          </chart:axis>
          <chart:series chart:style-name="ch8" chart:values-cell-range-address="posta_nochehough.L18:posta_nochehough.L21" chart:label-cell-address="posta_nochehough.L17:posta_nochehough.L17" chart:class="chart:scatter">
            <chart:domain table:cell-range-address="posta_nochehough.K18:posta_nochehough.K21"/>
            <chart:data-point chart:repeated="4"/>
          </chart:series>
          <chart:series chart:style-name="ch9" chart:values-cell-range-address="posta_nochehough.M18:posta_nochehough.M21" chart:label-cell-address="posta_nochehough.M17:posta_nochehough.M17" chart:class="chart:scatter">
            <chart:data-point chart:repeated="4"/>
          </chart:series>
          <chart:series chart:style-name="ch10" chart:values-cell-range-address="posta_nochehough.N18:posta_nochehough.N21" chart:label-cell-address="posta_nochehough.N17:posta_nochehough.N17" chart:class="chart:scatter">
            <chart:data-point chart:repeated="4"/>
          </chart:series>
          <chart:series chart:style-name="ch11" chart:values-cell-range-address="posta_nochehough.O18:posta_nochehough.O21" chart:label-cell-address="posta_nochehough.O17:posta_nochehough.O17" chart:class="chart:scatter">
            <chart:data-point chart:repeated="4"/>
          </chart:series>
          <chart:series chart:style-name="ch12" chart:values-cell-range-address="posta_nochehough.P18:posta_nochehough.P21" chart:label-cell-address="posta_nochehough.P17:posta_nochehough.P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 text:id="posta_nochehough.L17:posta_nochehough.L17">20 máximos</text:p>
              </table:table-cell>
              <table:table-cell office:value-type="string">
                <text:p text:id="posta_nochehough.M17:posta_nochehough.M17">30 máximos</text:p>
              </table:table-cell>
              <table:table-cell office:value-type="string">
                <text:p text:id="posta_nochehough.N17:posta_nochehough.N17">40 máximos</text:p>
              </table:table-cell>
              <table:table-cell office:value-type="string">
                <text:p text:id="posta_nochehough.O17:posta_nochehough.O17">50 máximos</text:p>
              </table:table-cell>
              <table:table-cell office:value-type="string">
                <text:p text:id="posta_nochehough.P17:posta_nochehough.P17">60 má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 text:id="posta_nochehough.K18:posta_nochehough.K21">60</text:p>
              </table:table-cell>
              <table:table-cell office:value-type="float" office:value="0.422222333333333">
                <text:p text:id="posta_nochehough.L18:posta_nochehough.L21">0.422222333333333</text:p>
              </table:table-cell>
              <table:table-cell office:value-type="float" office:value="0.422222">
                <text:p text:id="posta_nochehough.M18:posta_nochehough.M21">0.422222</text:p>
              </table:table-cell>
              <table:table-cell office:value-type="float" office:value="0.4">
                <text:p text:id="posta_nochehough.N18:posta_nochehough.N21">0.4</text:p>
              </table:table-cell>
              <table:table-cell office:value-type="float" office:value="0.422222">
                <text:p text:id="posta_nochehough.O18:posta_nochehough.O21">0.422222</text:p>
              </table:table-cell>
              <table:table-cell office:value-type="float" office:value="0.466666666666667">
                <text:p text:id="posta_nochehough.P18:posta_nochehough.P21">0.46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377777666666667">
                <text:p>0.377777666666667</text:p>
              </table:table-cell>
              <table:table-cell office:value-type="float" office:value="0.4">
                <text:p>0.4</text:p>
              </table:table-cell>
              <table:table-cell office:value-type="float" office:value="0.422222333333333">
                <text:p>0.422222333333333</text:p>
              </table:table-cell>
              <table:table-cell office:value-type="float" office:value="0.422222333333333">
                <text:p>0.422222333333333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333333">
                <text:p>0.333333</text:p>
              </table:table-cell>
              <table:table-cell office:value-type="float" office:value="0.288889">
                <text:p>0.288889</text:p>
              </table:table-cell>
              <table:table-cell office:value-type="float" office:value="0.288889">
                <text:p>0.288889</text:p>
              </table:table-cell>
              <table:table-cell office:value-type="float" office:value="0.244444333333333">
                <text:p>0.244444333333333</text:p>
              </table:table-cell>
              <table:table-cell office:value-type="float" office:value="0.311111">
                <text:p>0.3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444444333333333">
                <text:p>0.444444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488888666666667">
                <text:p>0.488888666666667</text:p>
              </table:table-cell>
              <table:table-cell office:value-type="float" office:value="0.533333333333333">
                <text:p>0.5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</office:styles>
</office:document-styles>
</file>